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BFMC_MSTRGM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247058823529412" calcext:value-type="float">
            <text:p>0,002470588235294</text:p>
          </table:table-cell>
          <table:table-cell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48244172958487" calcext:value-type="float">
            <text:p>0,148244172958487</text:p>
          </table:table-cell>
          <table:table-cell office:value-type="float" office:value="0.172550454" calcext:value-type="float">
            <text:p>0,17255045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141176470588235" calcext:value-type="float">
            <text:p>0,001411764705882</text:p>
          </table:table-cell>
          <table:table-cell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48244172958487" calcext:value-type="float">
            <text:p>0,148244172958487</text:p>
          </table:table-cell>
          <table:table-cell office:value-type="float" office:value="0.052416416" calcext:value-type="float">
            <text:p>0,05241641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table:style-name="ce2" office:value-type="float" office:value="0.000764705882352941" calcext:value-type="float">
            <text:p>7,65E-04</text:p>
          </table:table-cell>
          <table:table-cell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48244172958487" calcext:value-type="float">
            <text:p>0,148244172958487</text:p>
          </table:table-cell>
          <table:table-cell office:value-type="float" office:value="0.046680531" calcext:value-type="float">
            <text:p>0,04668053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table:style-name="ce2" office:value-type="float" office:value="0.000941176470588236" calcext:value-type="float">
            <text:p>9,41E-04</text:p>
          </table:table-cell>
          <table:table-cell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48244172958487" calcext:value-type="float">
            <text:p>0,148244172958487</text:p>
          </table:table-cell>
          <table:table-cell office:value-type="float" office:value="0.040894339" calcext:value-type="float">
            <text:p>0,04089433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383458646616541" calcext:value-type="float">
            <text:p>0,3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0.000588235294117647" calcext:value-type="float">
            <text:p>5,88E-04</text:p>
          </table:table-cell>
          <table:table-cell office:value-type="float" office:value="0.00161935065513627" calcext:value-type="float">
            <text:p>0,001619350655136</text:p>
          </table:table-cell>
          <table:table-cell office:value-type="float" office:value="0.0678892509189968" calcext:value-type="float">
            <text:p>0,067889250918997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48244172958487" calcext:value-type="float">
            <text:p>0,148244172958487</text:p>
          </table:table-cell>
          <table:table-cell office:value-type="float" office:value="0.023681542" calcext:value-type="float">
            <text:p>0,02368154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435294117647059" calcext:value-type="float">
            <text:p>0,004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219793981" calcext:value-type="float">
            <text:p>0,2197939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72167694" calcext:value-type="float">
            <text:p>0,0721676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61045639" calcext:value-type="float">
            <text:p>0,0610456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8897586" calcext:value-type="float">
            <text:p>0,04889758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6.08490566038" calcext:value-type="float">
            <text:p>5106,08490566038</text:p>
          </table:table-cell>
          <table:table-cell office:value-type="float" office:value="0.796992481203008" calcext:value-type="float">
            <text:p>0,796992481203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117647058823529" calcext:value-type="float">
            <text:p>1,18E-04</text:p>
          </table:table-cell>
          <table:table-cell office:value-type="float" office:value="0.00158823529411765" calcext:value-type="float">
            <text:p>0,001588235294118</text:p>
          </table:table-cell>
          <table:table-cell office:value-type="float" office:value="0.00124599659329141" calcext:value-type="float">
            <text:p>0,001245996593291</text:p>
          </table:table-cell>
          <table:table-cell office:value-type="float" office:value="0.140729443635488" calcext:value-type="float">
            <text:p>0,140729443635488</text:p>
          </table:table-cell>
          <table:table-cell office:value-type="float" office:value="0.228953794228627" calcext:value-type="float">
            <text:p>0,228953794228627</text:p>
          </table:table-cell>
          <table:table-cell office:value-type="float" office:value="0" calcext:value-type="float">
            <text:p>0</text:p>
          </table:table-cell>
          <table:table-cell office:value-type="float" office:value="0.369683237864114" calcext:value-type="float">
            <text:p>0,369683237864114</text:p>
          </table:table-cell>
          <table:table-cell office:value-type="float" office:value="0.049520166" calcext:value-type="float">
            <text:p>0,04952016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529411764705882" calcext:value-type="float">
            <text:p>0,005294117647059</text:p>
          </table:table-cell>
          <table:table-cell office:value-type="float" office:value="0.00135193438155136" calcext:value-type="float">
            <text:p>0,001351934381551</text:p>
          </table:table-cell>
          <table:table-cell office:value-type="float" office:value="0.155771178111668" calcext:value-type="float">
            <text:p>0,155771178111668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488478604656203" calcext:value-type="float">
            <text:p>0,488478604656203</text:p>
          </table:table-cell>
          <table:table-cell office:value-type="float" office:value="0.236878018" calcext:value-type="float">
            <text:p>0,23687801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276470588235294" calcext:value-type="float">
            <text:p>0,002764705882353</text:p>
          </table:table-cell>
          <table:table-cell office:value-type="float" office:value="0.00135193438155136" calcext:value-type="float">
            <text:p>0,001351934381551</text:p>
          </table:table-cell>
          <table:table-cell office:value-type="float" office:value="0.155771178111668" calcext:value-type="float">
            <text:p>0,155771178111668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488478604656203" calcext:value-type="float">
            <text:p>0,488478604656203</text:p>
          </table:table-cell>
          <table:table-cell office:value-type="float" office:value="0.087759445" calcext:value-type="float">
            <text:p>0,08775944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276470588235294" calcext:value-type="float">
            <text:p>0,002764705882353</text:p>
          </table:table-cell>
          <table:table-cell office:value-type="float" office:value="0.00135193438155136" calcext:value-type="float">
            <text:p>0,001351934381551</text:p>
          </table:table-cell>
          <table:table-cell office:value-type="float" office:value="0.155771178111668" calcext:value-type="float">
            <text:p>0,155771178111668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488478604656203" calcext:value-type="float">
            <text:p>0,488478604656203</text:p>
          </table:table-cell>
          <table:table-cell office:value-type="float" office:value="0.072912968" calcext:value-type="float">
            <text:p>0,0729129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235294117647059" calcext:value-type="float">
            <text:p>0,002352941176471</text:p>
          </table:table-cell>
          <table:table-cell office:value-type="float" office:value="0.00135193438155136" calcext:value-type="float">
            <text:p>0,001351934381551</text:p>
          </table:table-cell>
          <table:table-cell office:value-type="float" office:value="0.155771178111668" calcext:value-type="float">
            <text:p>0,155771178111668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488478604656203" calcext:value-type="float">
            <text:p>0,488478604656203</text:p>
          </table:table-cell>
          <table:table-cell office:value-type="float" office:value="0.064151135" calcext:value-type="float">
            <text:p>0,06415113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882205513784461" calcext:value-type="float">
            <text:p>0,88220551378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88235294117647" calcext:value-type="float">
            <text:p>0,001882352941176</text:p>
          </table:table-cell>
          <table:table-cell office:value-type="float" office:value="0.00135193438155136" calcext:value-type="float">
            <text:p>0,001351934381551</text:p>
          </table:table-cell>
          <table:table-cell office:value-type="float" office:value="0.155771178111668" calcext:value-type="float">
            <text:p>0,155771178111668</text:p>
          </table:table-cell>
          <table:table-cell office:value-type="float" office:value="0.332707426544535" calcext:value-type="float">
            <text:p>0,332707426544535</text:p>
          </table:table-cell>
          <table:table-cell office:value-type="float" office:value="0" calcext:value-type="float">
            <text:p>0</text:p>
          </table:table-cell>
          <table:table-cell office:value-type="float" office:value="0.488478604656203" calcext:value-type="float">
            <text:p>0,488478604656203</text:p>
          </table:table-cell>
          <table:table-cell office:value-type="float" office:value="0.055934339" calcext:value-type="float">
            <text:p>0,05593433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45787216981132" calcext:value-type="float">
            <text:p>0,001457872169811</text:p>
          </table:table-cell>
          <table:table-cell office:value-type="float" office:value="0.170812912587849" calcext:value-type="float">
            <text:p>0,170812912587849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607273971448292" calcext:value-type="float">
            <text:p>0,607273971448292</text:p>
          </table:table-cell>
          <table:table-cell office:value-type="float" office:value="0.246953457" calcext:value-type="float">
            <text:p>0,24695345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41176470588235" calcext:value-type="float">
            <text:p>0,003411764705882</text:p>
          </table:table-cell>
          <table:table-cell office:value-type="float" office:value="0.00145787216981132" calcext:value-type="float">
            <text:p>0,001457872169811</text:p>
          </table:table-cell>
          <table:table-cell office:value-type="float" office:value="0.170812912587849" calcext:value-type="float">
            <text:p>0,170812912587849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607273971448292" calcext:value-type="float">
            <text:p>0,607273971448292</text:p>
          </table:table-cell>
          <table:table-cell office:value-type="float" office:value="0.107811316" calcext:value-type="float">
            <text:p>0,10781131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58823529411765" calcext:value-type="float">
            <text:p>0,003588235294118</text:p>
          </table:table-cell>
          <table:table-cell office:value-type="float" office:value="0.00145787216981132" calcext:value-type="float">
            <text:p>0,001457872169811</text:p>
          </table:table-cell>
          <table:table-cell office:value-type="float" office:value="0.170812912587849" calcext:value-type="float">
            <text:p>0,170812912587849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607273971448292" calcext:value-type="float">
            <text:p>0,607273971448292</text:p>
          </table:table-cell>
          <table:table-cell office:value-type="float" office:value="0.10203173" calcext:value-type="float">
            <text:p>0,1020317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205882352941177" calcext:value-type="float">
            <text:p>0,002058823529412</text:p>
          </table:table-cell>
          <table:table-cell office:value-type="float" office:value="0.00145787216981132" calcext:value-type="float">
            <text:p>0,001457872169811</text:p>
          </table:table-cell>
          <table:table-cell office:value-type="float" office:value="0.170812912587849" calcext:value-type="float">
            <text:p>0,170812912587849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607273971448292" calcext:value-type="float">
            <text:p>0,607273971448292</text:p>
          </table:table-cell>
          <table:table-cell office:value-type="float" office:value="0.067868048" calcext:value-type="float">
            <text:p>0,067868048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09.08867924528" calcext:value-type="float">
            <text:p>5109,08867924528</text:p>
          </table:table-cell>
          <table:table-cell office:value-type="float" office:value="0.967418546365915" calcext:value-type="float">
            <text:p>0,9674185463659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52941176470588" calcext:value-type="float">
            <text:p>0,001529411764706</text:p>
          </table:table-cell>
          <table:table-cell office:value-type="float" office:value="0.00145787216981132" calcext:value-type="float">
            <text:p>0,001457872169811</text:p>
          </table:table-cell>
          <table:table-cell office:value-type="float" office:value="0.170812912587849" calcext:value-type="float">
            <text:p>0,170812912587849</text:p>
          </table:table-cell>
          <table:table-cell office:value-type="float" office:value="0.436461058860444" calcext:value-type="float">
            <text:p>0,436461058860444</text:p>
          </table:table-cell>
          <table:table-cell office:value-type="float" office:value="0" calcext:value-type="float">
            <text:p>0</text:p>
          </table:table-cell>
          <table:table-cell office:value-type="float" office:value="0.607273971448292" calcext:value-type="float">
            <text:p>0,607273971448292</text:p>
          </table:table-cell>
          <table:table-cell office:value-type="float" office:value="0.053766153" calcext:value-type="float">
            <text:p>0,05376615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6981132076" calcext:value-type="float">
            <text:p>5112,16981132076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578823529411765" calcext:value-type="float">
            <text:p>0,057882352941177</text:p>
          </table:table-cell>
          <table:table-cell office:value-type="float" office:value="0.00120957041928721" calcext:value-type="float">
            <text:p>0,001209570419287</text:p>
          </table:table-cell>
          <table:table-cell office:value-type="float" office:value="0.22877657386098" calcext:value-type="float">
            <text:p>0,2287765738609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790437794634142" calcext:value-type="float">
            <text:p>0,790437794634142</text:p>
          </table:table-cell>
          <table:table-cell office:value-type="float" office:value="1.160244541" calcext:value-type="float">
            <text:p>1,16024454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6981132076" calcext:value-type="float">
            <text:p>5112,16981132076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462941176470588" calcext:value-type="float">
            <text:p>0,046294117647059</text:p>
          </table:table-cell>
          <table:table-cell office:value-type="float" office:value="0.00120957041928721" calcext:value-type="float">
            <text:p>0,001209570419287</text:p>
          </table:table-cell>
          <table:table-cell office:value-type="float" office:value="0.22877657386098" calcext:value-type="float">
            <text:p>0,2287765738609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790437794634142" calcext:value-type="float">
            <text:p>0,790437794634142</text:p>
          </table:table-cell>
          <table:table-cell office:value-type="float" office:value="0.840429959" calcext:value-type="float">
            <text:p>0,84042995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6981132076" calcext:value-type="float">
            <text:p>5112,16981132076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416470588235294" calcext:value-type="float">
            <text:p>0,041647058823529</text:p>
          </table:table-cell>
          <table:table-cell office:value-type="float" office:value="0.00120957041928721" calcext:value-type="float">
            <text:p>0,001209570419287</text:p>
          </table:table-cell>
          <table:table-cell office:value-type="float" office:value="0.22877657386098" calcext:value-type="float">
            <text:p>0,2287765738609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790437794634142" calcext:value-type="float">
            <text:p>0,790437794634142</text:p>
          </table:table-cell>
          <table:table-cell office:value-type="float" office:value="0.746852755" calcext:value-type="float">
            <text:p>0,74685275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6981132076" calcext:value-type="float">
            <text:p>5112,16981132076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415882352941177" calcext:value-type="float">
            <text:p>0,041588235294118</text:p>
          </table:table-cell>
          <table:table-cell office:value-type="float" office:value="0.00120957041928721" calcext:value-type="float">
            <text:p>0,001209570419287</text:p>
          </table:table-cell>
          <table:table-cell office:value-type="float" office:value="0.22877657386098" calcext:value-type="float">
            <text:p>0,2287765738609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790437794634142" calcext:value-type="float">
            <text:p>0,790437794634142</text:p>
          </table:table-cell>
          <table:table-cell office:value-type="float" office:value="0.739252652" calcext:value-type="float">
            <text:p>0,73925265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6981132076" calcext:value-type="float">
            <text:p>5112,16981132076</text:p>
          </table:table-cell>
          <table:table-cell office:value-type="float" office:value="1.2964454146118" calcext:value-type="float">
            <text:p>1,2964454146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415882352941177" calcext:value-type="float">
            <text:p>0,041588235294118</text:p>
          </table:table-cell>
          <table:table-cell office:value-type="float" office:value="0.00120957041928721" calcext:value-type="float">
            <text:p>0,001209570419287</text:p>
          </table:table-cell>
          <table:table-cell office:value-type="float" office:value="0.22877657386098" calcext:value-type="float">
            <text:p>0,22877657386098</text:p>
          </table:table-cell>
          <table:table-cell office:value-type="float" office:value="0.561661220773162" calcext:value-type="float">
            <text:p>0,561661220773162</text:p>
          </table:table-cell>
          <table:table-cell office:value-type="float" office:value="0" calcext:value-type="float">
            <text:p>0</text:p>
          </table:table-cell>
          <table:table-cell office:value-type="float" office:value="0.790437794634142" calcext:value-type="float">
            <text:p>0,790437794634142</text:p>
          </table:table-cell>
          <table:table-cell office:value-type="float" office:value="0.733542485" calcext:value-type="float">
            <text:p>0,733542485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63047058823529" calcext:value-type="float">
            <text:p>2,63047058823529</text:p>
          </table:table-cell>
          <table:table-cell office:value-type="float" office:value="2.64064705882353" calcext:value-type="float">
            <text:p>2,64064705882353</text:p>
          </table:table-cell>
          <table:table-cell office:value-type="float" office:value="0.00104428499918045" calcext:value-type="float">
            <text:p>0,00104428499918</text:p>
          </table:table-cell>
          <table:table-cell office:value-type="float" office:value="0.268797518392077" calcext:value-type="float">
            <text:p>0,268797518392077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898235219274821" calcext:value-type="float">
            <text:p>0,898235219274821</text:p>
          </table:table-cell>
          <table:table-cell office:value-type="float" office:value="45.071570577" calcext:value-type="float">
            <text:p>45,071570577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8070588235294" calcext:value-type="float">
            <text:p>2,58070588235294</text:p>
          </table:table-cell>
          <table:table-cell office:value-type="float" office:value="2.58764705882353" calcext:value-type="float">
            <text:p>2,58764705882353</text:p>
          </table:table-cell>
          <table:table-cell office:value-type="float" office:value="0.00104428499918045" calcext:value-type="float">
            <text:p>0,00104428499918</text:p>
          </table:table-cell>
          <table:table-cell office:value-type="float" office:value="0.268797518392077" calcext:value-type="float">
            <text:p>0,268797518392077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898235219274821" calcext:value-type="float">
            <text:p>0,898235219274821</text:p>
          </table:table-cell>
          <table:table-cell office:value-type="float" office:value="44.036244417" calcext:value-type="float">
            <text:p>44,036244417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7452941176471" calcext:value-type="float">
            <text:p>2,57452941176471</text:p>
          </table:table-cell>
          <table:table-cell office:value-type="float" office:value="2.58141176470588" calcext:value-type="float">
            <text:p>2,58141176470588</text:p>
          </table:table-cell>
          <table:table-cell office:value-type="float" office:value="0.00104428499918045" calcext:value-type="float">
            <text:p>0,00104428499918</text:p>
          </table:table-cell>
          <table:table-cell office:value-type="float" office:value="0.268797518392077" calcext:value-type="float">
            <text:p>0,268797518392077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898235219274821" calcext:value-type="float">
            <text:p>0,898235219274821</text:p>
          </table:table-cell>
          <table:table-cell office:value-type="float" office:value="43.927090262" calcext:value-type="float">
            <text:p>43,92709026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56" calcext:value-type="float">
            <text:p>2,556</text:p>
          </table:table-cell>
          <table:table-cell office:value-type="float" office:value="2.56294117647059" calcext:value-type="float">
            <text:p>2,56294117647059</text:p>
          </table:table-cell>
          <table:table-cell office:value-type="float" office:value="0.00104428499918045" calcext:value-type="float">
            <text:p>0,00104428499918</text:p>
          </table:table-cell>
          <table:table-cell office:value-type="float" office:value="0.268797518392077" calcext:value-type="float">
            <text:p>0,268797518392077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898235219274821" calcext:value-type="float">
            <text:p>0,898235219274821</text:p>
          </table:table-cell>
          <table:table-cell office:value-type="float" office:value="43.605885589" calcext:value-type="float">
            <text:p>43,605885589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8.34729404509" calcext:value-type="float">
            <text:p>5048,34729404509</text:p>
          </table:table-cell>
          <table:table-cell office:value-type="float" office:value="1.52361549033875" calcext:value-type="float">
            <text:p>1,523615490338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.55288235294118" calcext:value-type="float">
            <text:p>2,55288235294118</text:p>
          </table:table-cell>
          <table:table-cell office:value-type="float" office:value="2.56017647058824" calcext:value-type="float">
            <text:p>2,56017647058824</text:p>
          </table:table-cell>
          <table:table-cell office:value-type="float" office:value="0.00104428499918045" calcext:value-type="float">
            <text:p>0,00104428499918</text:p>
          </table:table-cell>
          <table:table-cell office:value-type="float" office:value="0.268797518392077" calcext:value-type="float">
            <text:p>0,268797518392077</text:p>
          </table:table-cell>
          <table:table-cell office:value-type="float" office:value="0.629437700882744" calcext:value-type="float">
            <text:p>0,629437700882744</text:p>
          </table:table-cell>
          <table:table-cell office:value-type="float" office:value="0" calcext:value-type="float">
            <text:p>0</text:p>
          </table:table-cell>
          <table:table-cell office:value-type="float" office:value="0.898235219274821" calcext:value-type="float">
            <text:p>0,898235219274821</text:p>
          </table:table-cell>
          <table:table-cell office:value-type="float" office:value="43.559223075" calcext:value-type="float">
            <text:p>43,559223075</text:p>
          </table:table-cell>
          <table:table-cell table:number-columns-repeated="1010"/>
        </table:table-row>
      </table:table>
      <table:table table:name="BFMC_RS_AVG" table:style-name="ta1">
        <table:table-column table:style-name="co14" table:number-columns-repeated="6" table:default-cell-style-name="Default"/>
        <table:table-column table:style-name="co14" table:default-cell-style-name="ce2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BFMC_MSTRGMT.C2:.C6])" office:value-type="float" office:value="5106.08490566038" calcext:value-type="float">
            <text:p>5106,08490566038</text:p>
          </table:table-cell>
          <table:table-cell table:formula="of:=AVERAGE([BFMC_MSTRGMT.D2:.D6])" office:value-type="float" office:value="0.383458646616541" calcext:value-type="float">
            <text:p>0,383458646616541</text:p>
          </table:table-cell>
          <table:table-cell table:formula="of:=AVERAGE([BFMC_MSTRGMT.E2:.E6])" office:value-type="float" office:value="0" calcext:value-type="float">
            <text:p>0</text:p>
          </table:table-cell>
          <table:table-cell table:formula="of:=AVERAGE([BFMC_MSTRGMT.F2:.F6])" office:value-type="float" office:value="0" calcext:value-type="float">
            <text:p>0</text:p>
          </table:table-cell>
          <table:table-cell table:formula="of:=AVERAGE([BFMC_MSTRGMT.G2:.G6])" office:value-type="float" office:value="0.000129411764705882" calcext:value-type="float">
            <text:p>1,29E-04</text:p>
          </table:table-cell>
          <table:table-cell table:style-name="ce2" table:formula="of:=AVERAGE([BFMC_MSTRGMT.H2:.H6])" office:value-type="float" office:value="0.00123529411764706" calcext:value-type="float">
            <text:p>1,24E-03</text:p>
          </table:table-cell>
          <table:table-cell table:formula="of:=AVERAGE([BFMC_MSTRGMT.I2:.I6])" office:value-type="float" office:value="0.00161935065513627" calcext:value-type="float">
            <text:p>0,001619350655136</text:p>
          </table:table-cell>
          <table:table-cell table:formula="of:=AVERAGE([BFMC_MSTRGMT.J2:.J6])" office:value-type="float" office:value="0.0678892509189968" calcext:value-type="float">
            <text:p>0,067889250918997</text:p>
          </table:table-cell>
          <table:table-cell table:style-name="ce2" table:formula="of:=AVERAGE([BFMC_MSTRGMT.K2:.K6])" office:value-type="float" office:value="0.115562471761074" calcext:value-type="float">
            <text:p>1,16E-01</text:p>
          </table:table-cell>
          <table:table-cell table:formula="of:=AVERAGE([BFMC_MSTRGMT.L2:.L6])" office:value-type="float" office:value="0" calcext:value-type="float">
            <text:p>0</text:p>
          </table:table-cell>
          <table:table-cell table:formula="of:=AVERAGE([BFMC_MSTRGMT.M2:.M6])" office:value-type="float" office:value="0.148244172958487" calcext:value-type="float">
            <text:p>0,148244172958487</text:p>
          </table:table-cell>
          <table:table-cell table:formula="of:=AVERAGE([BFMC_MSTRGMT.N2:.N6])" office:value-type="float" office:value="0.0672446564" calcext:value-type="float">
            <text:p>0,0672446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BFMC_MSTRGMT.C7:.C11])" office:value-type="float" office:value="5106.08490566038" calcext:value-type="float">
            <text:p>5106,08490566038</text:p>
          </table:table-cell>
          <table:table-cell table:formula="of:=AVERAGE([BFMC_MSTRGMT.D7:.D11])" office:value-type="float" office:value="0.796992481203008" calcext:value-type="float">
            <text:p>0,796992481203008</text:p>
          </table:table-cell>
          <table:table-cell table:formula="of:=AVERAGE([BFMC_MSTRGMT.E7:.E11])" office:value-type="float" office:value="0" calcext:value-type="float">
            <text:p>0</text:p>
          </table:table-cell>
          <table:table-cell table:formula="of:=AVERAGE([BFMC_MSTRGMT.F7:.F11])" office:value-type="float" office:value="0" calcext:value-type="float">
            <text:p>0</text:p>
          </table:table-cell>
          <table:table-cell table:formula="of:=AVERAGE([BFMC_MSTRGMT.G7:.G11])" office:value-type="float" office:value="0.0000588235294117647" calcext:value-type="float">
            <text:p>5,88E-05</text:p>
          </table:table-cell>
          <table:table-cell table:style-name="ce2" table:formula="of:=AVERAGE([BFMC_MSTRGMT.H7:.H11])" office:value-type="float" office:value="0.00243529411764706" calcext:value-type="float">
            <text:p>2,44E-03</text:p>
          </table:table-cell>
          <table:table-cell table:formula="of:=AVERAGE([BFMC_MSTRGMT.I7:.I11])" office:value-type="float" office:value="0.00124599659329141" calcext:value-type="float">
            <text:p>0,001245996593291</text:p>
          </table:table-cell>
          <table:table-cell table:formula="of:=AVERAGE([BFMC_MSTRGMT.J7:.J11])" office:value-type="float" office:value="0.140729443635488" calcext:value-type="float">
            <text:p>0,140729443635488</text:p>
          </table:table-cell>
          <table:table-cell table:formula="of:=AVERAGE([BFMC_MSTRGMT.K7:.K11])" office:value-type="float" office:value="0.228953794228627" calcext:value-type="float">
            <text:p>0,228953794228627</text:p>
          </table:table-cell>
          <table:table-cell table:formula="of:=AVERAGE([BFMC_MSTRGMT.L7:.L11])" office:value-type="float" office:value="0" calcext:value-type="float">
            <text:p>0</text:p>
          </table:table-cell>
          <table:table-cell table:formula="of:=AVERAGE([BFMC_MSTRGMT.M7:.M11])" office:value-type="float" office:value="0.369683237864114" calcext:value-type="float">
            <text:p>0,369683237864114</text:p>
          </table:table-cell>
          <table:table-cell table:formula="of:=AVERAGE([BFMC_MSTRGMT.N7:.N11])" office:value-type="float" office:value="0.0902850132" calcext:value-type="float">
            <text:p>0,0902850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BFMC_MSTRGMT.C12:.C16])" office:value-type="float" office:value="5109.08867924528" calcext:value-type="float">
            <text:p>5109,08867924528</text:p>
          </table:table-cell>
          <table:table-cell table:formula="of:=AVERAGE([BFMC_MSTRGMT.D12:.D16])" office:value-type="float" office:value="0.882205513784461" calcext:value-type="float">
            <text:p>0,882205513784461</text:p>
          </table:table-cell>
          <table:table-cell table:formula="of:=AVERAGE([BFMC_MSTRGMT.E12:.E16])" office:value-type="float" office:value="0" calcext:value-type="float">
            <text:p>0</text:p>
          </table:table-cell>
          <table:table-cell table:formula="of:=AVERAGE([BFMC_MSTRGMT.F12:.F16])" office:value-type="float" office:value="0" calcext:value-type="float">
            <text:p>0</text:p>
          </table:table-cell>
          <table:table-cell table:formula="of:=AVERAGE([BFMC_MSTRGMT.G12:.G16])" office:value-type="float" office:value="0.0000823529411764706" calcext:value-type="float">
            <text:p>8,24E-05</text:p>
          </table:table-cell>
          <table:table-cell table:formula="of:=AVERAGE([BFMC_MSTRGMT.H12:.H16])" office:value-type="float" office:value="0.00301176470588235" calcext:value-type="float">
            <text:p>0,003011764705882</text:p>
          </table:table-cell>
          <table:table-cell table:formula="of:=AVERAGE([BFMC_MSTRGMT.I12:.I16])" office:value-type="float" office:value="0.00135193438155136" calcext:value-type="float">
            <text:p>0,001351934381551</text:p>
          </table:table-cell>
          <table:table-cell table:formula="of:=AVERAGE([BFMC_MSTRGMT.J12:.J16])" office:value-type="float" office:value="0.155771178111668" calcext:value-type="float">
            <text:p>0,155771178111668</text:p>
          </table:table-cell>
          <table:table-cell table:formula="of:=AVERAGE([BFMC_MSTRGMT.K12:.K16])" office:value-type="float" office:value="0.332707426544535" calcext:value-type="float">
            <text:p>0,332707426544535</text:p>
          </table:table-cell>
          <table:table-cell table:formula="of:=AVERAGE([BFMC_MSTRGMT.L12:.L16])" office:value-type="float" office:value="0" calcext:value-type="float">
            <text:p>0</text:p>
          </table:table-cell>
          <table:table-cell table:formula="of:=AVERAGE([BFMC_MSTRGMT.M12:.M16])" office:value-type="float" office:value="0.488478604656203" calcext:value-type="float">
            <text:p>0,488478604656203</text:p>
          </table:table-cell>
          <table:table-cell table:formula="of:=AVERAGE([BFMC_MSTRGMT.N12:.N16])" office:value-type="float" office:value="0.103527181" calcext:value-type="float">
            <text:p>0,10352718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BFMC_MSTRGMT.C17:.C21])" office:value-type="float" office:value="5109.08867924528" calcext:value-type="float">
            <text:p>5109,08867924528</text:p>
          </table:table-cell>
          <table:table-cell table:formula="of:=AVERAGE([BFMC_MSTRGMT.D17:.D21])" office:value-type="float" office:value="0.967418546365915" calcext:value-type="float">
            <text:p>0,967418546365915</text:p>
          </table:table-cell>
          <table:table-cell table:formula="of:=AVERAGE([BFMC_MSTRGMT.E17:.E21])" office:value-type="float" office:value="0" calcext:value-type="float">
            <text:p>0</text:p>
          </table:table-cell>
          <table:table-cell table:formula="of:=AVERAGE([BFMC_MSTRGMT.F17:.F21])" office:value-type="float" office:value="0" calcext:value-type="float">
            <text:p>0</text:p>
          </table:table-cell>
          <table:table-cell table:formula="of:=AVERAGE([BFMC_MSTRGMT.G17:.G21])" office:value-type="float" office:value="0.0000588235294117647" calcext:value-type="float">
            <text:p>5,88E-05</text:p>
          </table:table-cell>
          <table:table-cell table:formula="of:=AVERAGE([BFMC_MSTRGMT.H17:.H21])" office:value-type="float" office:value="0.00311764705882353" calcext:value-type="float">
            <text:p>0,003117647058824</text:p>
          </table:table-cell>
          <table:table-cell table:formula="of:=AVERAGE([BFMC_MSTRGMT.I17:.I21])" office:value-type="float" office:value="0.00145787216981132" calcext:value-type="float">
            <text:p>0,001457872169811</text:p>
          </table:table-cell>
          <table:table-cell table:formula="of:=AVERAGE([BFMC_MSTRGMT.J17:.J21])" office:value-type="float" office:value="0.170812912587849" calcext:value-type="float">
            <text:p>0,170812912587849</text:p>
          </table:table-cell>
          <table:table-cell table:formula="of:=AVERAGE([BFMC_MSTRGMT.K17:.K21])" office:value-type="float" office:value="0.436461058860444" calcext:value-type="float">
            <text:p>0,436461058860444</text:p>
          </table:table-cell>
          <table:table-cell table:formula="of:=AVERAGE([BFMC_MSTRGMT.L17:.L21])" office:value-type="float" office:value="0" calcext:value-type="float">
            <text:p>0</text:p>
          </table:table-cell>
          <table:table-cell table:formula="of:=AVERAGE([BFMC_MSTRGMT.M17:.M21])" office:value-type="float" office:value="0.607273971448292" calcext:value-type="float">
            <text:p>0,607273971448292</text:p>
          </table:table-cell>
          <table:table-cell table:formula="of:=AVERAGE([BFMC_MSTRGMT.N17:.N21])" office:value-type="float" office:value="0.1156861408" calcext:value-type="float">
            <text:p>0,11568614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BFMC_MSTRGMT.C22:.C26])" office:value-type="float" office:value="5112.16981132076" calcext:value-type="float">
            <text:p>5112,16981132076</text:p>
          </table:table-cell>
          <table:table-cell table:formula="of:=AVERAGE([BFMC_MSTRGMT.D22:.D26])" office:value-type="float" office:value="1.2964454146118" calcext:value-type="float">
            <text:p>1,2964454146118</text:p>
          </table:table-cell>
          <table:table-cell table:formula="of:=AVERAGE([BFMC_MSTRGMT.E22:.E26])" office:value-type="float" office:value="0" calcext:value-type="float">
            <text:p>0</text:p>
          </table:table-cell>
          <table:table-cell table:formula="of:=AVERAGE([BFMC_MSTRGMT.F22:.F26])" office:value-type="float" office:value="0" calcext:value-type="float">
            <text:p>0</text:p>
          </table:table-cell>
          <table:table-cell table:formula="of:=AVERAGE([BFMC_MSTRGMT.G22:.G26])" office:value-type="float" office:value="0.000776470588235294" calcext:value-type="float">
            <text:p>7,76E-04</text:p>
          </table:table-cell>
          <table:table-cell table:formula="of:=AVERAGE([BFMC_MSTRGMT.H22:.H26])" office:value-type="float" office:value="0.0458" calcext:value-type="float">
            <text:p>0,0458</text:p>
          </table:table-cell>
          <table:table-cell table:formula="of:=AVERAGE([BFMC_MSTRGMT.I22:.I26])" office:value-type="float" office:value="0.00120957041928721" calcext:value-type="float">
            <text:p>0,001209570419287</text:p>
          </table:table-cell>
          <table:table-cell table:formula="of:=AVERAGE([BFMC_MSTRGMT.J22:.J26])" office:value-type="float" office:value="0.22877657386098" calcext:value-type="float">
            <text:p>0,22877657386098</text:p>
          </table:table-cell>
          <table:table-cell table:formula="of:=AVERAGE([BFMC_MSTRGMT.K22:.K26])" office:value-type="float" office:value="0.561661220773162" calcext:value-type="float">
            <text:p>0,561661220773162</text:p>
          </table:table-cell>
          <table:table-cell table:formula="of:=AVERAGE([BFMC_MSTRGMT.L22:.L26])" office:value-type="float" office:value="0" calcext:value-type="float">
            <text:p>0</text:p>
          </table:table-cell>
          <table:table-cell table:formula="of:=AVERAGE([BFMC_MSTRGMT.M22:.M26])" office:value-type="float" office:value="0.790437794634142" calcext:value-type="float">
            <text:p>0,790437794634142</text:p>
          </table:table-cell>
          <table:table-cell table:formula="of:=AVERAGE([BFMC_MSTRGMT.N22:.N26])" office:value-type="float" office:value="0.8440644784" calcext:value-type="float">
            <text:p>0,8440644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BFMC_MSTRGMT.C27:.C31])" office:value-type="float" office:value="5048.34729404509" calcext:value-type="float">
            <text:p>5048,34729404509</text:p>
          </table:table-cell>
          <table:table-cell table:formula="of:=AVERAGE([BFMC_MSTRGMT.D27:.D31])" office:value-type="float" office:value="1.52361549033875" calcext:value-type="float">
            <text:p>1,52361549033875</text:p>
          </table:table-cell>
          <table:table-cell table:formula="of:=AVERAGE([BFMC_MSTRGMT.E27:.E31])" office:value-type="float" office:value="0" calcext:value-type="float">
            <text:p>0</text:p>
          </table:table-cell>
          <table:table-cell table:formula="of:=AVERAGE([BFMC_MSTRGMT.F27:.F31])" office:value-type="float" office:value="0" calcext:value-type="float">
            <text:p>0</text:p>
          </table:table-cell>
          <table:table-cell table:formula="of:=AVERAGE([BFMC_MSTRGMT.G27:.G31])" office:value-type="float" office:value="2.57891764705882" calcext:value-type="float">
            <text:p>2,58E+00</text:p>
          </table:table-cell>
          <table:table-cell table:formula="of:=AVERAGE([BFMC_MSTRGMT.H27:.H31])" office:value-type="float" office:value="2.58656470588235" calcext:value-type="float">
            <text:p>2,58656470588235</text:p>
          </table:table-cell>
          <table:table-cell table:formula="of:=AVERAGE([BFMC_MSTRGMT.I27:.I31])" office:value-type="float" office:value="0.00104428499918045" calcext:value-type="float">
            <text:p>0,00104428499918</text:p>
          </table:table-cell>
          <table:table-cell table:formula="of:=AVERAGE([BFMC_MSTRGMT.J27:.J31])" office:value-type="float" office:value="0.268797518392077" calcext:value-type="float">
            <text:p>0,268797518392077</text:p>
          </table:table-cell>
          <table:table-cell table:formula="of:=AVERAGE([BFMC_MSTRGMT.K27:.K31])" office:value-type="float" office:value="0.629437700882744" calcext:value-type="float">
            <text:p>0,629437700882744</text:p>
          </table:table-cell>
          <table:table-cell table:formula="of:=AVERAGE([BFMC_MSTRGMT.L27:.L31])" office:value-type="float" office:value="0" calcext:value-type="float">
            <text:p>0</text:p>
          </table:table-cell>
          <table:table-cell table:formula="of:=AVERAGE([BFMC_MSTRGMT.M27:.M31])" office:value-type="float" office:value="0.898235219274821" calcext:value-type="float">
            <text:p>0,898235219274821</text:p>
          </table:table-cell>
          <table:table-cell table:formula="of:=AVERAGE([BFMC_MSTRGMT.N27:.N31])" office:value-type="float" office:value="44.040002784" calcext:value-type="float">
            <text:p>44,040002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BFMC_MSTRGMT.C32:.C36])" office:value-type="string" office:string-value="" calcext:value-type="error">
            <text:p>#DIV/0!</text:p>
          </table:table-cell>
          <table:table-cell table:formula="of:=AVERAGE([BFMC_MSTRGMT.D32:.D36])" office:value-type="string" office:string-value="" calcext:value-type="error">
            <text:p>#DIV/0!</text:p>
          </table:table-cell>
          <table:table-cell table:formula="of:=AVERAGE([BFMC_MSTRGMT.E32:.E36])" office:value-type="string" office:string-value="" calcext:value-type="error">
            <text:p>#DIV/0!</text:p>
          </table:table-cell>
          <table:table-cell table:formula="of:=AVERAGE([BFMC_MSTRGMT.F32:.F36])" office:value-type="string" office:string-value="" calcext:value-type="error">
            <text:p>#DIV/0!</text:p>
          </table:table-cell>
          <table:table-cell table:style-name="Default" table:formula="of:=AVERAGE([BFMC_MSTRGMT.G32:.G36])" office:value-type="string" office:string-value="" calcext:value-type="error">
            <text:p>#DIV/0!</text:p>
          </table:table-cell>
          <table:table-cell table:formula="of:=AVERAGE([BFMC_MSTRGMT.H32:.H36])" office:value-type="string" office:string-value="" calcext:value-type="error">
            <text:p>#DIV/0!</text:p>
          </table:table-cell>
          <table:table-cell table:formula="of:=AVERAGE([BFMC_MSTRGMT.I32:.I36])" office:value-type="string" office:string-value="" calcext:value-type="error">
            <text:p>#DIV/0!</text:p>
          </table:table-cell>
          <table:table-cell table:formula="of:=AVERAGE([BFMC_MSTRGMT.J32:.J36])" office:value-type="string" office:string-value="" calcext:value-type="error">
            <text:p>#DIV/0!</text:p>
          </table:table-cell>
          <table:table-cell table:formula="of:=AVERAGE([BFMC_MSTRGMT.K32:.K36])" office:value-type="string" office:string-value="" calcext:value-type="error">
            <text:p>#DIV/0!</text:p>
          </table:table-cell>
          <table:table-cell table:formula="of:=AVERAGE([BFMC_MSTRGMT.L32:.L36])" office:value-type="string" office:string-value="" calcext:value-type="error">
            <text:p>#DIV/0!</text:p>
          </table:table-cell>
          <table:table-cell table:formula="of:=AVERAGE([BFMC_MSTRGMT.M32:.M36])" office:value-type="string" office:string-value="" calcext:value-type="error">
            <text:p>#DIV/0!</text:p>
          </table:table-cell>
          <table:table-cell table:formula="of:=AVERAGE([BFMC_MSTRGMT.N32:.N36])" office:value-type="string" office:string-value="" calcext:value-type="error">
            <text:p>#DIV/0!</text:p>
          </table:table-cell>
        </table:table-row>
      </table:table>
      <table:table table:name="Greedy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2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19168564884696" calcext:value-type="float">
            <text:p>0,00191685648847</text:p>
          </table:table-cell>
          <table:table-cell office:value-type="float" office:value="0.0326817011974134" calcext:value-type="float">
            <text:p>0,032681701197413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119214929" calcext:value-type="float">
            <text:p>0,119214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9168564884696" calcext:value-type="float">
            <text:p>0,00191685648847</text:p>
          </table:table-cell>
          <table:table-cell office:value-type="float" office:value="0.0326817011974134" calcext:value-type="float">
            <text:p>0,032681701197413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30878312" calcext:value-type="float">
            <text:p>0,0308783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9168564884696" calcext:value-type="float">
            <text:p>0,00191685648847</text:p>
          </table:table-cell>
          <table:table-cell office:value-type="float" office:value="0.0326817011974134" calcext:value-type="float">
            <text:p>0,032681701197413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26156308" calcext:value-type="float">
            <text:p>0,026156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9168564884696" calcext:value-type="float">
            <text:p>0,00191685648847</text:p>
          </table:table-cell>
          <table:table-cell office:value-type="float" office:value="0.0326817011974134" calcext:value-type="float">
            <text:p>0,032681701197413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21958221" calcext:value-type="float">
            <text:p>0,021958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2.11132075472" calcext:value-type="float">
            <text:p>5112,11132075472</text:p>
          </table:table-cell>
          <table:table-cell office:value-type="float" office:value="0.183458646616541" calcext:value-type="float">
            <text:p>0,1834586466165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19168564884696" calcext:value-type="float">
            <text:p>0,00191685648847</text:p>
          </table:table-cell>
          <table:table-cell office:value-type="float" office:value="0.0326817011974134" calcext:value-type="float">
            <text:p>0,032681701197413</text:p>
          </table:table-cell>
          <table:table-cell office:value-type="float" office:value="0.115562471761074" calcext:value-type="float">
            <text:p>0,115562471761074</text:p>
          </table:table-cell>
          <table:table-cell office:value-type="float" office:value="0" calcext:value-type="float">
            <text:p>0</text:p>
          </table:table-cell>
          <table:table-cell office:value-type="float" office:value="0.183451722680071" calcext:value-type="float">
            <text:p>0,183451722680071</text:p>
          </table:table-cell>
          <table:table-cell office:value-type="float" office:value="0.019246919" calcext:value-type="float">
            <text:p>0,0192469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39423987836976" calcext:value-type="float">
            <text:p>0,39423987836976</text:p>
          </table:table-cell>
          <table:table-cell office:value-type="float" office:value="21" calcext:value-type="float">
            <text:p>21</text:p>
          </table:table-cell>
          <table:table-cell office:value-type="float" office:value="0.00904008483563097" calcext:value-type="float">
            <text:p>0,009040084835631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209396769392033" calcext:value-type="float">
            <text:p>0,00209396769392</text:p>
          </table:table-cell>
          <table:table-cell office:value-type="float" office:value="0.0698736570610268" calcext:value-type="float">
            <text:p>0,069873657061027</text:p>
          </table:table-cell>
          <table:table-cell office:value-type="float" office:value="0.457701966020585" calcext:value-type="float">
            <text:p>0,457701966020585</text:p>
          </table:table-cell>
          <table:table-cell office:value-type="float" office:value="3.25443054082715" calcext:value-type="float">
            <text:p>3,25443054082715</text:p>
          </table:table-cell>
          <table:table-cell office:value-type="float" office:value="3.78200616390876" calcext:value-type="float">
            <text:p>3,78200616390876</text:p>
          </table:table-cell>
          <table:table-cell office:value-type="float" office:value="0.178923942" calcext:value-type="float">
            <text:p>0,178923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39423987836976" calcext:value-type="float">
            <text:p>0,39423987836976</text:p>
          </table:table-cell>
          <table:table-cell office:value-type="float" office:value="21" calcext:value-type="float">
            <text:p>21</text:p>
          </table:table-cell>
          <table:table-cell office:value-type="float" office:value="0.00904008483563097" calcext:value-type="float">
            <text:p>0,009040084835631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09396769392033" calcext:value-type="float">
            <text:p>0,00209396769392</text:p>
          </table:table-cell>
          <table:table-cell office:value-type="float" office:value="0.0698736570610268" calcext:value-type="float">
            <text:p>0,069873657061027</text:p>
          </table:table-cell>
          <table:table-cell office:value-type="float" office:value="0.457701966020585" calcext:value-type="float">
            <text:p>0,457701966020585</text:p>
          </table:table-cell>
          <table:table-cell office:value-type="float" office:value="3.25443054082715" calcext:value-type="float">
            <text:p>3,25443054082715</text:p>
          </table:table-cell>
          <table:table-cell office:value-type="float" office:value="3.78200616390876" calcext:value-type="float">
            <text:p>3,78200616390876</text:p>
          </table:table-cell>
          <table:table-cell office:value-type="float" office:value="0.05272343" calcext:value-type="float">
            <text:p>0,052723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39423987836976" calcext:value-type="float">
            <text:p>0,39423987836976</text:p>
          </table:table-cell>
          <table:table-cell office:value-type="float" office:value="21" calcext:value-type="float">
            <text:p>21</text:p>
          </table:table-cell>
          <table:table-cell office:value-type="float" office:value="0.00904008483563097" calcext:value-type="float">
            <text:p>0,009040084835631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209396769392033" calcext:value-type="float">
            <text:p>0,00209396769392</text:p>
          </table:table-cell>
          <table:table-cell office:value-type="float" office:value="0.0698736570610268" calcext:value-type="float">
            <text:p>0,069873657061027</text:p>
          </table:table-cell>
          <table:table-cell office:value-type="float" office:value="0.457701966020585" calcext:value-type="float">
            <text:p>0,457701966020585</text:p>
          </table:table-cell>
          <table:table-cell office:value-type="float" office:value="3.25443054082715" calcext:value-type="float">
            <text:p>3,25443054082715</text:p>
          </table:table-cell>
          <table:table-cell office:value-type="float" office:value="3.78200616390876" calcext:value-type="float">
            <text:p>3,78200616390876</text:p>
          </table:table-cell>
          <table:table-cell office:value-type="float" office:value="0.059032725" calcext:value-type="float">
            <text:p>0,0590327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39423987836976" calcext:value-type="float">
            <text:p>0,39423987836976</text:p>
          </table:table-cell>
          <table:table-cell office:value-type="float" office:value="21" calcext:value-type="float">
            <text:p>21</text:p>
          </table:table-cell>
          <table:table-cell office:value-type="float" office:value="0.00904008483563097" calcext:value-type="float">
            <text:p>0,00904008483563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9396769392033" calcext:value-type="float">
            <text:p>0,00209396769392</text:p>
          </table:table-cell>
          <table:table-cell office:value-type="float" office:value="0.0698736570610268" calcext:value-type="float">
            <text:p>0,069873657061027</text:p>
          </table:table-cell>
          <table:table-cell office:value-type="float" office:value="0.457701966020585" calcext:value-type="float">
            <text:p>0,457701966020585</text:p>
          </table:table-cell>
          <table:table-cell office:value-type="float" office:value="3.25443054082715" calcext:value-type="float">
            <text:p>3,25443054082715</text:p>
          </table:table-cell>
          <table:table-cell office:value-type="float" office:value="3.78200616390876" calcext:value-type="float">
            <text:p>3,78200616390876</text:p>
          </table:table-cell>
          <table:table-cell office:value-type="float" office:value="0.04577972" calcext:value-type="float">
            <text:p>0,04577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39423987836976" calcext:value-type="float">
            <text:p>0,39423987836976</text:p>
          </table:table-cell>
          <table:table-cell office:value-type="float" office:value="21" calcext:value-type="float">
            <text:p>21</text:p>
          </table:table-cell>
          <table:table-cell office:value-type="float" office:value="0.00904008483563097" calcext:value-type="float">
            <text:p>0,009040084835631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209396769392033" calcext:value-type="float">
            <text:p>0,00209396769392</text:p>
          </table:table-cell>
          <table:table-cell office:value-type="float" office:value="0.0698736570610268" calcext:value-type="float">
            <text:p>0,069873657061027</text:p>
          </table:table-cell>
          <table:table-cell office:value-type="float" office:value="0.457701966020585" calcext:value-type="float">
            <text:p>0,457701966020585</text:p>
          </table:table-cell>
          <table:table-cell office:value-type="float" office:value="3.25443054082715" calcext:value-type="float">
            <text:p>3,25443054082715</text:p>
          </table:table-cell>
          <table:table-cell office:value-type="float" office:value="3.78200616390876" calcext:value-type="float">
            <text:p>3,78200616390876</text:p>
          </table:table-cell>
          <table:table-cell office:value-type="float" office:value="0.036245563" calcext:value-type="float">
            <text:p>0,0362455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36132513182598" calcext:value-type="float">
            <text:p>0,636132513182598</text:p>
          </table:table-cell>
          <table:table-cell office:value-type="float" office:value="21" calcext:value-type="float">
            <text:p>21</text:p>
          </table:table-cell>
          <table:table-cell office:value-type="float" office:value="0.00485015588374651" calcext:value-type="float">
            <text:p>0,004850155883747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206931888888889" calcext:value-type="float">
            <text:p>0,002069318888889</text:p>
          </table:table-cell>
          <table:table-cell office:value-type="float" office:value="0.112514982994203" calcext:value-type="float">
            <text:p>0,112514982994203</text:p>
          </table:table-cell>
          <table:table-cell office:value-type="float" office:value="0.649365254261849" calcext:value-type="float">
            <text:p>0,649365254261849</text:p>
          </table:table-cell>
          <table:table-cell office:value-type="float" office:value="1.74605611814874" calcext:value-type="float">
            <text:p>1,74605611814874</text:p>
          </table:table-cell>
          <table:table-cell office:value-type="float" office:value="2.5079363554048" calcext:value-type="float">
            <text:p>2,5079363554048</text:p>
          </table:table-cell>
          <table:table-cell office:value-type="float" office:value="0.19588198" calcext:value-type="float">
            <text:p>0,195881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36132513182598" calcext:value-type="float">
            <text:p>0,636132513182598</text:p>
          </table:table-cell>
          <table:table-cell office:value-type="float" office:value="21" calcext:value-type="float">
            <text:p>21</text:p>
          </table:table-cell>
          <table:table-cell office:value-type="float" office:value="0.00485015588374651" calcext:value-type="float">
            <text:p>0,004850155883747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206931888888889" calcext:value-type="float">
            <text:p>0,002069318888889</text:p>
          </table:table-cell>
          <table:table-cell office:value-type="float" office:value="0.112514982994203" calcext:value-type="float">
            <text:p>0,112514982994203</text:p>
          </table:table-cell>
          <table:table-cell office:value-type="float" office:value="0.649365254261849" calcext:value-type="float">
            <text:p>0,649365254261849</text:p>
          </table:table-cell>
          <table:table-cell office:value-type="float" office:value="1.74605611814874" calcext:value-type="float">
            <text:p>1,74605611814874</text:p>
          </table:table-cell>
          <table:table-cell office:value-type="float" office:value="2.5079363554048" calcext:value-type="float">
            <text:p>2,5079363554048</text:p>
          </table:table-cell>
          <table:table-cell office:value-type="float" office:value="0.068195873" calcext:value-type="float">
            <text:p>0,0681958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36132513182598" calcext:value-type="float">
            <text:p>0,636132513182598</text:p>
          </table:table-cell>
          <table:table-cell office:value-type="float" office:value="21" calcext:value-type="float">
            <text:p>21</text:p>
          </table:table-cell>
          <table:table-cell office:value-type="float" office:value="0.00485015588374651" calcext:value-type="float">
            <text:p>0,004850155883747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206931888888889" calcext:value-type="float">
            <text:p>0,002069318888889</text:p>
          </table:table-cell>
          <table:table-cell office:value-type="float" office:value="0.112514982994203" calcext:value-type="float">
            <text:p>0,112514982994203</text:p>
          </table:table-cell>
          <table:table-cell office:value-type="float" office:value="0.649365254261849" calcext:value-type="float">
            <text:p>0,649365254261849</text:p>
          </table:table-cell>
          <table:table-cell office:value-type="float" office:value="1.74605611814874" calcext:value-type="float">
            <text:p>1,74605611814874</text:p>
          </table:table-cell>
          <table:table-cell office:value-type="float" office:value="2.5079363554048" calcext:value-type="float">
            <text:p>2,5079363554048</text:p>
          </table:table-cell>
          <table:table-cell office:value-type="float" office:value="0.041541994" calcext:value-type="float">
            <text:p>0,0415419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36132513182598" calcext:value-type="float">
            <text:p>0,636132513182598</text:p>
          </table:table-cell>
          <table:table-cell office:value-type="float" office:value="21" calcext:value-type="float">
            <text:p>21</text:p>
          </table:table-cell>
          <table:table-cell office:value-type="float" office:value="0.00485015588374651" calcext:value-type="float">
            <text:p>0,0048501558837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206931888888889" calcext:value-type="float">
            <text:p>0,002069318888889</text:p>
          </table:table-cell>
          <table:table-cell office:value-type="float" office:value="0.112514982994203" calcext:value-type="float">
            <text:p>0,112514982994203</text:p>
          </table:table-cell>
          <table:table-cell office:value-type="float" office:value="0.649365254261849" calcext:value-type="float">
            <text:p>0,649365254261849</text:p>
          </table:table-cell>
          <table:table-cell office:value-type="float" office:value="1.74605611814874" calcext:value-type="float">
            <text:p>1,74605611814874</text:p>
          </table:table-cell>
          <table:table-cell office:value-type="float" office:value="2.5079363554048" calcext:value-type="float">
            <text:p>2,5079363554048</text:p>
          </table:table-cell>
          <table:table-cell office:value-type="float" office:value="0.057581857" calcext:value-type="float">
            <text:p>0,057581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636132513182598" calcext:value-type="float">
            <text:p>0,636132513182598</text:p>
          </table:table-cell>
          <table:table-cell office:value-type="float" office:value="21" calcext:value-type="float">
            <text:p>21</text:p>
          </table:table-cell>
          <table:table-cell office:value-type="float" office:value="0.00485015588374651" calcext:value-type="float">
            <text:p>0,004850155883747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206931888888889" calcext:value-type="float">
            <text:p>0,002069318888889</text:p>
          </table:table-cell>
          <table:table-cell office:value-type="float" office:value="0.112514982994203" calcext:value-type="float">
            <text:p>0,112514982994203</text:p>
          </table:table-cell>
          <table:table-cell office:value-type="float" office:value="0.649365254261849" calcext:value-type="float">
            <text:p>0,649365254261849</text:p>
          </table:table-cell>
          <table:table-cell office:value-type="float" office:value="1.74605611814874" calcext:value-type="float">
            <text:p>1,74605611814874</text:p>
          </table:table-cell>
          <table:table-cell office:value-type="float" office:value="2.5079363554048" calcext:value-type="float">
            <text:p>2,5079363554048</text:p>
          </table:table-cell>
          <table:table-cell office:value-type="float" office:value="0.033228878" calcext:value-type="float">
            <text:p>0,03322887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891598979527672" calcext:value-type="float">
            <text:p>0,891598979527672</text:p>
          </table:table-cell>
          <table:table-cell office:value-type="float" office:value="53" calcext:value-type="float">
            <text:p>53</text:p>
          </table:table-cell>
          <table:table-cell office:value-type="float" office:value="0.0139794331851286" calcext:value-type="float">
            <text:p>0,013979433185129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47058823529412" calcext:value-type="float">
            <text:p>0,001470588235294</text:p>
          </table:table-cell>
          <table:table-cell office:value-type="float" office:value="0.00202639230607966" calcext:value-type="float">
            <text:p>0,00202639230608</text:p>
          </table:table-cell>
          <table:table-cell office:value-type="float" office:value="0.15754615305429" calcext:value-type="float">
            <text:p>0,15754615305429</text:p>
          </table:table-cell>
          <table:table-cell office:value-type="float" office:value="0.878805430896418" calcext:value-type="float">
            <text:p>0,878805430896418</text:p>
          </table:table-cell>
          <table:table-cell office:value-type="float" office:value="5.0325959466463" calcext:value-type="float">
            <text:p>5,0325959466463</text:p>
          </table:table-cell>
          <table:table-cell office:value-type="float" office:value="6.06894753059701" calcext:value-type="float">
            <text:p>6,06894753059701</text:p>
          </table:table-cell>
          <table:table-cell office:value-type="float" office:value="0.230865585" calcext:value-type="float">
            <text:p>0,23086558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891598979527672" calcext:value-type="float">
            <text:p>0,891598979527672</text:p>
          </table:table-cell>
          <table:table-cell office:value-type="float" office:value="53" calcext:value-type="float">
            <text:p>53</text:p>
          </table:table-cell>
          <table:table-cell office:value-type="float" office:value="0.0139794331851286" calcext:value-type="float">
            <text:p>0,013979433185129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202639230607966" calcext:value-type="float">
            <text:p>0,00202639230608</text:p>
          </table:table-cell>
          <table:table-cell office:value-type="float" office:value="0.15754615305429" calcext:value-type="float">
            <text:p>0,15754615305429</text:p>
          </table:table-cell>
          <table:table-cell office:value-type="float" office:value="0.878805430896418" calcext:value-type="float">
            <text:p>0,878805430896418</text:p>
          </table:table-cell>
          <table:table-cell office:value-type="float" office:value="5.0325959466463" calcext:value-type="float">
            <text:p>5,0325959466463</text:p>
          </table:table-cell>
          <table:table-cell office:value-type="float" office:value="6.06894753059701" calcext:value-type="float">
            <text:p>6,06894753059701</text:p>
          </table:table-cell>
          <table:table-cell office:value-type="float" office:value="0.072063796" calcext:value-type="float">
            <text:p>0,07206379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891598979527672" calcext:value-type="float">
            <text:p>0,891598979527672</text:p>
          </table:table-cell>
          <table:table-cell office:value-type="float" office:value="53" calcext:value-type="float">
            <text:p>53</text:p>
          </table:table-cell>
          <table:table-cell office:value-type="float" office:value="0.0139794331851286" calcext:value-type="float">
            <text:p>0,0139794331851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202639230607966" calcext:value-type="float">
            <text:p>0,00202639230608</text:p>
          </table:table-cell>
          <table:table-cell office:value-type="float" office:value="0.15754615305429" calcext:value-type="float">
            <text:p>0,15754615305429</text:p>
          </table:table-cell>
          <table:table-cell office:value-type="float" office:value="0.878805430896418" calcext:value-type="float">
            <text:p>0,878805430896418</text:p>
          </table:table-cell>
          <table:table-cell office:value-type="float" office:value="5.0325959466463" calcext:value-type="float">
            <text:p>5,0325959466463</text:p>
          </table:table-cell>
          <table:table-cell office:value-type="float" office:value="6.06894753059701" calcext:value-type="float">
            <text:p>6,06894753059701</text:p>
          </table:table-cell>
          <table:table-cell office:value-type="float" office:value="0.065580584" calcext:value-type="float">
            <text:p>0,06558058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891598979527672" calcext:value-type="float">
            <text:p>0,891598979527672</text:p>
          </table:table-cell>
          <table:table-cell office:value-type="float" office:value="53" calcext:value-type="float">
            <text:p>53</text:p>
          </table:table-cell>
          <table:table-cell office:value-type="float" office:value="0.0139794331851286" calcext:value-type="float">
            <text:p>0,013979433185129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202639230607966" calcext:value-type="float">
            <text:p>0,00202639230608</text:p>
          </table:table-cell>
          <table:table-cell office:value-type="float" office:value="0.15754615305429" calcext:value-type="float">
            <text:p>0,15754615305429</text:p>
          </table:table-cell>
          <table:table-cell office:value-type="float" office:value="0.878805430896418" calcext:value-type="float">
            <text:p>0,878805430896418</text:p>
          </table:table-cell>
          <table:table-cell office:value-type="float" office:value="5.0325959466463" calcext:value-type="float">
            <text:p>5,0325959466463</text:p>
          </table:table-cell>
          <table:table-cell office:value-type="float" office:value="6.06894753059701" calcext:value-type="float">
            <text:p>6,06894753059701</text:p>
          </table:table-cell>
          <table:table-cell office:value-type="float" office:value="0.054727389" calcext:value-type="float">
            <text:p>0,05472738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0.891598979527672" calcext:value-type="float">
            <text:p>0,891598979527672</text:p>
          </table:table-cell>
          <table:table-cell office:value-type="float" office:value="53" calcext:value-type="float">
            <text:p>53</text:p>
          </table:table-cell>
          <table:table-cell office:value-type="float" office:value="0.0139794331851286" calcext:value-type="float">
            <text:p>0,013979433185129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02639230607966" calcext:value-type="float">
            <text:p>0,00202639230608</text:p>
          </table:table-cell>
          <table:table-cell office:value-type="float" office:value="0.15754615305429" calcext:value-type="float">
            <text:p>0,15754615305429</text:p>
          </table:table-cell>
          <table:table-cell office:value-type="float" office:value="0.878805430896418" calcext:value-type="float">
            <text:p>0,878805430896418</text:p>
          </table:table-cell>
          <table:table-cell office:value-type="float" office:value="5.0325959466463" calcext:value-type="float">
            <text:p>5,0325959466463</text:p>
          </table:table-cell>
          <table:table-cell office:value-type="float" office:value="6.06894753059701" calcext:value-type="float">
            <text:p>6,06894753059701</text:p>
          </table:table-cell>
          <table:table-cell office:value-type="float" office:value="0.053325084" calcext:value-type="float">
            <text:p>0,053325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01950793201642" calcext:value-type="float">
            <text:p>1,01950793201642</text:p>
          </table:table-cell>
          <table:table-cell office:value-type="float" office:value="56" calcext:value-type="float">
            <text:p>56</text:p>
          </table:table-cell>
          <table:table-cell office:value-type="float" office:value="0.0110173838665637" calcext:value-type="float">
            <text:p>0,011017383866564</text:p>
          </table:table-cell>
          <table:table-cell office:value-type="float" office:value="0.000588235294117647" calcext:value-type="float">
            <text:p>5,88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2188471860587" calcext:value-type="float">
            <text:p>0,002188471860587</text:p>
          </table:table-cell>
          <table:table-cell office:value-type="float" office:value="0.180125076003517" calcext:value-type="float">
            <text:p>0,180125076003517</text:p>
          </table:table-cell>
          <table:table-cell office:value-type="float" office:value="1.12280967225885" calcext:value-type="float">
            <text:p>1,12280967225885</text:p>
          </table:table-cell>
          <table:table-cell office:value-type="float" office:value="3.96625819196293" calcext:value-type="float">
            <text:p>3,96625819196293</text:p>
          </table:table-cell>
          <table:table-cell office:value-type="float" office:value="5.26919294022531" calcext:value-type="float">
            <text:p>5,26919294022531</text:p>
          </table:table-cell>
          <table:table-cell office:value-type="float" office:value="0.237900306" calcext:value-type="float">
            <text:p>0,237900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01950793201642" calcext:value-type="float">
            <text:p>1,01950793201642</text:p>
          </table:table-cell>
          <table:table-cell office:value-type="float" office:value="56" calcext:value-type="float">
            <text:p>56</text:p>
          </table:table-cell>
          <table:table-cell office:value-type="float" office:value="0.0110173838665637" calcext:value-type="float">
            <text:p>0,01101738386656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2188471860587" calcext:value-type="float">
            <text:p>0,002188471860587</text:p>
          </table:table-cell>
          <table:table-cell office:value-type="float" office:value="0.180125076003517" calcext:value-type="float">
            <text:p>0,180125076003517</text:p>
          </table:table-cell>
          <table:table-cell office:value-type="float" office:value="1.12280967225885" calcext:value-type="float">
            <text:p>1,12280967225885</text:p>
          </table:table-cell>
          <table:table-cell office:value-type="float" office:value="3.96625819196293" calcext:value-type="float">
            <text:p>3,96625819196293</text:p>
          </table:table-cell>
          <table:table-cell office:value-type="float" office:value="5.26919294022531" calcext:value-type="float">
            <text:p>5,26919294022531</text:p>
          </table:table-cell>
          <table:table-cell office:value-type="float" office:value="0.072157074" calcext:value-type="float">
            <text:p>0,072157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01950793201642" calcext:value-type="float">
            <text:p>1,01950793201642</text:p>
          </table:table-cell>
          <table:table-cell office:value-type="float" office:value="56" calcext:value-type="float">
            <text:p>56</text:p>
          </table:table-cell>
          <table:table-cell office:value-type="float" office:value="0.0110173838665637" calcext:value-type="float">
            <text:p>0,01101738386656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2188471860587" calcext:value-type="float">
            <text:p>0,002188471860587</text:p>
          </table:table-cell>
          <table:table-cell office:value-type="float" office:value="0.180125076003517" calcext:value-type="float">
            <text:p>0,180125076003517</text:p>
          </table:table-cell>
          <table:table-cell office:value-type="float" office:value="1.12280967225885" calcext:value-type="float">
            <text:p>1,12280967225885</text:p>
          </table:table-cell>
          <table:table-cell office:value-type="float" office:value="3.96625819196293" calcext:value-type="float">
            <text:p>3,96625819196293</text:p>
          </table:table-cell>
          <table:table-cell office:value-type="float" office:value="5.26919294022531" calcext:value-type="float">
            <text:p>5,26919294022531</text:p>
          </table:table-cell>
          <table:table-cell office:value-type="float" office:value="0.062928899" calcext:value-type="float">
            <text:p>0,062928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01950793201642" calcext:value-type="float">
            <text:p>1,01950793201642</text:p>
          </table:table-cell>
          <table:table-cell office:value-type="float" office:value="56" calcext:value-type="float">
            <text:p>56</text:p>
          </table:table-cell>
          <table:table-cell office:value-type="float" office:value="0.0110173838665637" calcext:value-type="float">
            <text:p>0,01101738386656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2188471860587" calcext:value-type="float">
            <text:p>0,002188471860587</text:p>
          </table:table-cell>
          <table:table-cell office:value-type="float" office:value="0.180125076003517" calcext:value-type="float">
            <text:p>0,180125076003517</text:p>
          </table:table-cell>
          <table:table-cell office:value-type="float" office:value="1.12280967225885" calcext:value-type="float">
            <text:p>1,12280967225885</text:p>
          </table:table-cell>
          <table:table-cell office:value-type="float" office:value="3.96625819196293" calcext:value-type="float">
            <text:p>3,96625819196293</text:p>
          </table:table-cell>
          <table:table-cell office:value-type="float" office:value="5.26919294022531" calcext:value-type="float">
            <text:p>5,26919294022531</text:p>
          </table:table-cell>
          <table:table-cell office:value-type="float" office:value="0.05551013" calcext:value-type="float">
            <text:p>0,05551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01950793201642" calcext:value-type="float">
            <text:p>1,01950793201642</text:p>
          </table:table-cell>
          <table:table-cell office:value-type="float" office:value="56" calcext:value-type="float">
            <text:p>56</text:p>
          </table:table-cell>
          <table:table-cell office:value-type="float" office:value="0.0110173838665637" calcext:value-type="float">
            <text:p>0,01101738386656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188471860587" calcext:value-type="float">
            <text:p>0,002188471860587</text:p>
          </table:table-cell>
          <table:table-cell office:value-type="float" office:value="0.180125076003517" calcext:value-type="float">
            <text:p>0,180125076003517</text:p>
          </table:table-cell>
          <table:table-cell office:value-type="float" office:value="1.12280967225885" calcext:value-type="float">
            <text:p>1,12280967225885</text:p>
          </table:table-cell>
          <table:table-cell office:value-type="float" office:value="3.96625819196293" calcext:value-type="float">
            <text:p>3,96625819196293</text:p>
          </table:table-cell>
          <table:table-cell office:value-type="float" office:value="5.26919294022531" calcext:value-type="float">
            <text:p>5,26919294022531</text:p>
          </table:table-cell>
          <table:table-cell office:value-type="float" office:value="0.051910848" calcext:value-type="float">
            <text:p>0,051910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6233401604369" calcext:value-type="float">
            <text:p>1,26233401604369</text:p>
          </table:table-cell>
          <table:table-cell office:value-type="float" office:value="53" calcext:value-type="float">
            <text:p>53</text:p>
          </table:table-cell>
          <table:table-cell office:value-type="float" office:value="0.00676573570143415" calcext:value-type="float">
            <text:p>0,006765735701434</text:p>
          </table:table-cell>
          <table:table-cell office:value-type="float" office:value="0.000529411764705882" calcext:value-type="float">
            <text:p>5,29E-04</text:p>
          </table:table-cell>
          <table:table-cell table:style-name="Default" office:value-type="float" office:value="0.00147058823529412" calcext:value-type="float">
            <text:p>0,00147058823529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22917321349109" calcext:value-type="float">
            <text:p>0,222917321349109</text:p>
          </table:table-cell>
          <table:table-cell office:value-type="float" office:value="1.29005438650831" calcext:value-type="float">
            <text:p>1,29005438650831</text:p>
          </table:table-cell>
          <table:table-cell office:value-type="float" office:value="2.43566485251629" calcext:value-type="float">
            <text:p>2,43566485251629</text:p>
          </table:table-cell>
          <table:table-cell office:value-type="float" office:value="3.94863656037371" calcext:value-type="float">
            <text:p>3,94863656037371</text:p>
          </table:table-cell>
          <table:table-cell office:value-type="float" office:value="0.251124311" calcext:value-type="float">
            <text:p>0,2511243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6233401604369" calcext:value-type="float">
            <text:p>1,26233401604369</text:p>
          </table:table-cell>
          <table:table-cell office:value-type="float" office:value="53" calcext:value-type="float">
            <text:p>53</text:p>
          </table:table-cell>
          <table:table-cell office:value-type="float" office:value="0.00676573570143415" calcext:value-type="float">
            <text:p>0,00676573570143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22917321349109" calcext:value-type="float">
            <text:p>0,222917321349109</text:p>
          </table:table-cell>
          <table:table-cell office:value-type="float" office:value="1.29005438650831" calcext:value-type="float">
            <text:p>1,29005438650831</text:p>
          </table:table-cell>
          <table:table-cell office:value-type="float" office:value="2.43566485251629" calcext:value-type="float">
            <text:p>2,43566485251629</text:p>
          </table:table-cell>
          <table:table-cell office:value-type="float" office:value="3.94863656037371" calcext:value-type="float">
            <text:p>3,94863656037371</text:p>
          </table:table-cell>
          <table:table-cell office:value-type="float" office:value="0.088181076" calcext:value-type="float">
            <text:p>0,088181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6233401604369" calcext:value-type="float">
            <text:p>1,26233401604369</text:p>
          </table:table-cell>
          <table:table-cell office:value-type="float" office:value="53" calcext:value-type="float">
            <text:p>53</text:p>
          </table:table-cell>
          <table:table-cell office:value-type="float" office:value="0.00676573570143415" calcext:value-type="float">
            <text:p>0,00676573570143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22917321349109" calcext:value-type="float">
            <text:p>0,222917321349109</text:p>
          </table:table-cell>
          <table:table-cell office:value-type="float" office:value="1.29005438650831" calcext:value-type="float">
            <text:p>1,29005438650831</text:p>
          </table:table-cell>
          <table:table-cell office:value-type="float" office:value="2.43566485251629" calcext:value-type="float">
            <text:p>2,43566485251629</text:p>
          </table:table-cell>
          <table:table-cell office:value-type="float" office:value="3.94863656037371" calcext:value-type="float">
            <text:p>3,94863656037371</text:p>
          </table:table-cell>
          <table:table-cell office:value-type="float" office:value="0.06249802" calcext:value-type="float">
            <text:p>0,062498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6233401604369" calcext:value-type="float">
            <text:p>1,26233401604369</text:p>
          </table:table-cell>
          <table:table-cell office:value-type="float" office:value="53" calcext:value-type="float">
            <text:p>53</text:p>
          </table:table-cell>
          <table:table-cell office:value-type="float" office:value="0.00676573570143415" calcext:value-type="float">
            <text:p>0,00676573570143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22917321349109" calcext:value-type="float">
            <text:p>0,222917321349109</text:p>
          </table:table-cell>
          <table:table-cell office:value-type="float" office:value="1.29005438650831" calcext:value-type="float">
            <text:p>1,29005438650831</text:p>
          </table:table-cell>
          <table:table-cell office:value-type="float" office:value="2.43566485251629" calcext:value-type="float">
            <text:p>2,43566485251629</text:p>
          </table:table-cell>
          <table:table-cell office:value-type="float" office:value="3.94863656037371" calcext:value-type="float">
            <text:p>3,94863656037371</text:p>
          </table:table-cell>
          <table:table-cell office:value-type="float" office:value="0.061135699" calcext:value-type="float">
            <text:p>0,0611356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85.26427517717" calcext:value-type="float">
            <text:p>5085,26427517717</text:p>
          </table:table-cell>
          <table:table-cell office:value-type="float" office:value="1.26233401604369" calcext:value-type="float">
            <text:p>1,26233401604369</text:p>
          </table:table-cell>
          <table:table-cell office:value-type="float" office:value="53" calcext:value-type="float">
            <text:p>53</text:p>
          </table:table-cell>
          <table:table-cell office:value-type="float" office:value="0.00676573570143415" calcext:value-type="float">
            <text:p>0,00676573570143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208641134773672" calcext:value-type="float">
            <text:p>0,002086411347737</text:p>
          </table:table-cell>
          <table:table-cell office:value-type="float" office:value="0.222917321349109" calcext:value-type="float">
            <text:p>0,222917321349109</text:p>
          </table:table-cell>
          <table:table-cell office:value-type="float" office:value="1.29005438650831" calcext:value-type="float">
            <text:p>1,29005438650831</text:p>
          </table:table-cell>
          <table:table-cell office:value-type="float" office:value="2.43566485251629" calcext:value-type="float">
            <text:p>2,43566485251629</text:p>
          </table:table-cell>
          <table:table-cell office:value-type="float" office:value="3.94863656037371" calcext:value-type="float">
            <text:p>3,94863656037371</text:p>
          </table:table-cell>
          <table:table-cell office:value-type="float" office:value="0.054453699" calcext:value-type="float">
            <text:p>0,0544536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28714604611888" calcext:value-type="float">
            <text:p>1,28714604611888</text:p>
          </table:table-cell>
          <table:table-cell office:value-type="float" office:value="36" calcext:value-type="float">
            <text:p>36</text:p>
          </table:table-cell>
          <table:table-cell office:value-type="float" office:value="0.00252867703802419" calcext:value-type="float">
            <text:p>0,002528677038024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2" calcext:value-type="float">
            <text:p>0,002</text:p>
          </table:table-cell>
          <table:table-cell office:value-type="float" office:value="0.00217412462264151" calcext:value-type="float">
            <text:p>0,002174124622642</text:p>
          </table:table-cell>
          <table:table-cell office:value-type="float" office:value="0.227307146101731" calcext:value-type="float">
            <text:p>0,227307146101731</text:p>
          </table:table-cell>
          <table:table-cell office:value-type="float" office:value="1.3265681952295" calcext:value-type="float">
            <text:p>1,3265681952295</text:p>
          </table:table-cell>
          <table:table-cell office:value-type="float" office:value="0.910323733688709" calcext:value-type="float">
            <text:p>0,910323733688709</text:p>
          </table:table-cell>
          <table:table-cell office:value-type="float" office:value="2.46419907501994" calcext:value-type="float">
            <text:p>2,46419907501994</text:p>
          </table:table-cell>
          <table:table-cell office:value-type="float" office:value="0.290197669" calcext:value-type="float">
            <text:p>0,2901976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28714604611888" calcext:value-type="float">
            <text:p>1,28714604611888</text:p>
          </table:table-cell>
          <table:table-cell office:value-type="float" office:value="36" calcext:value-type="float">
            <text:p>36</text:p>
          </table:table-cell>
          <table:table-cell office:value-type="float" office:value="0.00252867703802419" calcext:value-type="float">
            <text:p>0,002528677038024</text:p>
          </table:table-cell>
          <table:table-cell office:value-type="float" office:value="0.000470588235294118" calcext:value-type="float">
            <text:p>4,71E-04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0217412462264151" calcext:value-type="float">
            <text:p>0,002174124622642</text:p>
          </table:table-cell>
          <table:table-cell office:value-type="float" office:value="0.227307146101731" calcext:value-type="float">
            <text:p>0,227307146101731</text:p>
          </table:table-cell>
          <table:table-cell office:value-type="float" office:value="1.3265681952295" calcext:value-type="float">
            <text:p>1,3265681952295</text:p>
          </table:table-cell>
          <table:table-cell office:value-type="float" office:value="0.910323733688709" calcext:value-type="float">
            <text:p>0,910323733688709</text:p>
          </table:table-cell>
          <table:table-cell office:value-type="float" office:value="2.46419907501994" calcext:value-type="float">
            <text:p>2,46419907501994</text:p>
          </table:table-cell>
          <table:table-cell office:value-type="float" office:value="0.104636718" calcext:value-type="float">
            <text:p>0,104636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28714604611888" calcext:value-type="float">
            <text:p>1,28714604611888</text:p>
          </table:table-cell>
          <table:table-cell office:value-type="float" office:value="36" calcext:value-type="float">
            <text:p>36</text:p>
          </table:table-cell>
          <table:table-cell office:value-type="float" office:value="0.00252867703802419" calcext:value-type="float">
            <text:p>0,00252867703802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217412462264151" calcext:value-type="float">
            <text:p>0,002174124622642</text:p>
          </table:table-cell>
          <table:table-cell office:value-type="float" office:value="0.227307146101731" calcext:value-type="float">
            <text:p>0,227307146101731</text:p>
          </table:table-cell>
          <table:table-cell office:value-type="float" office:value="1.3265681952295" calcext:value-type="float">
            <text:p>1,3265681952295</text:p>
          </table:table-cell>
          <table:table-cell office:value-type="float" office:value="0.910323733688709" calcext:value-type="float">
            <text:p>0,910323733688709</text:p>
          </table:table-cell>
          <table:table-cell office:value-type="float" office:value="2.46419907501994" calcext:value-type="float">
            <text:p>2,46419907501994</text:p>
          </table:table-cell>
          <table:table-cell office:value-type="float" office:value="0.08569908" calcext:value-type="float">
            <text:p>0,085699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28714604611888" calcext:value-type="float">
            <text:p>1,28714604611888</text:p>
          </table:table-cell>
          <table:table-cell office:value-type="float" office:value="36" calcext:value-type="float">
            <text:p>36</text:p>
          </table:table-cell>
          <table:table-cell office:value-type="float" office:value="0.00252867703802419" calcext:value-type="float">
            <text:p>0,0025286770380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217412462264151" calcext:value-type="float">
            <text:p>0,002174124622642</text:p>
          </table:table-cell>
          <table:table-cell office:value-type="float" office:value="0.227307146101731" calcext:value-type="float">
            <text:p>0,227307146101731</text:p>
          </table:table-cell>
          <table:table-cell office:value-type="float" office:value="1.3265681952295" calcext:value-type="float">
            <text:p>1,3265681952295</text:p>
          </table:table-cell>
          <table:table-cell office:value-type="float" office:value="0.910323733688709" calcext:value-type="float">
            <text:p>0,910323733688709</text:p>
          </table:table-cell>
          <table:table-cell office:value-type="float" office:value="2.46419907501994" calcext:value-type="float">
            <text:p>2,46419907501994</text:p>
          </table:table-cell>
          <table:table-cell office:value-type="float" office:value="0.077000353" calcext:value-type="float">
            <text:p>0,077000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43.18113207547" calcext:value-type="float">
            <text:p>5143,18113207547</text:p>
          </table:table-cell>
          <table:table-cell office:value-type="float" office:value="1.28714604611888" calcext:value-type="float">
            <text:p>1,28714604611888</text:p>
          </table:table-cell>
          <table:table-cell office:value-type="float" office:value="36" calcext:value-type="float">
            <text:p>36</text:p>
          </table:table-cell>
          <table:table-cell office:value-type="float" office:value="0.00252867703802419" calcext:value-type="float">
            <text:p>0,00252867703802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217412462264151" calcext:value-type="float">
            <text:p>0,002174124622642</text:p>
          </table:table-cell>
          <table:table-cell office:value-type="float" office:value="0.227307146101731" calcext:value-type="float">
            <text:p>0,227307146101731</text:p>
          </table:table-cell>
          <table:table-cell office:value-type="float" office:value="1.3265681952295" calcext:value-type="float">
            <text:p>1,3265681952295</text:p>
          </table:table-cell>
          <table:table-cell office:value-type="float" office:value="0.910323733688709" calcext:value-type="float">
            <text:p>0,910323733688709</text:p>
          </table:table-cell>
          <table:table-cell office:value-type="float" office:value="2.46419907501994" calcext:value-type="float">
            <text:p>2,46419907501994</text:p>
          </table:table-cell>
          <table:table-cell office:value-type="float" office:value="0.057963497" calcext:value-type="float">
            <text:p>0,057963497</text:p>
          </table:table-cell>
        </table:table-row>
      </table:table>
      <table:table table:name="Greedy_MSTRGMT_AVG" table:style-name="ta1">
        <table:table-column table:style-name="co14" table:number-columns-repeated="6" table:default-cell-style-name="Default"/>
        <table:table-column table:style-name="co14" table:default-cell-style-name="ce2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Greedy_MSTRGMT.C2:.C6])" office:value-type="float" office:value="5112.11132075472" calcext:value-type="float">
            <text:p>5112,11132075472</text:p>
          </table:table-cell>
          <table:table-cell table:formula="of:=AVERAGE([Greedy_MSTRGMT.D2:.D6])" office:value-type="float" office:value="0.183458646616541" calcext:value-type="float">
            <text:p>0,183458646616541</text:p>
          </table:table-cell>
          <table:table-cell table:formula="of:=AVERAGE([Greedy_MSTRGMT.E2:.E6])" office:value-type="float" office:value="0" calcext:value-type="float">
            <text:p>0</text:p>
          </table:table-cell>
          <table:table-cell table:formula="of:=AVERAGE([Greedy_MSTRGMT.F2:.F6])" office:value-type="float" office:value="0" calcext:value-type="float">
            <text:p>0</text:p>
          </table:table-cell>
          <table:table-cell table:formula="of:=AVERAGE([Greedy_MSTRGMT.G2:.G6])" office:value-type="float" office:value="0" calcext:value-type="float">
            <text:p>0,00E+00</text:p>
          </table:table-cell>
          <table:table-cell table:style-name="ce2" table:formula="of:=AVERAGE([Greedy_MSTRGMT.H2:.H6])" office:value-type="float" office:value="0.000364705882352941" calcext:value-type="float">
            <text:p>3,65E-04</text:p>
          </table:table-cell>
          <table:table-cell table:formula="of:=AVERAGE([Greedy_MSTRGMT.I2:.I6])" office:value-type="float" office:value="0.0019168564884696" calcext:value-type="float">
            <text:p>0,00191685648847</text:p>
          </table:table-cell>
          <table:table-cell table:formula="of:=AVERAGE([Greedy_MSTRGMT.J2:.J6])" office:value-type="float" office:value="0.0326817011974134" calcext:value-type="float">
            <text:p>0,032681701197413</text:p>
          </table:table-cell>
          <table:table-cell table:style-name="ce2" table:formula="of:=AVERAGE([Greedy_MSTRGMT.K2:.K6])" office:value-type="float" office:value="0.115562471761074" calcext:value-type="float">
            <text:p>1,16E-01</text:p>
          </table:table-cell>
          <table:table-cell table:formula="of:=AVERAGE([Greedy_MSTRGMT.L2:.L6])" office:value-type="float" office:value="0" calcext:value-type="float">
            <text:p>0</text:p>
          </table:table-cell>
          <table:table-cell table:formula="of:=AVERAGE([Greedy_MSTRGMT.M2:.M6])" office:value-type="float" office:value="0.183451722680071" calcext:value-type="float">
            <text:p>0,183451722680071</text:p>
          </table:table-cell>
          <table:table-cell table:formula="of:=AVERAGE([Greedy_MSTRGMT.N2:.N6])" office:value-type="float" office:value="0.0434909378" calcext:value-type="float">
            <text:p>0,0434909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Greedy_MSTRGMT.C7:.C11])" office:value-type="float" office:value="5143.18113207547" calcext:value-type="float">
            <text:p>5143,18113207547</text:p>
          </table:table-cell>
          <table:table-cell table:formula="of:=AVERAGE([Greedy_MSTRGMT.D7:.D11])" office:value-type="float" office:value="0.39423987836976" calcext:value-type="float">
            <text:p>0,39423987836976</text:p>
          </table:table-cell>
          <table:table-cell table:formula="of:=AVERAGE([Greedy_MSTRGMT.E7:.E11])" office:value-type="float" office:value="21" calcext:value-type="float">
            <text:p>21</text:p>
          </table:table-cell>
          <table:table-cell table:formula="of:=AVERAGE([Greedy_MSTRGMT.F7:.F11])" office:value-type="float" office:value="0.00904008483563097" calcext:value-type="float">
            <text:p>0,009040084835631</text:p>
          </table:table-cell>
          <table:table-cell table:formula="of:=AVERAGE([Greedy_MSTRGMT.G7:.G11])" office:value-type="float" office:value="0.0000823529411764706" calcext:value-type="float">
            <text:p>8,24E-05</text:p>
          </table:table-cell>
          <table:table-cell table:style-name="ce2" table:formula="of:=AVERAGE([Greedy_MSTRGMT.H7:.H11])" office:value-type="float" office:value="0.000564705882352941" calcext:value-type="float">
            <text:p>5,65E-04</text:p>
          </table:table-cell>
          <table:table-cell table:formula="of:=AVERAGE([Greedy_MSTRGMT.I7:.I11])" office:value-type="float" office:value="0.00209396769392033" calcext:value-type="float">
            <text:p>0,00209396769392</text:p>
          </table:table-cell>
          <table:table-cell table:formula="of:=AVERAGE([Greedy_MSTRGMT.J7:.J11])" office:value-type="float" office:value="0.0698736570610268" calcext:value-type="float">
            <text:p>0,069873657061027</text:p>
          </table:table-cell>
          <table:table-cell table:formula="of:=AVERAGE([Greedy_MSTRGMT.K7:.K11])" office:value-type="float" office:value="0.457701966020585" calcext:value-type="float">
            <text:p>0,457701966020585</text:p>
          </table:table-cell>
          <table:table-cell table:formula="of:=AVERAGE([Greedy_MSTRGMT.L7:.L11])" office:value-type="float" office:value="3.25443054082715" calcext:value-type="float">
            <text:p>3,25443054082715</text:p>
          </table:table-cell>
          <table:table-cell table:formula="of:=AVERAGE([Greedy_MSTRGMT.M7:.M11])" office:value-type="float" office:value="3.78200616390876" calcext:value-type="float">
            <text:p>3,78200616390876</text:p>
          </table:table-cell>
          <table:table-cell table:formula="of:=AVERAGE([Greedy_MSTRGMT.N7:.N11])" office:value-type="float" office:value="0.074541076" calcext:value-type="float">
            <text:p>0,0745410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Greedy_MSTRGMT.C12:.C16])" office:value-type="float" office:value="5143.18113207547" calcext:value-type="float">
            <text:p>5143,18113207547</text:p>
          </table:table-cell>
          <table:table-cell table:formula="of:=AVERAGE([Greedy_MSTRGMT.D12:.D16])" office:value-type="float" office:value="0.636132513182598" calcext:value-type="float">
            <text:p>0,636132513182598</text:p>
          </table:table-cell>
          <table:table-cell table:formula="of:=AVERAGE([Greedy_MSTRGMT.E12:.E16])" office:value-type="float" office:value="21" calcext:value-type="float">
            <text:p>21</text:p>
          </table:table-cell>
          <table:table-cell table:formula="of:=AVERAGE([Greedy_MSTRGMT.F12:.F16])" office:value-type="float" office:value="0.00485015588374651" calcext:value-type="float">
            <text:p>0,004850155883747</text:p>
          </table:table-cell>
          <table:table-cell table:formula="of:=AVERAGE([Greedy_MSTRGMT.G12:.G16])" office:value-type="float" office:value="0.0000941176470588235" calcext:value-type="float">
            <text:p>9,41E-05</text:p>
          </table:table-cell>
          <table:table-cell table:style-name="ce2" table:formula="of:=AVERAGE([Greedy_MSTRGMT.H12:.H16])" office:value-type="float" office:value="0.000576470588235294" calcext:value-type="float">
            <text:p>5,76E-04</text:p>
          </table:table-cell>
          <table:table-cell table:formula="of:=AVERAGE([Greedy_MSTRGMT.I12:.I16])" office:value-type="float" office:value="0.00206931888888889" calcext:value-type="float">
            <text:p>0,002069318888889</text:p>
          </table:table-cell>
          <table:table-cell table:formula="of:=AVERAGE([Greedy_MSTRGMT.J12:.J16])" office:value-type="float" office:value="0.112514982994203" calcext:value-type="float">
            <text:p>0,112514982994203</text:p>
          </table:table-cell>
          <table:table-cell table:formula="of:=AVERAGE([Greedy_MSTRGMT.K12:.K16])" office:value-type="float" office:value="0.649365254261849" calcext:value-type="float">
            <text:p>0,649365254261849</text:p>
          </table:table-cell>
          <table:table-cell table:formula="of:=AVERAGE([Greedy_MSTRGMT.L12:.L16])" office:value-type="float" office:value="1.74605611814874" calcext:value-type="float">
            <text:p>1,74605611814874</text:p>
          </table:table-cell>
          <table:table-cell table:formula="of:=AVERAGE([Greedy_MSTRGMT.M12:.M16])" office:value-type="float" office:value="2.5079363554048" calcext:value-type="float">
            <text:p>2,5079363554048</text:p>
          </table:table-cell>
          <table:table-cell table:formula="of:=AVERAGE([Greedy_MSTRGMT.N12:.N16])" office:value-type="float" office:value="0.0792861164" calcext:value-type="float">
            <text:p>0,079286116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Greedy_MSTRGMT.C17:.C21])" office:value-type="float" office:value="5143.18113207547" calcext:value-type="float">
            <text:p>5143,18113207547</text:p>
          </table:table-cell>
          <table:table-cell table:formula="of:=AVERAGE([Greedy_MSTRGMT.D17:.D21])" office:value-type="float" office:value="0.891598979527672" calcext:value-type="float">
            <text:p>0,891598979527672</text:p>
          </table:table-cell>
          <table:table-cell table:formula="of:=AVERAGE([Greedy_MSTRGMT.E17:.E21])" office:value-type="float" office:value="53" calcext:value-type="float">
            <text:p>53</text:p>
          </table:table-cell>
          <table:table-cell table:formula="of:=AVERAGE([Greedy_MSTRGMT.F17:.F21])" office:value-type="float" office:value="0.0139794331851286" calcext:value-type="float">
            <text:p>0,013979433185129</text:p>
          </table:table-cell>
          <table:table-cell table:formula="of:=AVERAGE([Greedy_MSTRGMT.G17:.G21])" office:value-type="float" office:value="0.000164705882352941" calcext:value-type="float">
            <text:p>1,65E-04</text:p>
          </table:table-cell>
          <table:table-cell table:formula="of:=AVERAGE([Greedy_MSTRGMT.H17:.H21])" office:value-type="float" office:value="0.000741176470588236" calcext:value-type="float">
            <text:p>0,000741176470588</text:p>
          </table:table-cell>
          <table:table-cell table:formula="of:=AVERAGE([Greedy_MSTRGMT.I17:.I21])" office:value-type="float" office:value="0.00202639230607966" calcext:value-type="float">
            <text:p>0,00202639230608</text:p>
          </table:table-cell>
          <table:table-cell table:formula="of:=AVERAGE([Greedy_MSTRGMT.J17:.J21])" office:value-type="float" office:value="0.15754615305429" calcext:value-type="float">
            <text:p>0,15754615305429</text:p>
          </table:table-cell>
          <table:table-cell table:formula="of:=AVERAGE([Greedy_MSTRGMT.K17:.K21])" office:value-type="float" office:value="0.878805430896418" calcext:value-type="float">
            <text:p>0,878805430896418</text:p>
          </table:table-cell>
          <table:table-cell table:formula="of:=AVERAGE([Greedy_MSTRGMT.L17:.L21])" office:value-type="float" office:value="5.0325959466463" calcext:value-type="float">
            <text:p>5,0325959466463</text:p>
          </table:table-cell>
          <table:table-cell table:formula="of:=AVERAGE([Greedy_MSTRGMT.M17:.M21])" office:value-type="float" office:value="6.06894753059701" calcext:value-type="float">
            <text:p>6,06894753059701</text:p>
          </table:table-cell>
          <table:table-cell table:formula="of:=AVERAGE([Greedy_MSTRGMT.N17:.N21])" office:value-type="float" office:value="0.0953124876" calcext:value-type="float">
            <text:p>0,0953124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Greedy_MSTRGMT.C22:.C26])" office:value-type="float" office:value="5143.18113207547" calcext:value-type="float">
            <text:p>5143,18113207547</text:p>
          </table:table-cell>
          <table:table-cell table:formula="of:=AVERAGE([Greedy_MSTRGMT.D22:.D26])" office:value-type="float" office:value="1.01950793201642" calcext:value-type="float">
            <text:p>1,01950793201642</text:p>
          </table:table-cell>
          <table:table-cell table:formula="of:=AVERAGE([Greedy_MSTRGMT.E22:.E26])" office:value-type="float" office:value="56" calcext:value-type="float">
            <text:p>56</text:p>
          </table:table-cell>
          <table:table-cell table:formula="of:=AVERAGE([Greedy_MSTRGMT.F22:.F26])" office:value-type="float" office:value="0.0110173838665637" calcext:value-type="float">
            <text:p>0,011017383866564</text:p>
          </table:table-cell>
          <table:table-cell table:formula="of:=AVERAGE([Greedy_MSTRGMT.G22:.G26])" office:value-type="float" office:value="0.000341176470588235" calcext:value-type="float">
            <text:p>3,41E-04</text:p>
          </table:table-cell>
          <table:table-cell table:formula="of:=AVERAGE([Greedy_MSTRGMT.H22:.H26])" office:value-type="float" office:value="0.000811764705882352" calcext:value-type="float">
            <text:p>0,000811764705882</text:p>
          </table:table-cell>
          <table:table-cell table:formula="of:=AVERAGE([Greedy_MSTRGMT.I22:.I26])" office:value-type="float" office:value="0.002188471860587" calcext:value-type="float">
            <text:p>0,002188471860587</text:p>
          </table:table-cell>
          <table:table-cell table:formula="of:=AVERAGE([Greedy_MSTRGMT.J22:.J26])" office:value-type="float" office:value="0.180125076003517" calcext:value-type="float">
            <text:p>0,180125076003517</text:p>
          </table:table-cell>
          <table:table-cell table:formula="of:=AVERAGE([Greedy_MSTRGMT.K22:.K26])" office:value-type="float" office:value="1.12280967225885" calcext:value-type="float">
            <text:p>1,12280967225885</text:p>
          </table:table-cell>
          <table:table-cell table:formula="of:=AVERAGE([Greedy_MSTRGMT.L22:.L26])" office:value-type="float" office:value="3.96625819196293" calcext:value-type="float">
            <text:p>3,96625819196293</text:p>
          </table:table-cell>
          <table:table-cell table:formula="of:=AVERAGE([Greedy_MSTRGMT.M22:.M26])" office:value-type="float" office:value="5.26919294022531" calcext:value-type="float">
            <text:p>5,26919294022531</text:p>
          </table:table-cell>
          <table:table-cell table:formula="of:=AVERAGE([Greedy_MSTRGMT.N22:.N26])" office:value-type="float" office:value="0.0960814514" calcext:value-type="float">
            <text:p>0,0960814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Greedy_MSTRGMT.C27:.C31])" office:value-type="float" office:value="5085.26427517717" calcext:value-type="float">
            <text:p>5085,26427517717</text:p>
          </table:table-cell>
          <table:table-cell table:formula="of:=AVERAGE([Greedy_MSTRGMT.D27:.D31])" office:value-type="float" office:value="1.26233401604369" calcext:value-type="float">
            <text:p>1,26233401604369</text:p>
          </table:table-cell>
          <table:table-cell table:formula="of:=AVERAGE([Greedy_MSTRGMT.E27:.E31])" office:value-type="float" office:value="53" calcext:value-type="float">
            <text:p>53</text:p>
          </table:table-cell>
          <table:table-cell table:formula="of:=AVERAGE([Greedy_MSTRGMT.F27:.F31])" office:value-type="float" office:value="0.00676573570143415" calcext:value-type="float">
            <text:p>0,006765735701434</text:p>
          </table:table-cell>
          <table:table-cell table:formula="of:=AVERAGE([Greedy_MSTRGMT.G27:.G31])" office:value-type="float" office:value="0.000247058823529412" calcext:value-type="float">
            <text:p>2,47E-04</text:p>
          </table:table-cell>
          <table:table-cell table:formula="of:=AVERAGE([Greedy_MSTRGMT.H27:.H31])" office:value-type="float" office:value="0.000776470588235295" calcext:value-type="float">
            <text:p>0,000776470588235</text:p>
          </table:table-cell>
          <table:table-cell table:formula="of:=AVERAGE([Greedy_MSTRGMT.I27:.I31])" office:value-type="float" office:value="0.00208641134773672" calcext:value-type="float">
            <text:p>0,002086411347737</text:p>
          </table:table-cell>
          <table:table-cell table:formula="of:=AVERAGE([Greedy_MSTRGMT.J27:.J31])" office:value-type="float" office:value="0.222917321349109" calcext:value-type="float">
            <text:p>0,222917321349109</text:p>
          </table:table-cell>
          <table:table-cell table:formula="of:=AVERAGE([Greedy_MSTRGMT.K27:.K31])" office:value-type="float" office:value="1.29005438650831" calcext:value-type="float">
            <text:p>1,29005438650831</text:p>
          </table:table-cell>
          <table:table-cell table:formula="of:=AVERAGE([Greedy_MSTRGMT.L27:.L31])" office:value-type="float" office:value="2.43566485251629" calcext:value-type="float">
            <text:p>2,43566485251629</text:p>
          </table:table-cell>
          <table:table-cell table:formula="of:=AVERAGE([Greedy_MSTRGMT.M27:.M31])" office:value-type="float" office:value="3.94863656037371" calcext:value-type="float">
            <text:p>3,94863656037371</text:p>
          </table:table-cell>
          <table:table-cell table:formula="of:=AVERAGE([Greedy_MSTRGMT.N27:.N31])" office:value-type="float" office:value="0.103478561" calcext:value-type="float">
            <text:p>0,103478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Greedy_MSTRGMT.C32:.C36])" office:value-type="float" office:value="5143.18113207547" calcext:value-type="float">
            <text:p>5143,18113207547</text:p>
          </table:table-cell>
          <table:table-cell table:formula="of:=AVERAGE([Greedy_MSTRGMT.D32:.D36])" office:value-type="float" office:value="1.28714604611888" calcext:value-type="float">
            <text:p>1,28714604611888</text:p>
          </table:table-cell>
          <table:table-cell table:formula="of:=AVERAGE([Greedy_MSTRGMT.E32:.E36])" office:value-type="float" office:value="36" calcext:value-type="float">
            <text:p>36</text:p>
          </table:table-cell>
          <table:table-cell table:formula="of:=AVERAGE([Greedy_MSTRGMT.F32:.F36])" office:value-type="float" office:value="0.00252867703802419" calcext:value-type="float">
            <text:p>0,002528677038024</text:p>
          </table:table-cell>
          <table:table-cell table:formula="of:=AVERAGE([Greedy_MSTRGMT.G32:.G36])" office:value-type="float" office:value="0.000247058823529412" calcext:value-type="float">
            <text:p>2,47E-04</text:p>
          </table:table-cell>
          <table:table-cell table:formula="of:=AVERAGE([Greedy_MSTRGMT.H32:.H36])" office:value-type="float" office:value="0.000870588235294119" calcext:value-type="float">
            <text:p>0,000870588235294</text:p>
          </table:table-cell>
          <table:table-cell table:formula="of:=AVERAGE([Greedy_MSTRGMT.I32:.I36])" office:value-type="float" office:value="0.00217412462264151" calcext:value-type="float">
            <text:p>0,002174124622642</text:p>
          </table:table-cell>
          <table:table-cell table:formula="of:=AVERAGE([Greedy_MSTRGMT.J32:.J36])" office:value-type="float" office:value="0.227307146101731" calcext:value-type="float">
            <text:p>0,227307146101731</text:p>
          </table:table-cell>
          <table:table-cell table:formula="of:=AVERAGE([Greedy_MSTRGMT.K32:.K36])" office:value-type="float" office:value="1.3265681952295" calcext:value-type="float">
            <text:p>1,3265681952295</text:p>
          </table:table-cell>
          <table:table-cell table:formula="of:=AVERAGE([Greedy_MSTRGMT.L32:.L36])" office:value-type="float" office:value="0.910323733688709" calcext:value-type="float">
            <text:p>0,910323733688709</text:p>
          </table:table-cell>
          <table:table-cell table:formula="of:=AVERAGE([Greedy_MSTRGMT.M32:.M36])" office:value-type="float" office:value="2.46419907501994" calcext:value-type="float">
            <text:p>2,46419907501994</text:p>
          </table:table-cell>
          <table:table-cell table:formula="of:=AVERAGE([Greedy_MSTRGMT.N32:.N36])" office:value-type="float" office:value="0.1230994634" calcext:value-type="float">
            <text:p>0,1230994634</text:p>
          </table:table-cell>
        </table:table-row>
      </table:table>
      <table:table table:name="HPSD_MSTRGMT" table:style-name="ta1">
        <table:table-column table:style-name="co14" table:number-columns-repeated="6" table:default-cell-style-name="Default"/>
        <table:table-column table:style-name="co14" table:number-columns-repeated="2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" calcext:value-type="float">
            <text:p>0,001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158160746" calcext:value-type="float">
            <text:p>0,158160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4099845" calcext:value-type="float">
            <text:p>0,04099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1465674" calcext:value-type="float">
            <text:p>0,031465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32884799" calcext:value-type="float">
            <text:p>0,0328847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06.10754716981" calcext:value-type="float">
            <text:p>5106,10754716981</text:p>
          </table:table-cell>
          <table:table-cell office:value-type="float" office:value="0.317460317460318" calcext:value-type="float">
            <text:p>0,317460317460318</text:p>
          </table:table-cell>
          <table:table-cell office:value-type="float" office:value="10" calcext:value-type="float">
            <text:p>10</text:p>
          </table:table-cell>
          <table:table-cell office:value-type="float" office:value="0.00155925155925156" calcext:value-type="float">
            <text:p>0,00155925155925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73826433438155" calcext:value-type="float">
            <text:p>0,001738264334382</text:p>
          </table:table-cell>
          <table:table-cell office:value-type="float" office:value="0.0562747099704055" calcext:value-type="float">
            <text:p>0,056274709970406</text:p>
          </table:table-cell>
          <table:table-cell office:value-type="float" office:value="0.153559566371981" calcext:value-type="float">
            <text:p>0,153559566371981</text:p>
          </table:table-cell>
          <table:table-cell office:value-type="float" office:value="0.561330561330561" calcext:value-type="float">
            <text:p>0,561330561330561</text:p>
          </table:table-cell>
          <table:table-cell office:value-type="float" office:value="0.771164837672948" calcext:value-type="float">
            <text:p>0,771164837672948</text:p>
          </table:table-cell>
          <table:table-cell office:value-type="float" office:value="0.023507488" calcext:value-type="float">
            <text:p>0,023507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35294117647059" calcext:value-type="float">
            <text:p>0,001352941176471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182395887" calcext:value-type="float">
            <text:p>0,1823958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59536875" calcext:value-type="float">
            <text:p>0,059536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4078178" calcext:value-type="float">
            <text:p>0,040781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40663697" calcext:value-type="float">
            <text:p>0,0406636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09.08679245283" calcext:value-type="float">
            <text:p>5109,08679245283</text:p>
          </table:table-cell>
          <table:table-cell office:value-type="float" office:value="0.612274436090226" calcext:value-type="float">
            <text:p>0,612274436090226</text:p>
          </table:table-cell>
          <table:table-cell office:value-type="float" office:value="38" calcext:value-type="float">
            <text:p>38</text:p>
          </table:table-cell>
          <table:table-cell office:value-type="float" office:value="0.00305162235341116" calcext:value-type="float">
            <text:p>0,0030516223534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161503857442348" calcext:value-type="float">
            <text:p>0,001615038574423</text:p>
          </table:table-cell>
          <table:table-cell office:value-type="float" office:value="0.108228714383378" calcext:value-type="float">
            <text:p>0,108228714383378</text:p>
          </table:table-cell>
          <table:table-cell office:value-type="float" office:value="0.363907547416118" calcext:value-type="float">
            <text:p>0,363907547416118</text:p>
          </table:table-cell>
          <table:table-cell office:value-type="float" office:value="1.09858404722802" calcext:value-type="float">
            <text:p>1,09858404722802</text:p>
          </table:table-cell>
          <table:table-cell office:value-type="float" office:value="1.57072030902751" calcext:value-type="float">
            <text:p>1,57072030902751</text:p>
          </table:table-cell>
          <table:table-cell office:value-type="float" office:value="0.036597331" calcext:value-type="float">
            <text:p>0,0365973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70588235294118" calcext:value-type="float">
            <text:p>0,001705882352941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219657386" calcext:value-type="float">
            <text:p>0,2196573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7046031" calcext:value-type="float">
            <text:p>0,07046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53306729" calcext:value-type="float">
            <text:p>0,0533067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51088238" calcext:value-type="float">
            <text:p>0,051088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5.0962264151" calcext:value-type="float">
            <text:p>5115,0962264151</text:p>
          </table:table-cell>
          <table:table-cell office:value-type="float" office:value="0.827655810673638" calcext:value-type="float">
            <text:p>0,827655810673638</text:p>
          </table:table-cell>
          <table:table-cell office:value-type="float" office:value="69" calcext:value-type="float">
            <text:p>69</text:p>
          </table:table-cell>
          <table:table-cell office:value-type="float" office:value="0.0037192396690722" calcext:value-type="float">
            <text:p>0,003719239669072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62913600628931" calcext:value-type="float">
            <text:p>0,001629136006289</text:p>
          </table:table-cell>
          <table:table-cell office:value-type="float" office:value="0.146202936099671" calcext:value-type="float">
            <text:p>0,146202936099671</text:p>
          </table:table-cell>
          <table:table-cell office:value-type="float" office:value="0.603829986692346" calcext:value-type="float">
            <text:p>0,603829986692346</text:p>
          </table:table-cell>
          <table:table-cell office:value-type="float" office:value="1.33892628086599" calcext:value-type="float">
            <text:p>1,33892628086599</text:p>
          </table:table-cell>
          <table:table-cell office:value-type="float" office:value="2.08895920365801" calcext:value-type="float">
            <text:p>2,08895920365801</text:p>
          </table:table-cell>
          <table:table-cell office:value-type="float" office:value="0.049170902" calcext:value-type="float">
            <text:p>0,04917090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76470588235294" calcext:value-type="float">
            <text:p>0,001764705882353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236950309" calcext:value-type="float">
            <text:p>0,23695030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69569535" calcext:value-type="float">
            <text:p>0,06956953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63842024" calcext:value-type="float">
            <text:p>0,06384202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63427853" calcext:value-type="float">
            <text:p>0,06342785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5.09433962264" calcext:value-type="float">
            <text:p>5115,09433962264</text:p>
          </table:table-cell>
          <table:table-cell office:value-type="float" office:value="0.995534153484069" calcext:value-type="float">
            <text:p>0,995534153484069</text:p>
          </table:table-cell>
          <table:table-cell office:value-type="float" office:value="98" calcext:value-type="float">
            <text:p>98</text:p>
          </table:table-cell>
          <table:table-cell office:value-type="float" office:value="0.00498231000044785" calcext:value-type="float">
            <text:p>0,004982310000448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71748039832285" calcext:value-type="float">
            <text:p>0,001717480398323</text:p>
          </table:table-cell>
          <table:table-cell office:value-type="float" office:value="0.175815463053466" calcext:value-type="float">
            <text:p>0,175815463053466</text:p>
          </table:table-cell>
          <table:table-cell office:value-type="float" office:value="0.801237613255527" calcext:value-type="float">
            <text:p>0,801237613255527</text:p>
          </table:table-cell>
          <table:table-cell office:value-type="float" office:value="1.79363160016123" calcext:value-type="float">
            <text:p>1,79363160016123</text:p>
          </table:table-cell>
          <table:table-cell office:value-type="float" office:value="2.77068467647022" calcext:value-type="float">
            <text:p>2,77068467647022</text:p>
          </table:table-cell>
          <table:table-cell office:value-type="float" office:value="0.050934354" calcext:value-type="float">
            <text:p>0,0509343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211764705882353" calcext:value-type="float">
            <text:p>0,00211764705882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272066758" calcext:value-type="float">
            <text:p>0,272066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23529411764706" calcext:value-type="float">
            <text:p>0,001235294117647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87713932" calcext:value-type="float">
            <text:p>0,0877139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74004701" calcext:value-type="float">
            <text:p>0,074004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80167403" calcext:value-type="float">
            <text:p>0,080167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29474209717843" calcext:value-type="float">
            <text:p>1,29474209717843</text:p>
          </table:table-cell>
          <table:table-cell office:value-type="float" office:value="140" calcext:value-type="float">
            <text:p>140</text:p>
          </table:table-cell>
          <table:table-cell office:value-type="float" office:value="0.00489156006791926" calcext:value-type="float">
            <text:p>0,004891560067919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65006811320755" calcext:value-type="float">
            <text:p>0,001650068113208</text:p>
          </table:table-cell>
          <table:table-cell office:value-type="float" office:value="0.228553938740916" calcext:value-type="float">
            <text:p>0,228553938740916</text:p>
          </table:table-cell>
          <table:table-cell office:value-type="float" office:value="1.1086176270625" calcext:value-type="float">
            <text:p>1,1086176270625</text:p>
          </table:table-cell>
          <table:table-cell office:value-type="float" office:value="1.76096162445093" calcext:value-type="float">
            <text:p>1,76096162445093</text:p>
          </table:table-cell>
          <table:table-cell office:value-type="float" office:value="3.09813319025435" calcext:value-type="float">
            <text:p>3,09813319025435</text:p>
          </table:table-cell>
          <table:table-cell office:value-type="float" office:value="0.065935039" calcext:value-type="float">
            <text:p>0,065935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311764705882353" calcext:value-type="float">
            <text:p>0,003117647058824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331548487" calcext:value-type="float">
            <text:p>0,3315484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235294117647059" calcext:value-type="float">
            <text:p>2,35E-04</text:p>
          </table:table-cell>
          <table:table-cell table:style-name="Default" office:value-type="float" office:value="0.00152941176470588" calcext:value-type="float">
            <text:p>0,001529411764706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118197013" calcext:value-type="float">
            <text:p>0,1181970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090923495" calcext:value-type="float">
            <text:p>0,090923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072770424" calcext:value-type="float">
            <text:p>0,072770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49.62842612056" calcext:value-type="float">
            <text:p>5049,62842612056</text:p>
          </table:table-cell>
          <table:table-cell office:value-type="float" office:value="1.61315870320964" calcext:value-type="float">
            <text:p>1,61315870320964</text:p>
          </table:table-cell>
          <table:table-cell office:value-type="float" office:value="172" calcext:value-type="float">
            <text:p>172</text:p>
          </table:table-cell>
          <table:table-cell office:value-type="float" office:value="0.00384570276292841" calcext:value-type="float">
            <text:p>0,003845702762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5000655023251" calcext:value-type="float">
            <text:p>0,001500065502325</text:p>
          </table:table-cell>
          <table:table-cell office:value-type="float" office:value="0.284664340923919" calcext:value-type="float">
            <text:p>0,284664340923919</text:p>
          </table:table-cell>
          <table:table-cell office:value-type="float" office:value="1.39526984318641" calcext:value-type="float">
            <text:p>1,39526984318641</text:p>
          </table:table-cell>
          <table:table-cell office:value-type="float" office:value="1.38445299465423" calcext:value-type="float">
            <text:p>1,38445299465423</text:p>
          </table:table-cell>
          <table:table-cell office:value-type="float" office:value="3.06438717876456" calcext:value-type="float">
            <text:p>3,06438717876456</text:p>
          </table:table-cell>
          <table:table-cell office:value-type="float" office:value="0.07163585" calcext:value-type="float">
            <text:p>0,071635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588235294117647" calcext:value-type="float">
            <text:p>5,88E-04</text:p>
          </table:table-cell>
          <table:table-cell table:style-name="Default" office:value-type="float" office:value="0.00329411764705883" calcext:value-type="float">
            <text:p>0,003294117647059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297431453" calcext:value-type="float">
            <text:p>0,297431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11764705882353" calcext:value-type="float">
            <text:p>0,001117647058824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095398893" calcext:value-type="float">
            <text:p>0,0953988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0588235294117647" calcext:value-type="float">
            <text:p>5,88E-05</text:p>
          </table:table-cell>
          <table:table-cell table:style-name="Default" office:value-type="float" office:value="0.00123529411764706" calcext:value-type="float">
            <text:p>0,001235294117647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110592527" calcext:value-type="float">
            <text:p>0,110592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82352941176471" calcext:value-type="float">
            <text:p>8,82E-04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072866336" calcext:value-type="float">
            <text:p>0,072866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57500658007025" calcext:value-type="float">
            <text:p>1,57500658007025</text:p>
          </table:table-cell>
          <table:table-cell office:value-type="float" office:value="146" calcext:value-type="float">
            <text:p>146</text:p>
          </table:table-cell>
          <table:table-cell office:value-type="float" office:value="0.00278318757415962" calcext:value-type="float">
            <text:p>0,00278318757416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67634572327044" calcext:value-type="float">
            <text:p>0,00167634572327</text:p>
          </table:table-cell>
          <table:table-cell office:value-type="float" office:value="0.277969199817397" calcext:value-type="float">
            <text:p>0,277969199817397</text:p>
          </table:table-cell>
          <table:table-cell office:value-type="float" office:value="1.42629981008652" calcext:value-type="float">
            <text:p>1,42629981008652</text:p>
          </table:table-cell>
          <table:table-cell office:value-type="float" office:value="1.00194752669746" calcext:value-type="float">
            <text:p>1,00194752669746</text:p>
          </table:table-cell>
          <table:table-cell office:value-type="float" office:value="2.70621653660138" calcext:value-type="float">
            <text:p>2,70621653660138</text:p>
          </table:table-cell>
          <table:table-cell office:value-type="float" office:value="0.07840252" calcext:value-type="float">
            <text:p>0,07840252</text:p>
          </table:table-cell>
        </table:table-row>
      </table:table>
      <table:table table:name="HPSD_MSTRGMT_AVG" table:style-name="ta1">
        <table:table-column table:style-name="co14" table:number-columns-repeated="6" table:default-cell-style-name="Default"/>
        <table:table-column table:style-name="co14" table:default-cell-style-name="ce1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SD_MSTRGMT.C2:.C6])" office:value-type="float" office:value="5106.10754716981" calcext:value-type="float">
            <text:p>5106,10754716981</text:p>
          </table:table-cell>
          <table:table-cell table:formula="of:=AVERAGE([HPSD_MSTRGMT.D2:.D6])" office:value-type="float" office:value="0.317460317460318" calcext:value-type="float">
            <text:p>0,317460317460318</text:p>
          </table:table-cell>
          <table:table-cell table:formula="of:=AVERAGE([HPSD_MSTRGMT.E2:.E6])" office:value-type="float" office:value="10" calcext:value-type="float">
            <text:p>10</text:p>
          </table:table-cell>
          <table:table-cell table:formula="of:=AVERAGE([HPSD_MSTRGMT.F2:.F6])" office:value-type="float" office:value="0.00155925155925156" calcext:value-type="float">
            <text:p>0,001559251559252</text:p>
          </table:table-cell>
          <table:table-cell table:formula="of:=AVERAGE([HPSD_MSTRGMT.G2:.G6])" office:value-type="float" office:value="0.0000588235294117647" calcext:value-type="float">
            <text:p>5,88E-05</text:p>
          </table:table-cell>
          <table:table-cell table:style-name="ce1" table:formula="of:=AVERAGE([HPSD_MSTRGMT.H2:.H6])" office:value-type="float" office:value="0.000552941176470588" calcext:value-type="float">
            <text:p>5,53E-04</text:p>
          </table:table-cell>
          <table:table-cell table:formula="of:=AVERAGE([HPSD_MSTRGMT.I2:.I6])" office:value-type="float" office:value="0.00173826433438155" calcext:value-type="float">
            <text:p>0,001738264334382</text:p>
          </table:table-cell>
          <table:table-cell table:formula="of:=AVERAGE([HPSD_MSTRGMT.J2:.J6])" office:value-type="float" office:value="0.0562747099704055" calcext:value-type="float">
            <text:p>0,056274709970406</text:p>
          </table:table-cell>
          <table:table-cell table:formula="of:=AVERAGE([HPSD_MSTRGMT.K2:.K6])" office:value-type="float" office:value="0.153559566371981" calcext:value-type="float">
            <text:p>0,153559566371981</text:p>
          </table:table-cell>
          <table:table-cell table:formula="of:=AVERAGE([HPSD_MSTRGMT.L2:.L6])" office:value-type="float" office:value="0.561330561330561" calcext:value-type="float">
            <text:p>0,561330561330561</text:p>
          </table:table-cell>
          <table:table-cell table:formula="of:=AVERAGE([HPSD_MSTRGMT.M2:.M6])" office:value-type="float" office:value="0.771164837672948" calcext:value-type="float">
            <text:p>0,771164837672948</text:p>
          </table:table-cell>
          <table:table-cell table:formula="of:=AVERAGE([HPSD_MSTRGMT.N2:.N6])" office:value-type="float" office:value="0.0574034314" calcext:value-type="float">
            <text:p>0,05740343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SD_MSTRGMT.C7:.C11])" office:value-type="float" office:value="5109.08679245283" calcext:value-type="float">
            <text:p>5109,08679245283</text:p>
          </table:table-cell>
          <table:table-cell table:formula="of:=AVERAGE([HPSD_MSTRGMT.D7:.D11])" office:value-type="float" office:value="0.612274436090226" calcext:value-type="float">
            <text:p>0,612274436090226</text:p>
          </table:table-cell>
          <table:table-cell table:formula="of:=AVERAGE([HPSD_MSTRGMT.E7:.E11])" office:value-type="float" office:value="38" calcext:value-type="float">
            <text:p>38</text:p>
          </table:table-cell>
          <table:table-cell table:formula="of:=AVERAGE([HPSD_MSTRGMT.F7:.F11])" office:value-type="float" office:value="0.00305162235341116" calcext:value-type="float">
            <text:p>0,003051622353411</text:p>
          </table:table-cell>
          <table:table-cell table:formula="of:=AVERAGE([HPSD_MSTRGMT.G7:.G11])" office:value-type="float" office:value="0.0000117647058823529" calcext:value-type="float">
            <text:p>1,18E-05</text:p>
          </table:table-cell>
          <table:table-cell table:formula="of:=AVERAGE([HPSD_MSTRGMT.H7:.H11])" office:value-type="float" office:value="0.000611764705882353" calcext:value-type="float">
            <text:p>0,000611764705882</text:p>
          </table:table-cell>
          <table:table-cell table:formula="of:=AVERAGE([HPSD_MSTRGMT.I7:.I11])" office:value-type="float" office:value="0.00161503857442348" calcext:value-type="float">
            <text:p>0,001615038574423</text:p>
          </table:table-cell>
          <table:table-cell table:formula="of:=AVERAGE([HPSD_MSTRGMT.J7:.J11])" office:value-type="float" office:value="0.108228714383378" calcext:value-type="float">
            <text:p>0,108228714383378</text:p>
          </table:table-cell>
          <table:table-cell table:formula="of:=AVERAGE([HPSD_MSTRGMT.K7:.K11])" office:value-type="float" office:value="0.363907547416118" calcext:value-type="float">
            <text:p>0,363907547416118</text:p>
          </table:table-cell>
          <table:table-cell table:formula="of:=AVERAGE([HPSD_MSTRGMT.L7:.L11])" office:value-type="float" office:value="1.09858404722802" calcext:value-type="float">
            <text:p>1,09858404722802</text:p>
          </table:table-cell>
          <table:table-cell table:formula="of:=AVERAGE([HPSD_MSTRGMT.M7:.M11])" office:value-type="float" office:value="1.57072030902751" calcext:value-type="float">
            <text:p>1,57072030902751</text:p>
          </table:table-cell>
          <table:table-cell table:formula="of:=AVERAGE([HPSD_MSTRGMT.N7:.N11])" office:value-type="float" office:value="0.071995114" calcext:value-type="float">
            <text:p>0,071995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SD_MSTRGMT.C12:.C16])" office:value-type="float" office:value="5115.0962264151" calcext:value-type="float">
            <text:p>5115,0962264151</text:p>
          </table:table-cell>
          <table:table-cell table:formula="of:=AVERAGE([HPSD_MSTRGMT.D12:.D16])" office:value-type="float" office:value="0.827655810673638" calcext:value-type="float">
            <text:p>0,827655810673638</text:p>
          </table:table-cell>
          <table:table-cell table:formula="of:=AVERAGE([HPSD_MSTRGMT.E12:.E16])" office:value-type="float" office:value="69" calcext:value-type="float">
            <text:p>69</text:p>
          </table:table-cell>
          <table:table-cell table:formula="of:=AVERAGE([HPSD_MSTRGMT.F12:.F16])" office:value-type="float" office:value="0.0037192396690722" calcext:value-type="float">
            <text:p>0,003719239669072</text:p>
          </table:table-cell>
          <table:table-cell table:formula="of:=AVERAGE([HPSD_MSTRGMT.G12:.G16])" office:value-type="float" office:value="0.0000470588235294118" calcext:value-type="float">
            <text:p>4,71E-05</text:p>
          </table:table-cell>
          <table:table-cell table:formula="of:=AVERAGE([HPSD_MSTRGMT.H12:.H16])" office:value-type="float" office:value="0.000870588235294118" calcext:value-type="float">
            <text:p>0,000870588235294</text:p>
          </table:table-cell>
          <table:table-cell table:formula="of:=AVERAGE([HPSD_MSTRGMT.I12:.I16])" office:value-type="float" office:value="0.00162913600628931" calcext:value-type="float">
            <text:p>0,001629136006289</text:p>
          </table:table-cell>
          <table:table-cell table:formula="of:=AVERAGE([HPSD_MSTRGMT.J12:.J16])" office:value-type="float" office:value="0.146202936099671" calcext:value-type="float">
            <text:p>0,146202936099671</text:p>
          </table:table-cell>
          <table:table-cell table:formula="of:=AVERAGE([HPSD_MSTRGMT.K12:.K16])" office:value-type="float" office:value="0.603829986692346" calcext:value-type="float">
            <text:p>0,603829986692346</text:p>
          </table:table-cell>
          <table:table-cell table:formula="of:=AVERAGE([HPSD_MSTRGMT.L12:.L16])" office:value-type="float" office:value="1.33892628086599" calcext:value-type="float">
            <text:p>1,33892628086599</text:p>
          </table:table-cell>
          <table:table-cell table:formula="of:=AVERAGE([HPSD_MSTRGMT.M12:.M16])" office:value-type="float" office:value="2.08895920365801" calcext:value-type="float">
            <text:p>2,08895920365801</text:p>
          </table:table-cell>
          <table:table-cell table:formula="of:=AVERAGE([HPSD_MSTRGMT.N12:.N16])" office:value-type="float" office:value="0.088736713" calcext:value-type="float">
            <text:p>0,08873671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SD_MSTRGMT.C17:.C21])" office:value-type="float" office:value="5115.09433962264" calcext:value-type="float">
            <text:p>5115,09433962264</text:p>
          </table:table-cell>
          <table:table-cell table:formula="of:=AVERAGE([HPSD_MSTRGMT.D17:.D21])" office:value-type="float" office:value="0.995534153484069" calcext:value-type="float">
            <text:p>0,995534153484069</text:p>
          </table:table-cell>
          <table:table-cell table:formula="of:=AVERAGE([HPSD_MSTRGMT.E17:.E21])" office:value-type="float" office:value="98" calcext:value-type="float">
            <text:p>98</text:p>
          </table:table-cell>
          <table:table-cell table:formula="of:=AVERAGE([HPSD_MSTRGMT.F17:.F21])" office:value-type="float" office:value="0.00498231000044785" calcext:value-type="float">
            <text:p>0,004982310000448</text:p>
          </table:table-cell>
          <table:table-cell table:formula="of:=AVERAGE([HPSD_MSTRGMT.G17:.G21])" office:value-type="float" office:value="0.000164705882352941" calcext:value-type="float">
            <text:p>1,65E-04</text:p>
          </table:table-cell>
          <table:table-cell table:style-name="ce1" table:formula="of:=AVERAGE([HPSD_MSTRGMT.H17:.H21])" office:value-type="float" office:value="0.000952941176470588" calcext:value-type="float">
            <text:p>9,53E-04</text:p>
          </table:table-cell>
          <table:table-cell table:formula="of:=AVERAGE([HPSD_MSTRGMT.I17:.I21])" office:value-type="float" office:value="0.00171748039832285" calcext:value-type="float">
            <text:p>0,001717480398323</text:p>
          </table:table-cell>
          <table:table-cell table:formula="of:=AVERAGE([HPSD_MSTRGMT.J17:.J21])" office:value-type="float" office:value="0.175815463053466" calcext:value-type="float">
            <text:p>0,175815463053466</text:p>
          </table:table-cell>
          <table:table-cell table:formula="of:=AVERAGE([HPSD_MSTRGMT.K17:.K21])" office:value-type="float" office:value="0.801237613255526" calcext:value-type="float">
            <text:p>0,801237613255526</text:p>
          </table:table-cell>
          <table:table-cell table:formula="of:=AVERAGE([HPSD_MSTRGMT.L17:.L21])" office:value-type="float" office:value="1.79363160016123" calcext:value-type="float">
            <text:p>1,79363160016123</text:p>
          </table:table-cell>
          <table:table-cell table:formula="of:=AVERAGE([HPSD_MSTRGMT.M17:.M21])" office:value-type="float" office:value="2.77068467647022" calcext:value-type="float">
            <text:p>2,77068467647022</text:p>
          </table:table-cell>
          <table:table-cell table:formula="of:=AVERAGE([HPSD_MSTRGMT.N17:.N21])" office:value-type="float" office:value="0.096944815" calcext:value-type="float">
            <text:p>0,0969448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SD_MSTRGMT.C22:.C26])" office:value-type="float" office:value="5112.11320754717" calcext:value-type="float">
            <text:p>5112,11320754717</text:p>
          </table:table-cell>
          <table:table-cell table:formula="of:=AVERAGE([HPSD_MSTRGMT.D22:.D26])" office:value-type="float" office:value="1.29474209717843" calcext:value-type="float">
            <text:p>1,29474209717843</text:p>
          </table:table-cell>
          <table:table-cell table:formula="of:=AVERAGE([HPSD_MSTRGMT.E22:.E26])" office:value-type="float" office:value="140" calcext:value-type="float">
            <text:p>140</text:p>
          </table:table-cell>
          <table:table-cell table:formula="of:=AVERAGE([HPSD_MSTRGMT.F22:.F26])" office:value-type="float" office:value="0.00489156006791926" calcext:value-type="float">
            <text:p>0,004891560067919</text:p>
          </table:table-cell>
          <table:table-cell table:formula="of:=AVERAGE([HPSD_MSTRGMT.G22:.G26])" office:value-type="float" office:value="0.000141176470588235" calcext:value-type="float">
            <text:p>1,41E-04</text:p>
          </table:table-cell>
          <table:table-cell table:formula="of:=AVERAGE([HPSD_MSTRGMT.H22:.H26])" office:value-type="float" office:value="0.00112941176470588" calcext:value-type="float">
            <text:p>0,001129411764706</text:p>
          </table:table-cell>
          <table:table-cell table:formula="of:=AVERAGE([HPSD_MSTRGMT.I22:.I26])" office:value-type="float" office:value="0.00165006811320755" calcext:value-type="float">
            <text:p>0,001650068113208</text:p>
          </table:table-cell>
          <table:table-cell table:formula="of:=AVERAGE([HPSD_MSTRGMT.J22:.J26])" office:value-type="float" office:value="0.228553938740916" calcext:value-type="float">
            <text:p>0,228553938740916</text:p>
          </table:table-cell>
          <table:table-cell table:formula="of:=AVERAGE([HPSD_MSTRGMT.K22:.K26])" office:value-type="float" office:value="1.1086176270625" calcext:value-type="float">
            <text:p>1,1086176270625</text:p>
          </table:table-cell>
          <table:table-cell table:formula="of:=AVERAGE([HPSD_MSTRGMT.L22:.L26])" office:value-type="float" office:value="1.76096162445093" calcext:value-type="float">
            <text:p>1,76096162445093</text:p>
          </table:table-cell>
          <table:table-cell table:formula="of:=AVERAGE([HPSD_MSTRGMT.M22:.M26])" office:value-type="float" office:value="3.09813319025435" calcext:value-type="float">
            <text:p>3,09813319025435</text:p>
          </table:table-cell>
          <table:table-cell table:formula="of:=AVERAGE([HPSD_MSTRGMT.N22:.N26])" office:value-type="float" office:value="0.1159775666" calcext:value-type="float">
            <text:p>0,1159775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SD_MSTRGMT.C27:.C31])" office:value-type="float" office:value="5049.62842612056" calcext:value-type="float">
            <text:p>5049,62842612056</text:p>
          </table:table-cell>
          <table:table-cell table:formula="of:=AVERAGE([HPSD_MSTRGMT.D27:.D31])" office:value-type="float" office:value="1.61315870320964" calcext:value-type="float">
            <text:p>1,61315870320964</text:p>
          </table:table-cell>
          <table:table-cell table:formula="of:=AVERAGE([HPSD_MSTRGMT.E27:.E31])" office:value-type="float" office:value="172" calcext:value-type="float">
            <text:p>172</text:p>
          </table:table-cell>
          <table:table-cell table:formula="of:=AVERAGE([HPSD_MSTRGMT.F27:.F31])" office:value-type="float" office:value="0.00384570276292841" calcext:value-type="float">
            <text:p>0,003845702762928</text:p>
          </table:table-cell>
          <table:table-cell table:formula="of:=AVERAGE([HPSD_MSTRGMT.G27:.G31])" office:value-type="float" office:value="0.000141176470588235" calcext:value-type="float">
            <text:p>1,41E-04</text:p>
          </table:table-cell>
          <table:table-cell table:formula="of:=AVERAGE([HPSD_MSTRGMT.H27:.H31])" office:value-type="float" office:value="0.00149411764705882" calcext:value-type="float">
            <text:p>0,001494117647059</text:p>
          </table:table-cell>
          <table:table-cell table:formula="of:=AVERAGE([HPSD_MSTRGMT.I27:.I31])" office:value-type="float" office:value="0.0015000655023251" calcext:value-type="float">
            <text:p>0,001500065502325</text:p>
          </table:table-cell>
          <table:table-cell table:formula="of:=AVERAGE([HPSD_MSTRGMT.J27:.J31])" office:value-type="float" office:value="0.284664340923919" calcext:value-type="float">
            <text:p>0,284664340923919</text:p>
          </table:table-cell>
          <table:table-cell table:formula="of:=AVERAGE([HPSD_MSTRGMT.K27:.K31])" office:value-type="float" office:value="1.39526984318641" calcext:value-type="float">
            <text:p>1,39526984318641</text:p>
          </table:table-cell>
          <table:table-cell table:formula="of:=AVERAGE([HPSD_MSTRGMT.L27:.L31])" office:value-type="float" office:value="1.38445299465423" calcext:value-type="float">
            <text:p>1,38445299465423</text:p>
          </table:table-cell>
          <table:table-cell table:formula="of:=AVERAGE([HPSD_MSTRGMT.M27:.M31])" office:value-type="float" office:value="3.06438717876456" calcext:value-type="float">
            <text:p>3,06438717876456</text:p>
          </table:table-cell>
          <table:table-cell table:formula="of:=AVERAGE([HPSD_MSTRGMT.N27:.N31])" office:value-type="float" office:value="0.1370150538" calcext:value-type="float">
            <text:p>0,1370150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SD_MSTRGMT.C32:.C36])" office:value-type="float" office:value="5115.11886792453" calcext:value-type="float">
            <text:p>5115,11886792453</text:p>
          </table:table-cell>
          <table:table-cell table:formula="of:=AVERAGE([HPSD_MSTRGMT.D32:.D36])" office:value-type="float" office:value="1.57500658007025" calcext:value-type="float">
            <text:p>1,57500658007025</text:p>
          </table:table-cell>
          <table:table-cell table:formula="of:=AVERAGE([HPSD_MSTRGMT.E32:.E36])" office:value-type="float" office:value="146" calcext:value-type="float">
            <text:p>146</text:p>
          </table:table-cell>
          <table:table-cell table:formula="of:=AVERAGE([HPSD_MSTRGMT.F32:.F36])" office:value-type="float" office:value="0.00278318757415962" calcext:value-type="float">
            <text:p>0,00278318757416</text:p>
          </table:table-cell>
          <table:table-cell table:style-name="Default" table:formula="of:=AVERAGE([HPSD_MSTRGMT.G32:.G36])" office:value-type="float" office:value="0.000223529411764706" calcext:value-type="float">
            <text:p>0,000223529411765</text:p>
          </table:table-cell>
          <table:table-cell table:formula="of:=AVERAGE([HPSD_MSTRGMT.H32:.H36])" office:value-type="float" office:value="0.00147058823529412" calcext:value-type="float">
            <text:p>0,001470588235294</text:p>
          </table:table-cell>
          <table:table-cell table:formula="of:=AVERAGE([HPSD_MSTRGMT.I32:.I36])" office:value-type="float" office:value="0.00167634572327044" calcext:value-type="float">
            <text:p>0,00167634572327</text:p>
          </table:table-cell>
          <table:table-cell table:formula="of:=AVERAGE([HPSD_MSTRGMT.J32:.J36])" office:value-type="float" office:value="0.277969199817397" calcext:value-type="float">
            <text:p>0,277969199817397</text:p>
          </table:table-cell>
          <table:table-cell table:formula="of:=AVERAGE([HPSD_MSTRGMT.K32:.K36])" office:value-type="float" office:value="1.42629981008652" calcext:value-type="float">
            <text:p>1,42629981008652</text:p>
          </table:table-cell>
          <table:table-cell table:formula="of:=AVERAGE([HPSD_MSTRGMT.L32:.L36])" office:value-type="float" office:value="1.00194752669746" calcext:value-type="float">
            <text:p>1,00194752669746</text:p>
          </table:table-cell>
          <table:table-cell table:formula="of:=AVERAGE([HPSD_MSTRGMT.M32:.M36])" office:value-type="float" office:value="2.70621653660138" calcext:value-type="float">
            <text:p>2,70621653660138</text:p>
          </table:table-cell>
          <table:table-cell table:formula="of:=AVERAGE([HPSD_MSTRGMT.N32:.N36])" office:value-type="float" office:value="0.1309383458" calcext:value-type="float">
            <text:p>0,1309383458</text:p>
          </table:table-cell>
        </table:table-row>
      </table:table>
      <table:table table:name="HPPM_MSTRG" table:style-name="ta1">
        <table:table-column table:style-name="co14" table:number-columns-repeated="5" table:default-cell-style-name="Default"/>
        <table:table-column table:style-name="co14" table:number-columns-repeated="3" table:default-cell-style-name="ce1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VM</text:p>
          </table:table-cell>
          <table:table-cell office:value-type="string" calcext:value-type="string">
            <text:p>sim_time</text:p>
          </table:table-cell>
          <table:table-cell office:value-type="string" calcext:value-type="string">
            <text:p>cpu_energy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</text:p>
          </table:table-cell>
          <table:table-cell table:style-name="Default" office:value-type="string" calcext:value-type="string">
            <text:p>vm_realloc_mean</text:p>
          </table:table-cell>
          <table:table-cell table:style-name="Default" office:value-type="string" calcext:value-type="string">
            <text:p>exe_time_mean</text:p>
          </table:table-cell>
          <table:table-cell office:value-type="string" calcext:value-type="string">
            <text:p>strg_egy</text:p>
          </table:table-cell>
          <table:table-cell office:value-type="string" calcext:value-type="string">
            <text:p>egy_cost</text:p>
          </table:table-cell>
          <table:table-cell office:value-type="string" calcext:value-type="string">
            <text:p>wo_cost</text:p>
          </table:table-cell>
          <table:table-cell office:value-type="string" calcext:value-type="string">
            <text:p>sla_cost</text:p>
          </table:table-cell>
          <table:table-cell office:value-type="string" calcext:value-type="string">
            <text:p>all_cost</text:p>
          </table:table-cell>
          <table:table-cell office:value-type="string" calcext:value-type="string">
            <text:p>all_tim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941176470588236" calcext:value-type="float">
            <text:p>9,41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136293301" calcext:value-type="float">
            <text:p>0,1362933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35704393" calcext:value-type="float">
            <text:p>0,0357043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29699514" calcext:value-type="float">
            <text:p>0,029699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24787064" calcext:value-type="float">
            <text:p>0,024787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115.09245283019" calcext:value-type="float">
            <text:p>5115,09245283019</text:p>
          </table:table-cell>
          <table:table-cell office:value-type="float" office:value="0.191894319131161" calcext:value-type="float">
            <text:p>0,191894319131161</text:p>
          </table:table-cell>
          <table:table-cell office:value-type="float" office:value="5" calcext:value-type="float">
            <text:p>5</text:p>
          </table:table-cell>
          <table:table-cell office:value-type="float" office:value="0.00099403578528827" calcext:value-type="float">
            <text:p>9,9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91176454402516" calcext:value-type="float">
            <text:p>0,001911764544025</text:p>
          </table:table-cell>
          <table:table-cell office:value-type="float" office:value="0.0341680125519354" calcext:value-type="float">
            <text:p>0,034168012551935</text:p>
          </table:table-cell>
          <table:table-cell office:value-type="float" office:value="0.1423433076564" calcext:value-type="float">
            <text:p>0,1423433076564</text:p>
          </table:table-cell>
          <table:table-cell office:value-type="float" office:value="0.357852882703777" calcext:value-type="float">
            <text:p>0,357852882703777</text:p>
          </table:table-cell>
          <table:table-cell office:value-type="float" office:value="0.534364202912112" calcext:value-type="float">
            <text:p>0,534364202912112</text:p>
          </table:table-cell>
          <table:table-cell office:value-type="float" office:value="0.036398805" calcext:value-type="float">
            <text:p>0,0363988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294117647058824" calcext:value-type="float">
            <text:p>2,94E-04</text:p>
          </table:table-cell>
          <table:table-cell table:style-name="Default" office:value-type="float" office:value="0.00117647058823529" calcext:value-type="float">
            <text:p>0,001176470588235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165992262" calcext:value-type="float">
            <text:p>0,1659922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48986831" calcext:value-type="float">
            <text:p>0,048986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41395627" calcext:value-type="float">
            <text:p>0,041395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70588235294118" calcext:value-type="float">
            <text:p>4,71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38663088" calcext:value-type="float">
            <text:p>0,038663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112.06981132076" calcext:value-type="float">
            <text:p>5112,06981132076</text:p>
          </table:table-cell>
          <table:table-cell office:value-type="float" office:value="0.402703600398847" calcext:value-type="float">
            <text:p>0,402703600398847</text:p>
          </table:table-cell>
          <table:table-cell office:value-type="float" office:value="10" calcext:value-type="float">
            <text:p>10</text:p>
          </table:table-cell>
          <table:table-cell office:value-type="float" office:value="0.000868960722975322" calcext:value-type="float">
            <text:p>8,69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84489779874214" calcext:value-type="float">
            <text:p>0,001844897798742</text:p>
          </table:table-cell>
          <table:table-cell office:value-type="float" office:value="0.0713219002322349" calcext:value-type="float">
            <text:p>0,071321900232235</text:p>
          </table:table-cell>
          <table:table-cell office:value-type="float" office:value="0.280058276422007" calcext:value-type="float">
            <text:p>0,280058276422007</text:p>
          </table:table-cell>
          <table:table-cell office:value-type="float" office:value="0.312825860271116" calcext:value-type="float">
            <text:p>0,312825860271116</text:p>
          </table:table-cell>
          <table:table-cell office:value-type="float" office:value="0.664206036925358" calcext:value-type="float">
            <text:p>0,664206036925358</text:p>
          </table:table-cell>
          <table:table-cell office:value-type="float" office:value="0.034310783" calcext:value-type="float">
            <text:p>0,034310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141176470588235" calcext:value-type="float">
            <text:p>0,001411764705882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189848422" calcext:value-type="float">
            <text:p>0,189848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294117647058824" calcext:value-type="float">
            <text:p>2,94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60902786" calcext:value-type="float">
            <text:p>0,0609027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43021327" calcext:value-type="float">
            <text:p>0,043021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352941176470588" calcext:value-type="float">
            <text:p>3,53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36857778" calcext:value-type="float">
            <text:p>0,036857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112.11509433962" calcext:value-type="float">
            <text:p>5112,11509433962</text:p>
          </table:table-cell>
          <table:table-cell office:value-type="float" office:value="0.680649540517961" calcext:value-type="float">
            <text:p>0,680649540517961</text:p>
          </table:table-cell>
          <table:table-cell office:value-type="float" office:value="13" calcext:value-type="float">
            <text:p>13</text:p>
          </table:table-cell>
          <table:table-cell office:value-type="float" office:value="0.00065973940293584" calcext:value-type="float">
            <text:p>6,60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71892908805031" calcext:value-type="float">
            <text:p>0,00171892908805</text:p>
          </table:table-cell>
          <table:table-cell office:value-type="float" office:value="0.12030156119154" calcext:value-type="float">
            <text:p>0,12030156119154</text:p>
          </table:table-cell>
          <table:table-cell office:value-type="float" office:value="0.422250421562024" calcext:value-type="float">
            <text:p>0,422250421562024</text:p>
          </table:table-cell>
          <table:table-cell office:value-type="float" office:value="0.237506185056903" calcext:value-type="float">
            <text:p>0,237506185056903</text:p>
          </table:table-cell>
          <table:table-cell office:value-type="float" office:value="0.780058167810467" calcext:value-type="float">
            <text:p>0,780058167810467</text:p>
          </table:table-cell>
          <table:table-cell office:value-type="float" office:value="0.032704716" calcext:value-type="float">
            <text:p>0,03270471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411764705882353" calcext:value-type="float">
            <text:p>4,12E-04</text:p>
          </table:table-cell>
          <table:table-cell table:style-name="Default" office:value-type="float" office:value="0.00129411764705882" calcext:value-type="float">
            <text:p>0,001294117647059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195030676" calcext:value-type="float">
            <text:p>0,1950306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62471923" calcext:value-type="float">
            <text:p>0,06247192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52990237" calcext:value-type="float">
            <text:p>0,05299023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4339043" calcext:value-type="float">
            <text:p>0,0433904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18.12075471698" calcext:value-type="float">
            <text:p>5118,12075471698</text:p>
          </table:table-cell>
          <table:table-cell office:value-type="float" office:value="0.850290241733365" calcext:value-type="float">
            <text:p>0,850290241733365</text:p>
          </table:table-cell>
          <table:table-cell office:value-type="float" office:value="18" calcext:value-type="float">
            <text:p>18</text:p>
          </table:table-cell>
          <table:table-cell office:value-type="float" office:value="0.000824112494236976" calcext:value-type="float">
            <text:p>8,24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411764705882353" calcext:value-type="float">
            <text:p>4,12E-04</text:p>
          </table:table-cell>
          <table:table-cell office:value-type="float" office:value="0.00173592641509434" calcext:value-type="float">
            <text:p>0,001735926415094</text:p>
          </table:table-cell>
          <table:table-cell office:value-type="float" office:value="0.150212213444574" calcext:value-type="float">
            <text:p>0,150212213444574</text:p>
          </table:table-cell>
          <table:table-cell office:value-type="float" office:value="0.551773861024988" calcext:value-type="float">
            <text:p>0,551773861024988</text:p>
          </table:table-cell>
          <table:table-cell office:value-type="float" office:value="0.296680497925311" calcext:value-type="float">
            <text:p>0,296680497925311</text:p>
          </table:table-cell>
          <table:table-cell office:value-type="float" office:value="0.998666572394872" calcext:value-type="float">
            <text:p>0,998666572394872</text:p>
          </table:table-cell>
          <table:table-cell office:value-type="float" office:value="0.033033812" calcext:value-type="float">
            <text:p>0,0330338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211764705882353" calcext:value-type="float">
            <text:p>0,00211764705882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227690986" calcext:value-type="float">
            <text:p>0,227690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table:style-name="Default" office:value-type="float" office:value="0.00105882352941177" calcext:value-type="float">
            <text:p>0,001058823529412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78310216" calcext:value-type="float">
            <text:p>0,078310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54653291" calcext:value-type="float">
            <text:p>0,0546532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29411764705882" calcext:value-type="float">
            <text:p>5,29E-0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46373755" calcext:value-type="float">
            <text:p>0,0463737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12.11320754717" calcext:value-type="float">
            <text:p>5112,11320754717</text:p>
          </table:table-cell>
          <table:table-cell office:value-type="float" office:value="1.16887557154535" calcext:value-type="float">
            <text:p>1,16887557154535</text:p>
          </table:table-cell>
          <table:table-cell office:value-type="float" office:value="24" calcext:value-type="float">
            <text:p>24</text:p>
          </table:table-cell>
          <table:table-cell office:value-type="float" office:value="0.000823744433289572" calcext:value-type="float">
            <text:p>8,24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588235294117647" calcext:value-type="float">
            <text:p>5,88E-04</text:p>
          </table:table-cell>
          <table:table-cell office:value-type="float" office:value="0.00154638918238994" calcext:value-type="float">
            <text:p>0,00154638918239</text:p>
          </table:table-cell>
          <table:table-cell office:value-type="float" office:value="0.206345391676301" calcext:value-type="float">
            <text:p>0,206345391676301</text:p>
          </table:table-cell>
          <table:table-cell office:value-type="float" office:value="0.713193286614744" calcext:value-type="float">
            <text:p>0,713193286614744</text:p>
          </table:table-cell>
          <table:table-cell office:value-type="float" office:value="0.296547995984246" calcext:value-type="float">
            <text:p>0,296547995984246</text:p>
          </table:table-cell>
          <table:table-cell office:value-type="float" office:value="1.21608667427529" calcext:value-type="float">
            <text:p>1,21608667427529</text:p>
          </table:table-cell>
          <table:table-cell office:value-type="float" office:value="0.041532078" calcext:value-type="float">
            <text:p>0,0415320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705882352941177" calcext:value-type="float">
            <text:p>7,06E-04</text:p>
          </table:table-cell>
          <table:table-cell table:style-name="Default" office:value-type="float" office:value="0.00305882352941177" calcext:value-type="float">
            <text:p>0,003058823529412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293978872" calcext:value-type="float">
            <text:p>0,293978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352941176470588" calcext:value-type="float">
            <text:p>3,53E-04</text:p>
          </table:table-cell>
          <table:table-cell table:style-name="Default" office:value-type="float" office:value="0.002" calcext:value-type="float">
            <text:p>0,002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106508339" calcext:value-type="float">
            <text:p>0,106508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823529411764706" calcext:value-type="float">
            <text:p>8,24E-04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056762045" calcext:value-type="float">
            <text:p>0,0567620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235294117647059" calcext:value-type="float">
            <text:p>2,35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052213893" calcext:value-type="float">
            <text:p>0,0522138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52.81144498849" calcext:value-type="float">
            <text:p>5052,81144498849</text:p>
          </table:table-cell>
          <table:table-cell office:value-type="float" office:value="1.40621358503786" calcext:value-type="float">
            <text:p>1,40621358503786</text:p>
          </table:table-cell>
          <table:table-cell office:value-type="float" office:value="30" calcext:value-type="float">
            <text:p>30</text:p>
          </table:table-cell>
          <table:table-cell office:value-type="float" office:value="0.000902255639097744" calcext:value-type="float">
            <text:p>9,02E-04</text:p>
          </table:table-cell>
          <table:table-cell office:value-type="float" office:value="0.000176470588235294" calcext:value-type="float">
            <text:p>1,76E-04</text:p>
          </table:table-cell>
          <table:table-cell office:value-type="float" office:value="0.000647058823529412" calcext:value-type="float">
            <text:p>6,47E-04</text:p>
          </table:table-cell>
          <table:table-cell office:value-type="float" office:value="0.00142047011448443" calcext:value-type="float">
            <text:p>0,001420470114484</text:p>
          </table:table-cell>
          <table:table-cell office:value-type="float" office:value="0.248165883923359" calcext:value-type="float">
            <text:p>0,248165883923359</text:p>
          </table:table-cell>
          <table:table-cell office:value-type="float" office:value="0.852203653065997" calcext:value-type="float">
            <text:p>0,852203653065997</text:p>
          </table:table-cell>
          <table:table-cell office:value-type="float" office:value="0.324812030075188" calcext:value-type="float">
            <text:p>0,324812030075188</text:p>
          </table:table-cell>
          <table:table-cell office:value-type="float" office:value="1.42518156706454" calcext:value-type="float">
            <text:p>1,42518156706454</text:p>
          </table:table-cell>
          <table:table-cell office:value-type="float" office:value="0.048648279" calcext:value-type="float">
            <text:p>0,048648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529411764705882" calcext:value-type="float">
            <text:p>5,29E-04</text:p>
          </table:table-cell>
          <table:table-cell table:style-name="Default" office:value-type="float" office:value="0.00294117647058824" calcext:value-type="float">
            <text:p>0,002941176470588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286902106" calcext:value-type="float">
            <text:p>0,286902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176470588235294" calcext:value-type="float">
            <text:p>1,76E-04</text:p>
          </table:table-cell>
          <table:table-cell table:style-name="Default" office:value-type="float" office:value="0.00147058823529412" calcext:value-type="float">
            <text:p>0,00147058823529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101977494" calcext:value-type="float">
            <text:p>0,101977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062242731" calcext:value-type="float">
            <text:p>0,0622427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0588235294117647" calcext:value-type="float">
            <text:p>5,88E-05</text:p>
          </table:table-cell>
          <table:table-cell office:value-type="float" office:value="0.000764705882352941" calcext:value-type="float">
            <text:p>7,65E-0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059481512" calcext:value-type="float">
            <text:p>0,059481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15.11886792453" calcext:value-type="float">
            <text:p>5115,11886792453</text:p>
          </table:table-cell>
          <table:table-cell office:value-type="float" office:value="1.49378156412537" calcext:value-type="float">
            <text:p>1,49378156412537</text:p>
          </table:table-cell>
          <table:table-cell office:value-type="float" office:value="30" calcext:value-type="float">
            <text:p>30</text:p>
          </table:table-cell>
          <table:table-cell office:value-type="float" office:value="0.00079572406263397" calcext:value-type="float">
            <text:p>7,96E-04</text:p>
          </table:table-cell>
          <table:table-cell office:value-type="float" office:value="0.000117647058823529" calcext:value-type="float">
            <text:p>1,18E-04</text:p>
          </table:table-cell>
          <table:table-cell office:value-type="float" office:value="0.000705882352941177" calcext:value-type="float">
            <text:p>7,06E-04</text:p>
          </table:table-cell>
          <table:table-cell office:value-type="float" office:value="0.00143070222222222" calcext:value-type="float">
            <text:p>0,001430702222222</text:p>
          </table:table-cell>
          <table:table-cell office:value-type="float" office:value="0.26360592255708" calcext:value-type="float">
            <text:p>0,26360592255708</text:p>
          </table:table-cell>
          <table:table-cell office:value-type="float" office:value="0.904567517218272" calcext:value-type="float">
            <text:p>0,904567517218272</text:p>
          </table:table-cell>
          <table:table-cell office:value-type="float" office:value="0.286460662548229" calcext:value-type="float">
            <text:p>0,286460662548229</text:p>
          </table:table-cell>
          <table:table-cell office:value-type="float" office:value="1.45463410232358" calcext:value-type="float">
            <text:p>1,45463410232358</text:p>
          </table:table-cell>
          <table:table-cell office:value-type="float" office:value="0.056348549" calcext:value-type="float">
            <text:p>0,056348549</text:p>
          </table:table-cell>
        </table:table-row>
      </table:table>
      <table:table table:name="HPPM_MSTRG_AVG" table:style-name="ta1">
        <table:table-column table:style-name="co14" table:number-columns-repeated="5" table:default-cell-style-name="Default"/>
        <table:table-column table:style-name="co14" table:number-columns-repeated="3" table:default-cell-style-name="ce2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table:style-name="Default"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VERAGE([HPPM_MSTRG.C2:.C6])" office:value-type="float" office:value="5115.09245283019" calcext:value-type="float">
            <text:p>5115,09245283019</text:p>
          </table:table-cell>
          <table:table-cell table:formula="of:=AVERAGE([HPPM_MSTRG.D2:.D6])" office:value-type="float" office:value="0.191894319131161" calcext:value-type="float">
            <text:p>0,191894319131161</text:p>
          </table:table-cell>
          <table:table-cell table:formula="of:=AVERAGE([HPPM_MSTRG.E2:.E6])" office:value-type="float" office:value="5" calcext:value-type="float">
            <text:p>5</text:p>
          </table:table-cell>
          <table:table-cell table:formula="of:=AVERAGE([HPPM_MSTRG.F2:.F6])" office:value-type="float" office:value="0.00099403578528827" calcext:value-type="float">
            <text:p>9,94E-04</text:p>
          </table:table-cell>
          <table:table-cell table:formula="of:=AVERAGE([HPPM_MSTRG.G2:.G6])" office:value-type="float" office:value="0.000152941176470588" calcext:value-type="float">
            <text:p>1,53E-04</text:p>
          </table:table-cell>
          <table:table-cell table:formula="of:=AVERAGE([HPPM_MSTRG.H2:.H6])" office:value-type="float" office:value="0.000576470588235294" calcext:value-type="float">
            <text:p>5,76E-04</text:p>
          </table:table-cell>
          <table:table-cell table:formula="of:=AVERAGE([HPPM_MSTRG.I2:.I6])" office:value-type="float" office:value="0.00191176454402516" calcext:value-type="float">
            <text:p>0,001911764544025</text:p>
          </table:table-cell>
          <table:table-cell table:formula="of:=AVERAGE([HPPM_MSTRG.J2:.J6])" office:value-type="float" office:value="0.0341680125519354" calcext:value-type="float">
            <text:p>0,034168012551935</text:p>
          </table:table-cell>
          <table:table-cell table:style-name="ce2" table:formula="of:=AVERAGE([HPPM_MSTRG.K2:.K6])" office:value-type="float" office:value="0.1423433076564" calcext:value-type="float">
            <text:p>1,42E-01</text:p>
          </table:table-cell>
          <table:table-cell table:formula="of:=AVERAGE([HPPM_MSTRG.L2:.L6])" office:value-type="float" office:value="0.357852882703777" calcext:value-type="float">
            <text:p>0,357852882703777</text:p>
          </table:table-cell>
          <table:table-cell table:formula="of:=AVERAGE([HPPM_MSTRG.M2:.M6])" office:value-type="float" office:value="0.534364202912112" calcext:value-type="float">
            <text:p>0,534364202912112</text:p>
          </table:table-cell>
          <table:table-cell table:formula="of:=AVERAGE([HPPM_MSTRG.N2:.N6])" office:value-type="float" office:value="0.0525766154" calcext:value-type="float">
            <text:p>0,0525766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HPPM_MSTRG.C7:.C11])" office:value-type="float" office:value="5112.06981132076" calcext:value-type="float">
            <text:p>5112,06981132076</text:p>
          </table:table-cell>
          <table:table-cell table:formula="of:=AVERAGE([HPPM_MSTRG.D7:.D11])" office:value-type="float" office:value="0.402703600398847" calcext:value-type="float">
            <text:p>0,402703600398847</text:p>
          </table:table-cell>
          <table:table-cell table:formula="of:=AVERAGE([HPPM_MSTRG.E7:.E11])" office:value-type="float" office:value="10" calcext:value-type="float">
            <text:p>10</text:p>
          </table:table-cell>
          <table:table-cell table:formula="of:=AVERAGE([HPPM_MSTRG.F7:.F11])" office:value-type="float" office:value="0.000868960722975322" calcext:value-type="float">
            <text:p>8,69E-04</text:p>
          </table:table-cell>
          <table:table-cell table:formula="of:=AVERAGE([HPPM_MSTRG.G7:.G11])" office:value-type="float" office:value="0.000129411764705882" calcext:value-type="float">
            <text:p>1,29E-04</text:p>
          </table:table-cell>
          <table:table-cell table:formula="of:=AVERAGE([HPPM_MSTRG.H7:.H11])" office:value-type="float" office:value="0.000658823529411765" calcext:value-type="float">
            <text:p>6,59E-04</text:p>
          </table:table-cell>
          <table:table-cell table:formula="of:=AVERAGE([HPPM_MSTRG.I7:.I11])" office:value-type="float" office:value="0.00184489779874214" calcext:value-type="float">
            <text:p>0,001844897798742</text:p>
          </table:table-cell>
          <table:table-cell table:formula="of:=AVERAGE([HPPM_MSTRG.J7:.J11])" office:value-type="float" office:value="0.0713219002322349" calcext:value-type="float">
            <text:p>0,071321900232235</text:p>
          </table:table-cell>
          <table:table-cell table:formula="of:=AVERAGE([HPPM_MSTRG.K7:.K11])" office:value-type="float" office:value="0.280058276422007" calcext:value-type="float">
            <text:p>0,280058276422007</text:p>
          </table:table-cell>
          <table:table-cell table:formula="of:=AVERAGE([HPPM_MSTRG.L7:.L11])" office:value-type="float" office:value="0.312825860271116" calcext:value-type="float">
            <text:p>0,312825860271116</text:p>
          </table:table-cell>
          <table:table-cell table:formula="of:=AVERAGE([HPPM_MSTRG.M7:.M11])" office:value-type="float" office:value="0.664206036925358" calcext:value-type="float">
            <text:p>0,664206036925358</text:p>
          </table:table-cell>
          <table:table-cell table:formula="of:=AVERAGE([HPPM_MSTRG.N7:.N11])" office:value-type="float" office:value="0.0658697182" calcext:value-type="float">
            <text:p>0,0658697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HPPM_MSTRG.C12:.C16])" office:value-type="float" office:value="5112.11509433962" calcext:value-type="float">
            <text:p>5112,11509433962</text:p>
          </table:table-cell>
          <table:table-cell table:formula="of:=AVERAGE([HPPM_MSTRG.D12:.D16])" office:value-type="float" office:value="0.680649540517961" calcext:value-type="float">
            <text:p>0,680649540517961</text:p>
          </table:table-cell>
          <table:table-cell table:formula="of:=AVERAGE([HPPM_MSTRG.E12:.E16])" office:value-type="float" office:value="13" calcext:value-type="float">
            <text:p>13</text:p>
          </table:table-cell>
          <table:table-cell table:formula="of:=AVERAGE([HPPM_MSTRG.F12:.F16])" office:value-type="float" office:value="0.00065973940293584" calcext:value-type="float">
            <text:p>6,60E-04</text:p>
          </table:table-cell>
          <table:table-cell table:formula="of:=AVERAGE([HPPM_MSTRG.G12:.G16])" office:value-type="float" office:value="0.000188235294117647" calcext:value-type="float">
            <text:p>1,88E-04</text:p>
          </table:table-cell>
          <table:table-cell table:formula="of:=AVERAGE([HPPM_MSTRG.H12:.H16])" office:value-type="float" office:value="0.000705882352941177" calcext:value-type="float">
            <text:p>7,06E-04</text:p>
          </table:table-cell>
          <table:table-cell table:formula="of:=AVERAGE([HPPM_MSTRG.I12:.I16])" office:value-type="float" office:value="0.00171892908805031" calcext:value-type="float">
            <text:p>0,00171892908805</text:p>
          </table:table-cell>
          <table:table-cell table:formula="of:=AVERAGE([HPPM_MSTRG.J12:.J16])" office:value-type="float" office:value="0.12030156119154" calcext:value-type="float">
            <text:p>0,12030156119154</text:p>
          </table:table-cell>
          <table:table-cell table:formula="of:=AVERAGE([HPPM_MSTRG.K12:.K16])" office:value-type="float" office:value="0.422250421562024" calcext:value-type="float">
            <text:p>0,422250421562024</text:p>
          </table:table-cell>
          <table:table-cell table:formula="of:=AVERAGE([HPPM_MSTRG.L12:.L16])" office:value-type="float" office:value="0.237506185056903" calcext:value-type="float">
            <text:p>0,237506185056903</text:p>
          </table:table-cell>
          <table:table-cell table:formula="of:=AVERAGE([HPPM_MSTRG.M12:.M16])" office:value-type="float" office:value="0.780058167810467" calcext:value-type="float">
            <text:p>0,780058167810467</text:p>
          </table:table-cell>
          <table:table-cell table:formula="of:=AVERAGE([HPPM_MSTRG.N12:.N16])" office:value-type="float" office:value="0.0726670058" calcext:value-type="float">
            <text:p>0,072667005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VERAGE([HPPM_MSTRG.C17:.C21])" office:value-type="float" office:value="5118.12075471698" calcext:value-type="float">
            <text:p>5118,12075471698</text:p>
          </table:table-cell>
          <table:table-cell table:formula="of:=AVERAGE([HPPM_MSTRG.D17:.D21])" office:value-type="float" office:value="0.850290241733365" calcext:value-type="float">
            <text:p>0,850290241733365</text:p>
          </table:table-cell>
          <table:table-cell table:formula="of:=AVERAGE([HPPM_MSTRG.E17:.E21])" office:value-type="float" office:value="18" calcext:value-type="float">
            <text:p>18</text:p>
          </table:table-cell>
          <table:table-cell table:formula="of:=AVERAGE([HPPM_MSTRG.F17:.F21])" office:value-type="float" office:value="0.000824112494236976" calcext:value-type="float">
            <text:p>8,24E-04</text:p>
          </table:table-cell>
          <table:table-cell table:formula="of:=AVERAGE([HPPM_MSTRG.G17:.G21])" office:value-type="float" office:value="0.000164705882352941" calcext:value-type="float">
            <text:p>1,65E-04</text:p>
          </table:table-cell>
          <table:table-cell table:formula="of:=AVERAGE([HPPM_MSTRG.H17:.H21])" office:value-type="float" office:value="0.000741176470588236" calcext:value-type="float">
            <text:p>7,41E-04</text:p>
          </table:table-cell>
          <table:table-cell table:formula="of:=AVERAGE([HPPM_MSTRG.I17:.I21])" office:value-type="float" office:value="0.00173592641509434" calcext:value-type="float">
            <text:p>0,001735926415094</text:p>
          </table:table-cell>
          <table:table-cell table:formula="of:=AVERAGE([HPPM_MSTRG.J17:.J21])" office:value-type="float" office:value="0.150212213444574" calcext:value-type="float">
            <text:p>0,150212213444574</text:p>
          </table:table-cell>
          <table:table-cell table:formula="of:=AVERAGE([HPPM_MSTRG.K17:.K21])" office:value-type="float" office:value="0.551773861024988" calcext:value-type="float">
            <text:p>0,551773861024988</text:p>
          </table:table-cell>
          <table:table-cell table:formula="of:=AVERAGE([HPPM_MSTRG.L17:.L21])" office:value-type="float" office:value="0.296680497925311" calcext:value-type="float">
            <text:p>0,296680497925311</text:p>
          </table:table-cell>
          <table:table-cell table:formula="of:=AVERAGE([HPPM_MSTRG.M17:.M21])" office:value-type="float" office:value="0.998666572394872" calcext:value-type="float">
            <text:p>0,998666572394872</text:p>
          </table:table-cell>
          <table:table-cell table:formula="of:=AVERAGE([HPPM_MSTRG.N17:.N21])" office:value-type="float" office:value="0.0773834156" calcext:value-type="float">
            <text:p>0,07738341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VERAGE([HPPM_MSTRG.C22:.C26])" office:value-type="float" office:value="5112.11320754717" calcext:value-type="float">
            <text:p>5112,11320754717</text:p>
          </table:table-cell>
          <table:table-cell table:formula="of:=AVERAGE([HPPM_MSTRG.D22:.D26])" office:value-type="float" office:value="1.16887557154535" calcext:value-type="float">
            <text:p>1,16887557154535</text:p>
          </table:table-cell>
          <table:table-cell table:formula="of:=AVERAGE([HPPM_MSTRG.E22:.E26])" office:value-type="float" office:value="24" calcext:value-type="float">
            <text:p>24</text:p>
          </table:table-cell>
          <table:table-cell table:formula="of:=AVERAGE([HPPM_MSTRG.F22:.F26])" office:value-type="float" office:value="0.000823744433289572" calcext:value-type="float">
            <text:p>8,24E-04</text:p>
          </table:table-cell>
          <table:table-cell table:formula="of:=AVERAGE([HPPM_MSTRG.G22:.G26])" office:value-type="float" office:value="0.000176470588235294" calcext:value-type="float">
            <text:p>1,76E-04</text:p>
          </table:table-cell>
          <table:table-cell table:formula="of:=AVERAGE([HPPM_MSTRG.H22:.H26])" office:value-type="float" office:value="0.001" calcext:value-type="float">
            <text:p>1,00E-03</text:p>
          </table:table-cell>
          <table:table-cell table:formula="of:=AVERAGE([HPPM_MSTRG.I22:.I26])" office:value-type="float" office:value="0.00154638918238994" calcext:value-type="float">
            <text:p>0,00154638918239</text:p>
          </table:table-cell>
          <table:table-cell table:formula="of:=AVERAGE([HPPM_MSTRG.J22:.J26])" office:value-type="float" office:value="0.206345391676301" calcext:value-type="float">
            <text:p>0,206345391676301</text:p>
          </table:table-cell>
          <table:table-cell table:formula="of:=AVERAGE([HPPM_MSTRG.K22:.K26])" office:value-type="float" office:value="0.713193286614744" calcext:value-type="float">
            <text:p>0,713193286614744</text:p>
          </table:table-cell>
          <table:table-cell table:formula="of:=AVERAGE([HPPM_MSTRG.L22:.L26])" office:value-type="float" office:value="0.296547995984246" calcext:value-type="float">
            <text:p>0,296547995984246</text:p>
          </table:table-cell>
          <table:table-cell table:formula="of:=AVERAGE([HPPM_MSTRG.M22:.M26])" office:value-type="float" office:value="1.21608667427529" calcext:value-type="float">
            <text:p>1,21608667427529</text:p>
          </table:table-cell>
          <table:table-cell table:formula="of:=AVERAGE([HPPM_MSTRG.N22:.N26])" office:value-type="float" office:value="0.0897120652" calcext:value-type="float">
            <text:p>0,08971206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HPPM_MSTRG.C27:.C31])" office:value-type="float" office:value="5052.81144498849" calcext:value-type="float">
            <text:p>5052,81144498849</text:p>
          </table:table-cell>
          <table:table-cell table:formula="of:=AVERAGE([HPPM_MSTRG.D27:.D31])" office:value-type="float" office:value="1.40621358503786" calcext:value-type="float">
            <text:p>1,40621358503786</text:p>
          </table:table-cell>
          <table:table-cell table:formula="of:=AVERAGE([HPPM_MSTRG.E27:.E31])" office:value-type="float" office:value="30" calcext:value-type="float">
            <text:p>30</text:p>
          </table:table-cell>
          <table:table-cell table:formula="of:=AVERAGE([HPPM_MSTRG.F27:.F31])" office:value-type="float" office:value="0.000902255639097744" calcext:value-type="float">
            <text:p>9,02E-04</text:p>
          </table:table-cell>
          <table:table-cell table:formula="of:=AVERAGE([HPPM_MSTRG.G27:.G31])" office:value-type="float" office:value="0.000329411764705882" calcext:value-type="float">
            <text:p>3,29E-04</text:p>
          </table:table-cell>
          <table:table-cell table:style-name="Default" table:formula="of:=AVERAGE([HPPM_MSTRG.H27:.H31])" office:value-type="float" office:value="0.00143529411764706" calcext:value-type="float">
            <text:p>0,001435294117647</text:p>
          </table:table-cell>
          <table:table-cell table:formula="of:=AVERAGE([HPPM_MSTRG.I27:.I31])" office:value-type="float" office:value="0.00142047011448443" calcext:value-type="float">
            <text:p>0,001420470114484</text:p>
          </table:table-cell>
          <table:table-cell table:formula="of:=AVERAGE([HPPM_MSTRG.J27:.J31])" office:value-type="float" office:value="0.248165883923359" calcext:value-type="float">
            <text:p>0,248165883923359</text:p>
          </table:table-cell>
          <table:table-cell table:formula="of:=AVERAGE([HPPM_MSTRG.K27:.K31])" office:value-type="float" office:value="0.852203653065997" calcext:value-type="float">
            <text:p>0,852203653065997</text:p>
          </table:table-cell>
          <table:table-cell table:formula="of:=AVERAGE([HPPM_MSTRG.L27:.L31])" office:value-type="float" office:value="0.324812030075188" calcext:value-type="float">
            <text:p>0,324812030075188</text:p>
          </table:table-cell>
          <table:table-cell table:formula="of:=AVERAGE([HPPM_MSTRG.M27:.M31])" office:value-type="float" office:value="1.42518156706454" calcext:value-type="float">
            <text:p>1,42518156706454</text:p>
          </table:table-cell>
          <table:table-cell table:formula="of:=AVERAGE([HPPM_MSTRG.N27:.N31])" office:value-type="float" office:value="0.1116222856" calcext:value-type="float">
            <text:p>0,1116222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VERAGE([HPPM_MSTRG.C32:.C36])" office:value-type="float" office:value="5115.11886792453" calcext:value-type="float">
            <text:p>5115,11886792453</text:p>
          </table:table-cell>
          <table:table-cell table:formula="of:=AVERAGE([HPPM_MSTRG.D32:.D36])" office:value-type="float" office:value="1.49378156412537" calcext:value-type="float">
            <text:p>1,49378156412537</text:p>
          </table:table-cell>
          <table:table-cell table:formula="of:=AVERAGE([HPPM_MSTRG.E32:.E36])" office:value-type="float" office:value="30" calcext:value-type="float">
            <text:p>30</text:p>
          </table:table-cell>
          <table:table-cell table:formula="of:=AVERAGE([HPPM_MSTRG.F32:.F36])" office:value-type="float" office:value="0.00079572406263397" calcext:value-type="float">
            <text:p>7,96E-04</text:p>
          </table:table-cell>
          <table:table-cell table:style-name="Default" table:formula="of:=AVERAGE([HPPM_MSTRG.G32:.G36])" office:value-type="float" office:value="0.0002" calcext:value-type="float">
            <text:p>0,0002</text:p>
          </table:table-cell>
          <table:table-cell table:style-name="Default" table:formula="of:=AVERAGE([HPPM_MSTRG.H32:.H36])" office:value-type="float" office:value="0.00131764705882353" calcext:value-type="float">
            <text:p>0,001317647058824</text:p>
          </table:table-cell>
          <table:table-cell table:formula="of:=AVERAGE([HPPM_MSTRG.I32:.I36])" office:value-type="float" office:value="0.00143070222222222" calcext:value-type="float">
            <text:p>0,001430702222222</text:p>
          </table:table-cell>
          <table:table-cell table:formula="of:=AVERAGE([HPPM_MSTRG.J32:.J36])" office:value-type="float" office:value="0.26360592255708" calcext:value-type="float">
            <text:p>0,26360592255708</text:p>
          </table:table-cell>
          <table:table-cell table:formula="of:=AVERAGE([HPPM_MSTRG.K32:.K36])" office:value-type="float" office:value="0.904567517218272" calcext:value-type="float">
            <text:p>0,904567517218272</text:p>
          </table:table-cell>
          <table:table-cell table:formula="of:=AVERAGE([HPPM_MSTRG.L32:.L36])" office:value-type="float" office:value="0.286460662548229" calcext:value-type="float">
            <text:p>0,286460662548229</text:p>
          </table:table-cell>
          <table:table-cell table:formula="of:=AVERAGE([HPPM_MSTRG.M32:.M36])" office:value-type="float" office:value="1.45463410232358" calcext:value-type="float">
            <text:p>1,45463410232358</text:p>
          </table:table-cell>
          <table:table-cell table:formula="of:=AVERAGE([HPPM_MSTRG.N32:.N36])" office:value-type="float" office:value="0.1133904784" calcext:value-type="float">
            <text:p>0,1133904784</text:p>
          </table:table-cell>
        </table:table-row>
      </table:table>
      <table:table table:name="GREEDY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[BFMC_RS_AVG.C2])/[BFMC_RS_AVG.C2]" office:value-type="float" office:value="0.0011802418498092" calcext:value-type="float">
            <text:p>0,001180241849809</text:p>
          </table:table-cell>
          <table:table-cell table:formula="of:=ABS([Greedy_MSTRGMT_AVG.D2]-[BFMC_RS_AVG.D2])/[BFMC_RS_AVG.D2]" office:value-type="float" office:value="0.521568627450981" calcext:value-type="float">
            <text:p>0,521568627450981</text:p>
          </table:table-cell>
          <table:table-cell table:formula="of:=ABS([Greedy_MSTRGMT_AVG.E2]-[BFMC_RS_AVG.E2])/[BFMC_RS_AVG.E2]" office:value-type="string" office:string-value="" calcext:value-type="error">
            <text:p>#DIV/0!</text:p>
          </table:table-cell>
          <table:table-cell table:formula="of:=ABS([Greedy_MSTRGMT_AVG.F2]-[BFMC_RS_AVG.F2])/[BFMC_RS_AVG.F2]" office:value-type="string" office:string-value="" calcext:value-type="error">
            <text:p>#DIV/0!</text:p>
          </table:table-cell>
          <table:table-cell table:formula="of:=ABS([Greedy_MSTRGMT_AVG.G2]-[BFMC_RS_AVG.G2])/[BFMC_RS_AVG.G2]" office:value-type="float" office:value="1" calcext:value-type="float">
            <text:p>1</text:p>
          </table:table-cell>
          <table:table-cell table:formula="of:=ABS([Greedy_MSTRGMT_AVG.H2]-[BFMC_RS_AVG.H2])/[BFMC_RS_AVG.H2]" office:value-type="float" office:value="0.704761904761905" calcext:value-type="float">
            <text:p>0,704761904761905</text:p>
          </table:table-cell>
          <table:table-cell table:formula="of:=ABS([Greedy_MSTRGMT_AVG.I2]-[BFMC_RS_AVG.I2])/[BFMC_RS_AVG.I2]" office:value-type="float" office:value="0.183719216335077" calcext:value-type="float">
            <text:p>0,183719216335077</text:p>
          </table:table-cell>
          <table:table-cell table:formula="of:=ABS([Greedy_MSTRGMT_AVG.J2]-[BFMC_RS_AVG.J2])/[BFMC_RS_AVG.J2]" office:value-type="float" office:value="0.518602713168715" calcext:value-type="float">
            <text:p>0,518602713168715</text:p>
          </table:table-cell>
          <table:table-cell table:formula="of:=ABS([Greedy_MSTRGMT_AVG.K2]-[BFMC_RS_AVG.K2])/[BFMC_RS_AVG.K2]" office:value-type="float" office:value="0" calcext:value-type="float">
            <text:p>0</text:p>
          </table:table-cell>
          <table:table-cell table:formula="of:=ABS([Greedy_MSTRGMT_AVG.L2]-[BFMC_RS_AVG.L2])/[BFMC_RS_AVG.L2]" office:value-type="string" office:string-value="" calcext:value-type="error">
            <text:p>#DIV/0!</text:p>
          </table:table-cell>
          <table:table-cell table:formula="of:=ABS([Greedy_MSTRGMT_AVG.M2]-[BFMC_RS_AVG.M2])/[BFMC_RS_AVG.M2]" office:value-type="float" office:value="0.237497022776357" calcext:value-type="float">
            <text:p>0,237497022776357</text:p>
          </table:table-cell>
          <table:table-cell table:formula="of:=ABS([Greedy_MSTRGMT_AVG.N2]-[BFMC_RS_AVG.N2])/[BFMC_RS_AVG.N2]" office:value-type="float" office:value="0.353243214727765" calcext:value-type="float">
            <text:p>0,353243214727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[BFMC_RS_AVG.C3])/[BFMC_RS_AVG.C3]" office:value-type="float" office:value="0.00726510175613535" calcext:value-type="float">
            <text:p>0,007265101756135</text:p>
          </table:table-cell>
          <table:table-cell table:formula="of:=ABS([Greedy_MSTRGMT_AVG.D3]-[BFMC_RS_AVG.D3])/[BFMC_RS_AVG.D3]" office:value-type="float" office:value="0.505340529970018" calcext:value-type="float">
            <text:p>0,505340529970018</text:p>
          </table:table-cell>
          <table:table-cell table:formula="of:=ABS([Greedy_MSTRGMT_AVG.E3]-[BFMC_RS_AVG.E3])/[BFMC_RS_AVG.E3]" office:value-type="string" office:string-value="" calcext:value-type="error">
            <text:p>#DIV/0!</text:p>
          </table:table-cell>
          <table:table-cell table:formula="of:=ABS([Greedy_MSTRGMT_AVG.F3]-[BFMC_RS_AVG.F3])/[BFMC_RS_AVG.F3]" office:value-type="string" office:string-value="" calcext:value-type="error">
            <text:p>#DIV/0!</text:p>
          </table:table-cell>
          <table:table-cell table:formula="of:=ABS([Greedy_MSTRGMT_AVG.G3]-[BFMC_RS_AVG.G3])/[BFMC_RS_AVG.G3]" office:value-type="float" office:value="0.4" calcext:value-type="float">
            <text:p>0,4</text:p>
          </table:table-cell>
          <table:table-cell table:formula="of:=ABS([Greedy_MSTRGMT_AVG.H3]-[BFMC_RS_AVG.H3])/[BFMC_RS_AVG.H3]" office:value-type="float" office:value="0.768115942028986" calcext:value-type="float">
            <text:p>0,768115942028986</text:p>
          </table:table-cell>
          <table:table-cell table:formula="of:=ABS([Greedy_MSTRGMT_AVG.I3]-[BFMC_RS_AVG.I3])/[BFMC_RS_AVG.I3]" office:value-type="float" office:value="0.680556516120906" calcext:value-type="float">
            <text:p>0,680556516120906</text:p>
          </table:table-cell>
          <table:table-cell table:formula="of:=ABS([Greedy_MSTRGMT_AVG.J3]-[BFMC_RS_AVG.J3])/[BFMC_RS_AVG.J3]" office:value-type="float" office:value="0.503489424416323" calcext:value-type="float">
            <text:p>0,503489424416323</text:p>
          </table:table-cell>
          <table:table-cell table:formula="of:=ABS([Greedy_MSTRGMT_AVG.K3]-[BFMC_RS_AVG.K3])/[BFMC_RS_AVG.K3]" office:value-type="float" office:value="0.999101904218877" calcext:value-type="float">
            <text:p>0,999101904218877</text:p>
          </table:table-cell>
          <table:table-cell table:formula="of:=ABS([Greedy_MSTRGMT_AVG.L3]-[BFMC_RS_AVG.L3])/[BFMC_RS_AVG.L3]" office:value-type="string" office:string-value="" calcext:value-type="error">
            <text:p>#DIV/0!</text:p>
          </table:table-cell>
          <table:table-cell table:formula="of:=ABS([Greedy_MSTRGMT_AVG.M3]-[BFMC_RS_AVG.M3])/[BFMC_RS_AVG.M3]" office:value-type="float" office:value="9.23039666542557" calcext:value-type="float">
            <text:p>9,23039666542557</text:p>
          </table:table-cell>
          <table:table-cell table:formula="of:=ABS([Greedy_MSTRGMT_AVG.N3]-[BFMC_RS_AVG.N3])/[BFMC_RS_AVG.N3]" office:value-type="float" office:value="0.174380405362781" calcext:value-type="float">
            <text:p>0,174380405362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[BFMC_RS_AVG.C4])/[BFMC_RS_AVG.C4]" office:value-type="float" office:value="0.00667290293250998" calcext:value-type="float">
            <text:p>0,00667290293251</text:p>
          </table:table-cell>
          <table:table-cell table:formula="of:=ABS([Greedy_MSTRGMT_AVG.D4]-[BFMC_RS_AVG.D4])/[BFMC_RS_AVG.D4]" office:value-type="float" office:value="0.278929338750407" calcext:value-type="float">
            <text:p>0,278929338750407</text:p>
          </table:table-cell>
          <table:table-cell table:formula="of:=ABS([Greedy_MSTRGMT_AVG.E4]-[BFMC_RS_AVG.E4])/[BFMC_RS_AVG.E4]" office:value-type="string" office:string-value="" calcext:value-type="error">
            <text:p>#DIV/0!</text:p>
          </table:table-cell>
          <table:table-cell table:formula="of:=ABS([Greedy_MSTRGMT_AVG.F4]-[BFMC_RS_AVG.F4])/[BFMC_RS_AVG.F4]" office:value-type="string" office:string-value="" calcext:value-type="error">
            <text:p>#DIV/0!</text:p>
          </table:table-cell>
          <table:table-cell table:formula="of:=ABS([Greedy_MSTRGMT_AVG.G4]-[BFMC_RS_AVG.G4])/[BFMC_RS_AVG.G4]" office:value-type="float" office:value="0.142857142857142" calcext:value-type="float">
            <text:p>0,142857142857142</text:p>
          </table:table-cell>
          <table:table-cell table:formula="of:=ABS([Greedy_MSTRGMT_AVG.H4]-[BFMC_RS_AVG.H4])/[BFMC_RS_AVG.H4]" office:value-type="float" office:value="0.80859375" calcext:value-type="float">
            <text:p>0,80859375</text:p>
          </table:table-cell>
          <table:table-cell table:formula="of:=ABS([Greedy_MSTRGMT_AVG.I4]-[BFMC_RS_AVG.I4])/[BFMC_RS_AVG.I4]" office:value-type="float" office:value="0.530635596761969" calcext:value-type="float">
            <text:p>0,530635596761969</text:p>
          </table:table-cell>
          <table:table-cell table:formula="of:=ABS([Greedy_MSTRGMT_AVG.J4]-[BFMC_RS_AVG.J4])/[BFMC_RS_AVG.J4]" office:value-type="float" office:value="0.277690620574596" calcext:value-type="float">
            <text:p>0,277690620574596</text:p>
          </table:table-cell>
          <table:table-cell table:formula="of:=ABS([Greedy_MSTRGMT_AVG.K4]-[BFMC_RS_AVG.K4])/[BFMC_RS_AVG.K4]" office:value-type="float" office:value="0.951760623458543" calcext:value-type="float">
            <text:p>0,951760623458543</text:p>
          </table:table-cell>
          <table:table-cell table:formula="of:=ABS([Greedy_MSTRGMT_AVG.L4]-[BFMC_RS_AVG.L4])/[BFMC_RS_AVG.L4]" office:value-type="string" office:string-value="" calcext:value-type="error">
            <text:p>#DIV/0!</text:p>
          </table:table-cell>
          <table:table-cell table:formula="of:=ABS([Greedy_MSTRGMT_AVG.M4]-[BFMC_RS_AVG.M4])/[BFMC_RS_AVG.M4]" office:value-type="float" office:value="4.13417851160526" calcext:value-type="float">
            <text:p>4,13417851160526</text:p>
          </table:table-cell>
          <table:table-cell table:formula="of:=ABS([Greedy_MSTRGMT_AVG.N4]-[BFMC_RS_AVG.N4])/[BFMC_RS_AVG.N4]" office:value-type="float" office:value="0.234151692008305" calcext:value-type="float">
            <text:p>0,23415169200830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[BFMC_RS_AVG.C5])/[BFMC_RS_AVG.C5]" office:value-type="float" office:value="0.00667290293250998" calcext:value-type="float">
            <text:p>0,00667290293251</text:p>
          </table:table-cell>
          <table:table-cell table:formula="of:=ABS([Greedy_MSTRGMT_AVG.D5]-[BFMC_RS_AVG.D5])/[BFMC_RS_AVG.D5]" office:value-type="float" office:value="0.0783730755659557" calcext:value-type="float">
            <text:p>0,078373075565956</text:p>
          </table:table-cell>
          <table:table-cell table:formula="of:=ABS([Greedy_MSTRGMT_AVG.E5]-[BFMC_RS_AVG.E5])/[BFMC_RS_AVG.E5]" office:value-type="string" office:string-value="" calcext:value-type="error">
            <text:p>#DIV/0!</text:p>
          </table:table-cell>
          <table:table-cell table:formula="of:=ABS([Greedy_MSTRGMT_AVG.F5]-[BFMC_RS_AVG.F5])/[BFMC_RS_AVG.F5]" office:value-type="string" office:string-value="" calcext:value-type="error">
            <text:p>#DIV/0!</text:p>
          </table:table-cell>
          <table:table-cell table:formula="of:=ABS([Greedy_MSTRGMT_AVG.G5]-[BFMC_RS_AVG.G5])/[BFMC_RS_AVG.G5]" office:value-type="float" office:value="1.8" calcext:value-type="float">
            <text:p>1,8</text:p>
          </table:table-cell>
          <table:table-cell table:formula="of:=ABS([Greedy_MSTRGMT_AVG.H5]-[BFMC_RS_AVG.H5])/[BFMC_RS_AVG.H5]" office:value-type="float" office:value="0.762264150943396" calcext:value-type="float">
            <text:p>0,762264150943396</text:p>
          </table:table-cell>
          <table:table-cell table:formula="of:=ABS([Greedy_MSTRGMT_AVG.I5]-[BFMC_RS_AVG.I5])/[BFMC_RS_AVG.I5]" office:value-type="float" office:value="0.389965696609682" calcext:value-type="float">
            <text:p>0,389965696609682</text:p>
          </table:table-cell>
          <table:table-cell table:formula="of:=ABS([Greedy_MSTRGMT_AVG.J5]-[BFMC_RS_AVG.J5])/[BFMC_RS_AVG.J5]" office:value-type="float" office:value="0.0776683643675703" calcext:value-type="float">
            <text:p>0,07766836436757</text:p>
          </table:table-cell>
          <table:table-cell table:formula="of:=ABS([Greedy_MSTRGMT_AVG.K5]-[BFMC_RS_AVG.K5])/[BFMC_RS_AVG.K5]" office:value-type="float" office:value="1.01347958324367" calcext:value-type="float">
            <text:p>1,01347958324367</text:p>
          </table:table-cell>
          <table:table-cell table:formula="of:=ABS([Greedy_MSTRGMT_AVG.L5]-[BFMC_RS_AVG.L5])/[BFMC_RS_AVG.L5]" office:value-type="string" office:string-value="" calcext:value-type="error">
            <text:p>#DIV/0!</text:p>
          </table:table-cell>
          <table:table-cell table:formula="of:=ABS([Greedy_MSTRGMT_AVG.M5]-[BFMC_RS_AVG.M5])/[BFMC_RS_AVG.M5]" office:value-type="float" office:value="8.99375539861051" calcext:value-type="float">
            <text:p>8,99375539861051</text:p>
          </table:table-cell>
          <table:table-cell table:formula="of:=ABS([Greedy_MSTRGMT_AVG.N5]-[BFMC_RS_AVG.N5])/[BFMC_RS_AVG.N5]" office:value-type="float" office:value="0.176111443074433" calcext:value-type="float">
            <text:p>0,1761114430744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[BFMC_RS_AVG.C6])/[BFMC_RS_AVG.C6]" office:value-type="float" office:value="0.00606617579213341" calcext:value-type="float">
            <text:p>0,006066175792133</text:p>
          </table:table-cell>
          <table:table-cell table:formula="of:=ABS([Greedy_MSTRGMT_AVG.D6]-[BFMC_RS_AVG.D6])/[BFMC_RS_AVG.D6]" office:value-type="float" office:value="0.213612913798075" calcext:value-type="float">
            <text:p>0,213612913798075</text:p>
          </table:table-cell>
          <table:table-cell table:formula="of:=ABS([Greedy_MSTRGMT_AVG.E6]-[BFMC_RS_AVG.E6])/[BFMC_RS_AVG.E6]" office:value-type="string" office:string-value="" calcext:value-type="error">
            <text:p>#DIV/0!</text:p>
          </table:table-cell>
          <table:table-cell table:formula="of:=ABS([Greedy_MSTRGMT_AVG.F6]-[BFMC_RS_AVG.F6])/[BFMC_RS_AVG.F6]" office:value-type="string" office:string-value="" calcext:value-type="error">
            <text:p>#DIV/0!</text:p>
          </table:table-cell>
          <table:table-cell table:formula="of:=ABS([Greedy_MSTRGMT_AVG.G6]-[BFMC_RS_AVG.G6])/[BFMC_RS_AVG.G6]" office:value-type="float" office:value="0.560606060606061" calcext:value-type="float">
            <text:p>0,560606060606061</text:p>
          </table:table-cell>
          <table:table-cell table:formula="of:=ABS([Greedy_MSTRGMT_AVG.H6]-[BFMC_RS_AVG.H6])/[BFMC_RS_AVG.H6]" office:value-type="float" office:value="0.982275879784228" calcext:value-type="float">
            <text:p>0,982275879784228</text:p>
          </table:table-cell>
          <table:table-cell table:formula="of:=ABS([Greedy_MSTRGMT_AVG.I6]-[BFMC_RS_AVG.I6])/[BFMC_RS_AVG.I6]" office:value-type="float" office:value="0.809296776517277" calcext:value-type="float">
            <text:p>0,809296776517277</text:p>
          </table:table-cell>
          <table:table-cell table:formula="of:=ABS([Greedy_MSTRGMT_AVG.J6]-[BFMC_RS_AVG.J6])/[BFMC_RS_AVG.J6]" office:value-type="float" office:value="0.212659439016806" calcext:value-type="float">
            <text:p>0,212659439016806</text:p>
          </table:table-cell>
          <table:table-cell table:formula="of:=ABS([Greedy_MSTRGMT_AVG.K6]-[BFMC_RS_AVG.K6])/[BFMC_RS_AVG.K6]" office:value-type="float" office:value="0.999087048796482" calcext:value-type="float">
            <text:p>0,999087048796482</text:p>
          </table:table-cell>
          <table:table-cell table:formula="of:=ABS([Greedy_MSTRGMT_AVG.L6]-[BFMC_RS_AVG.L6])/[BFMC_RS_AVG.L6]" office:value-type="string" office:string-value="" calcext:value-type="error">
            <text:p>#DIV/0!</text:p>
          </table:table-cell>
          <table:table-cell table:formula="of:=ABS([Greedy_MSTRGMT_AVG.M6]-[BFMC_RS_AVG.M6])/[BFMC_RS_AVG.M6]" office:value-type="float" office:value="5.66617028689042" calcext:value-type="float">
            <text:p>5,66617028689042</text:p>
          </table:table-cell>
          <table:table-cell table:formula="of:=ABS([Greedy_MSTRGMT_AVG.N6]-[BFMC_RS_AVG.N6])/[BFMC_RS_AVG.N6]" office:value-type="float" office:value="0.886168114097005" calcext:value-type="float">
            <text:p>0,886168114097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[BFMC_RS_AVG.C7])/[BFMC_RS_AVG.C7]" office:value-type="float" office:value="0.00731268650546809" calcext:value-type="float">
            <text:p>0,007312686505468</text:p>
          </table:table-cell>
          <table:table-cell table:formula="of:=ABS([Greedy_MSTRGMT_AVG.D7]-[BFMC_RS_AVG.D7])/[BFMC_RS_AVG.D7]" office:value-type="float" office:value="0.171487803813919" calcext:value-type="float">
            <text:p>0,171487803813919</text:p>
          </table:table-cell>
          <table:table-cell table:formula="of:=ABS([Greedy_MSTRGMT_AVG.E7]-[BFMC_RS_AVG.E7])/[BFMC_RS_AVG.E7]" office:value-type="string" office:string-value="" calcext:value-type="error">
            <text:p>#DIV/0!</text:p>
          </table:table-cell>
          <table:table-cell table:formula="of:=ABS([Greedy_MSTRGMT_AVG.F7]-[BFMC_RS_AVG.F7])/[BFMC_RS_AVG.F7]" office:value-type="string" office:string-value="" calcext:value-type="error">
            <text:p>#DIV/0!</text:p>
          </table:table-cell>
          <table:table-cell table:formula="of:=ABS([Greedy_MSTRGMT_AVG.G7]-[BFMC_RS_AVG.G7])/[BFMC_RS_AVG.G7]" office:value-type="float" office:value="0.999904200576621" calcext:value-type="float">
            <text:p>0,999904200576621</text:p>
          </table:table-cell>
          <table:table-cell table:formula="of:=ABS([Greedy_MSTRGMT_AVG.H7]-[BFMC_RS_AVG.H7])/[BFMC_RS_AVG.H7]" office:value-type="float" office:value="0.999699806238572" calcext:value-type="float">
            <text:p>0,999699806238572</text:p>
          </table:table-cell>
          <table:table-cell table:formula="of:=ABS([Greedy_MSTRGMT_AVG.I7]-[BFMC_RS_AVG.I7])/[BFMC_RS_AVG.I7]" office:value-type="float" office:value="0.99793289128363" calcext:value-type="float">
            <text:p>0,99793289128363</text:p>
          </table:table-cell>
          <table:table-cell table:formula="of:=ABS([Greedy_MSTRGMT_AVG.J7]-[BFMC_RS_AVG.J7])/[BFMC_RS_AVG.J7]" office:value-type="float" office:value="0.170686832666534" calcext:value-type="float">
            <text:p>0,170686832666534</text:p>
          </table:table-cell>
          <table:table-cell table:formula="of:=ABS([Greedy_MSTRGMT_AVG.K7]-[BFMC_RS_AVG.K7])/[BFMC_RS_AVG.K7]" office:value-type="float" office:value="1.04953466355621" calcext:value-type="float">
            <text:p>1,04953466355621</text:p>
          </table:table-cell>
          <table:table-cell table:formula="of:=ABS([Greedy_MSTRGMT_AVG.L7]-[BFMC_RS_AVG.L7])/[BFMC_RS_AVG.L7]" office:value-type="string" office:string-value="" calcext:value-type="error">
            <text:p>#DIV/0!</text:p>
          </table:table-cell>
          <table:table-cell table:formula="of:=ABS([Greedy_MSTRGMT_AVG.M7]-[BFMC_RS_AVG.M7])/[BFMC_RS_AVG.M7]" office:value-type="float" office:value="3.39599391745248" calcext:value-type="float">
            <text:p>3,39599391745248</text:p>
          </table:table-cell>
          <table:table-cell table:formula="of:=ABS([Greedy_MSTRGMT_AVG.N7]-[BFMC_RS_AVG.N7])/[BFMC_RS_AVG.N7]" office:value-type="float" office:value="0.997650350716199" calcext:value-type="float">
            <text:p>0,997650350716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Greedy_MSTRGMT_AVG.C8]-[BFMC_RS_AVG.C8])/[BFMC_RS_AVG.C8]" office:value-type="string" office:string-value="" calcext:value-type="error">
            <text:p>#DIV/0!</text:p>
          </table:table-cell>
          <table:table-cell table:formula="of:=ABS([Greedy_MSTRGMT_AVG.D8]-[BFMC_RS_AVG.D8])/[BFMC_RS_AVG.D8]" office:value-type="string" office:string-value="" calcext:value-type="error">
            <text:p>#DIV/0!</text:p>
          </table:table-cell>
          <table:table-cell table:formula="of:=ABS([Greedy_MSTRGMT_AVG.E8]-[BFMC_RS_AVG.E8])/[BFMC_RS_AVG.E8]" office:value-type="string" office:string-value="" calcext:value-type="error">
            <text:p>#DIV/0!</text:p>
          </table:table-cell>
          <table:table-cell table:formula="of:=ABS([Greedy_MSTRGMT_AVG.F8]-[BFMC_RS_AVG.F8])/[BFMC_RS_AVG.F8]" office:value-type="string" office:string-value="" calcext:value-type="error">
            <text:p>#DIV/0!</text:p>
          </table:table-cell>
          <table:table-cell table:formula="of:=ABS([Greedy_MSTRGMT_AVG.G8]-[BFMC_RS_AVG.G8])/[BFMC_RS_AVG.G8]" office:value-type="string" office:string-value="" calcext:value-type="error">
            <text:p>#DIV/0!</text:p>
          </table:table-cell>
          <table:table-cell table:formula="of:=ABS([Greedy_MSTRGMT_AVG.H8]-[BFMC_RS_AVG.H8])/[BFMC_RS_AVG.H8]" office:value-type="string" office:string-value="" calcext:value-type="error">
            <text:p>#DIV/0!</text:p>
          </table:table-cell>
          <table:table-cell table:formula="of:=ABS([Greedy_MSTRGMT_AVG.I8]-[BFMC_RS_AVG.I8])/[BFMC_RS_AVG.I8]" office:value-type="string" office:string-value="" calcext:value-type="error">
            <text:p>#DIV/0!</text:p>
          </table:table-cell>
          <table:table-cell table:formula="of:=ABS([Greedy_MSTRGMT_AVG.J8]-[BFMC_RS_AVG.J8])/[BFMC_RS_AVG.J8]" office:value-type="string" office:string-value="" calcext:value-type="error">
            <text:p>#DIV/0!</text:p>
          </table:table-cell>
          <table:table-cell table:formula="of:=ABS([Greedy_MSTRGMT_AVG.K8]-[BFMC_RS_AVG.K8])/[BFMC_RS_AVG.K8]" office:value-type="string" office:string-value="" calcext:value-type="error">
            <text:p>#DIV/0!</text:p>
          </table:table-cell>
          <table:table-cell table:formula="of:=ABS([Greedy_MSTRGMT_AVG.L8]-[BFMC_RS_AVG.L8])/[BFMC_RS_AVG.L8]" office:value-type="string" office:string-value="" calcext:value-type="error">
            <text:p>#DIV/0!</text:p>
          </table:table-cell>
          <table:table-cell table:formula="of:=ABS([Greedy_MSTRGMT_AVG.M8]-[BFMC_RS_AVG.M8])/[BFMC_RS_AVG.M8]" office:value-type="string" office:string-value="" calcext:value-type="error">
            <text:p>#DIV/0!</text:p>
          </table:table-cell>
          <table:table-cell table:formula="of:=ABS([Greedy_MSTRGMT_AVG.N8]-[BFMC_RS_AVG.N8])/[BFMC_RS_AVG.N8]" office:value-type="string" office:string-value="" calcext:value-type="error">
            <text:p>#DIV/0!</text:p>
          </table:table-cell>
        </table:table-row>
      </table:table>
      <table:table table:name="HPSD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[BFMC_RS_AVG.C2])/[BFMC_RS_AVG.C2]" office:value-type="float" office:value="0.00000443422110045167" calcext:value-type="float">
            <text:p>4,43422110045167E-06</text:p>
          </table:table-cell>
          <table:table-cell table:formula="of:=ABS([HPSD_MSTRGMT_AVG.D2]-[BFMC_RS_AVG.D2])/[BFMC_RS_AVG.D2]" office:value-type="float" office:value="0.172113289760347" calcext:value-type="float">
            <text:p>0,172113289760347</text:p>
          </table:table-cell>
          <table:table-cell table:formula="of:=ABS([HPSD_MSTRGMT_AVG.E2]-[BFMC_RS_AVG.E2])/[BFMC_RS_AVG.E2]" office:value-type="string" office:string-value="" calcext:value-type="error">
            <text:p>#DIV/0!</text:p>
          </table:table-cell>
          <table:table-cell table:formula="of:=ABS([HPSD_MSTRGMT_AVG.F2]-[BFMC_RS_AVG.F2])/[BFMC_RS_AVG.F2]" office:value-type="string" office:string-value="" calcext:value-type="error">
            <text:p>#DIV/0!</text:p>
          </table:table-cell>
          <table:table-cell table:formula="of:=ABS([HPSD_MSTRGMT_AVG.G2]-[BFMC_RS_AVG.G2])/[BFMC_RS_AVG.G2]" office:value-type="float" office:value="0.545454545454544" calcext:value-type="float">
            <text:p>0,545454545454544</text:p>
          </table:table-cell>
          <table:table-cell table:formula="of:=ABS([HPSD_MSTRGMT_AVG.H2]-[BFMC_RS_AVG.H2])/[BFMC_RS_AVG.H2]" office:value-type="float" office:value="0.552380952380953" calcext:value-type="float">
            <text:p>0,552380952380953</text:p>
          </table:table-cell>
          <table:table-cell table:formula="of:=ABS([HPSD_MSTRGMT_AVG.I2]-[BFMC_RS_AVG.I2])/[BFMC_RS_AVG.I2]" office:value-type="float" office:value="0.0734329398441955" calcext:value-type="float">
            <text:p>0,073432939844196</text:p>
          </table:table-cell>
          <table:table-cell table:formula="of:=ABS([HPSD_MSTRGMT_AVG.J2]-[BFMC_RS_AVG.J2])/[BFMC_RS_AVG.J2]" office:value-type="float" office:value="0.171080705581056" calcext:value-type="float">
            <text:p>0,171080705581056</text:p>
          </table:table-cell>
          <table:table-cell table:formula="of:=ABS([HPSD_MSTRGMT_AVG.K2]-[BFMC_RS_AVG.K2])/[BFMC_RS_AVG.K2]" office:value-type="float" office:value="0.328801331711442" calcext:value-type="float">
            <text:p>0,328801331711442</text:p>
          </table:table-cell>
          <table:table-cell table:formula="of:=ABS([HPSD_MSTRGMT_AVG.L2]-[BFMC_RS_AVG.L2])/[BFMC_RS_AVG.L2]" office:value-type="string" office:string-value="" calcext:value-type="error">
            <text:p>#DIV/0!</text:p>
          </table:table-cell>
          <table:table-cell table:formula="of:=ABS([HPSD_MSTRGMT_AVG.M2]-[BFMC_RS_AVG.M2])/[BFMC_RS_AVG.M2]" office:value-type="float" office:value="4.20199089301742" calcext:value-type="float">
            <text:p>4,20199089301742</text:p>
          </table:table-cell>
          <table:table-cell table:formula="of:=ABS([HPSD_MSTRGMT_AVG.N2]-[BFMC_RS_AVG.N2])/[BFMC_RS_AVG.N2]" office:value-type="float" office:value="0.146349546965638" calcext:value-type="float">
            <text:p>0,1463495469656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[BFMC_RS_AVG.C3])/[BFMC_RS_AVG.C3]" office:value-type="float" office:value="0.000587903814353393" calcext:value-type="float">
            <text:p>0,000587903814353</text:p>
          </table:table-cell>
          <table:table-cell table:formula="of:=ABS([HPSD_MSTRGMT_AVG.D3]-[BFMC_RS_AVG.D3])/[BFMC_RS_AVG.D3]" office:value-type="float" office:value="0.231768867924528" calcext:value-type="float">
            <text:p>0,231768867924528</text:p>
          </table:table-cell>
          <table:table-cell table:formula="of:=ABS([HPSD_MSTRGMT_AVG.E3]-[BFMC_RS_AVG.E3])/[BFMC_RS_AVG.E3]" office:value-type="string" office:string-value="" calcext:value-type="error">
            <text:p>#DIV/0!</text:p>
          </table:table-cell>
          <table:table-cell table:formula="of:=ABS([HPSD_MSTRGMT_AVG.F3]-[BFMC_RS_AVG.F3])/[BFMC_RS_AVG.F3]" office:value-type="string" office:string-value="" calcext:value-type="error">
            <text:p>#DIV/0!</text:p>
          </table:table-cell>
          <table:table-cell table:formula="of:=ABS([HPSD_MSTRGMT_AVG.G3]-[BFMC_RS_AVG.G3])/[BFMC_RS_AVG.G3]" office:value-type="float" office:value="0.800000000000001" calcext:value-type="float">
            <text:p>0,800000000000001</text:p>
          </table:table-cell>
          <table:table-cell table:formula="of:=ABS([HPSD_MSTRGMT_AVG.H3]-[BFMC_RS_AVG.H3])/[BFMC_RS_AVG.H3]" office:value-type="float" office:value="0.748792270531401" calcext:value-type="float">
            <text:p>0,748792270531401</text:p>
          </table:table-cell>
          <table:table-cell table:formula="of:=ABS([HPSD_MSTRGMT_AVG.I3]-[BFMC_RS_AVG.I3])/[BFMC_RS_AVG.I3]" office:value-type="float" office:value="0.296182175070971" calcext:value-type="float">
            <text:p>0,296182175070971</text:p>
          </table:table-cell>
          <table:table-cell table:formula="of:=ABS([HPSD_MSTRGMT_AVG.J3]-[BFMC_RS_AVG.J3])/[BFMC_RS_AVG.J3]" office:value-type="float" office:value="0.230944771843852" calcext:value-type="float">
            <text:p>0,230944771843852</text:p>
          </table:table-cell>
          <table:table-cell table:formula="of:=ABS([HPSD_MSTRGMT_AVG.K3]-[BFMC_RS_AVG.K3])/[BFMC_RS_AVG.K3]" office:value-type="float" office:value="0.589436631273863" calcext:value-type="float">
            <text:p>0,589436631273863</text:p>
          </table:table-cell>
          <table:table-cell table:formula="of:=ABS([HPSD_MSTRGMT_AVG.L3]-[BFMC_RS_AVG.L3])/[BFMC_RS_AVG.L3]" office:value-type="string" office:string-value="" calcext:value-type="error">
            <text:p>#DIV/0!</text:p>
          </table:table-cell>
          <table:table-cell table:formula="of:=ABS([HPSD_MSTRGMT_AVG.M3]-[BFMC_RS_AVG.M3])/[BFMC_RS_AVG.M3]" office:value-type="float" office:value="3.24882750460238" calcext:value-type="float">
            <text:p>3,24882750460238</text:p>
          </table:table-cell>
          <table:table-cell table:formula="of:=ABS([HPSD_MSTRGMT_AVG.N3]-[BFMC_RS_AVG.N3])/[BFMC_RS_AVG.N3]" office:value-type="float" office:value="0.202579570537184" calcext:value-type="float">
            <text:p>0,202579570537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[BFMC_RS_AVG.C4])/[BFMC_RS_AVG.C4]" office:value-type="float" office:value="0.00117585494145456" calcext:value-type="float">
            <text:p>0,001175854941455</text:p>
          </table:table-cell>
          <table:table-cell table:formula="of:=ABS([HPSD_MSTRGMT_AVG.D4]-[BFMC_RS_AVG.D4])/[BFMC_RS_AVG.D4]" office:value-type="float" office:value="0.0618333282420976" calcext:value-type="float">
            <text:p>0,061833328242098</text:p>
          </table:table-cell>
          <table:table-cell table:formula="of:=ABS([HPSD_MSTRGMT_AVG.E4]-[BFMC_RS_AVG.E4])/[BFMC_RS_AVG.E4]" office:value-type="string" office:string-value="" calcext:value-type="error">
            <text:p>#DIV/0!</text:p>
          </table:table-cell>
          <table:table-cell table:formula="of:=ABS([HPSD_MSTRGMT_AVG.F4]-[BFMC_RS_AVG.F4])/[BFMC_RS_AVG.F4]" office:value-type="string" office:string-value="" calcext:value-type="error">
            <text:p>#DIV/0!</text:p>
          </table:table-cell>
          <table:table-cell table:formula="of:=ABS([HPSD_MSTRGMT_AVG.G4]-[BFMC_RS_AVG.G4])/[BFMC_RS_AVG.G4]" office:value-type="float" office:value="0.428571428571428" calcext:value-type="float">
            <text:p>0,428571428571428</text:p>
          </table:table-cell>
          <table:table-cell table:formula="of:=ABS([HPSD_MSTRGMT_AVG.H4]-[BFMC_RS_AVG.H4])/[BFMC_RS_AVG.H4]" office:value-type="float" office:value="0.7109375" calcext:value-type="float">
            <text:p>0,7109375</text:p>
          </table:table-cell>
          <table:table-cell table:formula="of:=ABS([HPSD_MSTRGMT_AVG.I4]-[BFMC_RS_AVG.I4])/[BFMC_RS_AVG.I4]" office:value-type="float" office:value="0.205040739048191" calcext:value-type="float">
            <text:p>0,205040739048191</text:p>
          </table:table-cell>
          <table:table-cell table:formula="of:=ABS([HPSD_MSTRGMT_AVG.J4]-[BFMC_RS_AVG.J4])/[BFMC_RS_AVG.J4]" office:value-type="float" office:value="0.0614249832863035" calcext:value-type="float">
            <text:p>0,061424983286304</text:p>
          </table:table-cell>
          <table:table-cell table:formula="of:=ABS([HPSD_MSTRGMT_AVG.K4]-[BFMC_RS_AVG.K4])/[BFMC_RS_AVG.K4]" office:value-type="float" office:value="0.814897830696663" calcext:value-type="float">
            <text:p>0,814897830696663</text:p>
          </table:table-cell>
          <table:table-cell table:formula="of:=ABS([HPSD_MSTRGMT_AVG.L4]-[BFMC_RS_AVG.L4])/[BFMC_RS_AVG.L4]" office:value-type="string" office:string-value="" calcext:value-type="error">
            <text:p>#DIV/0!</text:p>
          </table:table-cell>
          <table:table-cell table:formula="of:=ABS([HPSD_MSTRGMT_AVG.M4]-[BFMC_RS_AVG.M4])/[BFMC_RS_AVG.M4]" office:value-type="float" office:value="3.27645997950769" calcext:value-type="float">
            <text:p>3,27645997950769</text:p>
          </table:table-cell>
          <table:table-cell table:formula="of:=ABS([HPSD_MSTRGMT_AVG.N4]-[BFMC_RS_AVG.N4])/[BFMC_RS_AVG.N4]" office:value-type="float" office:value="0.142865553346807" calcext:value-type="float">
            <text:p>0,14286555334680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[BFMC_RS_AVG.C5])/[BFMC_RS_AVG.C5]" office:value-type="float" office:value="0.00117548564027807" calcext:value-type="float">
            <text:p>0,001175485640278</text:p>
          </table:table-cell>
          <table:table-cell table:formula="of:=ABS([HPSD_MSTRGMT_AVG.D5]-[BFMC_RS_AVG.D5])/[BFMC_RS_AVG.D5]" office:value-type="float" office:value="0.0290625058034804" calcext:value-type="float">
            <text:p>0,02906250580348</text:p>
          </table:table-cell>
          <table:table-cell table:formula="of:=ABS([HPSD_MSTRGMT_AVG.E5]-[BFMC_RS_AVG.E5])/[BFMC_RS_AVG.E5]" office:value-type="string" office:string-value="" calcext:value-type="error">
            <text:p>#DIV/0!</text:p>
          </table:table-cell>
          <table:table-cell table:formula="of:=ABS([HPSD_MSTRGMT_AVG.F5]-[BFMC_RS_AVG.F5])/[BFMC_RS_AVG.F5]" office:value-type="string" office:string-value="" calcext:value-type="error">
            <text:p>#DIV/0!</text:p>
          </table:table-cell>
          <table:table-cell table:formula="of:=ABS([HPSD_MSTRGMT_AVG.G5]-[BFMC_RS_AVG.G5])/[BFMC_RS_AVG.G5]" office:value-type="float" office:value="1.8" calcext:value-type="float">
            <text:p>1,8</text:p>
          </table:table-cell>
          <table:table-cell table:formula="of:=ABS([HPSD_MSTRGMT_AVG.H5]-[BFMC_RS_AVG.H5])/[BFMC_RS_AVG.H5]" office:value-type="float" office:value="0.69433962264151" calcext:value-type="float">
            <text:p>0,69433962264151</text:p>
          </table:table-cell>
          <table:table-cell table:formula="of:=ABS([HPSD_MSTRGMT_AVG.I5]-[BFMC_RS_AVG.I5])/[BFMC_RS_AVG.I5]" office:value-type="float" office:value="0.178073382486702" calcext:value-type="float">
            <text:p>0,178073382486702</text:p>
          </table:table-cell>
          <table:table-cell table:formula="of:=ABS([HPSD_MSTRGMT_AVG.J5]-[BFMC_RS_AVG.J5])/[BFMC_RS_AVG.J5]" office:value-type="float" office:value="0.0292867230575686" calcext:value-type="float">
            <text:p>0,029286723057569</text:p>
          </table:table-cell>
          <table:table-cell table:formula="of:=ABS([HPSD_MSTRGMT_AVG.K5]-[BFMC_RS_AVG.K5])/[BFMC_RS_AVG.K5]" office:value-type="float" office:value="0.835759678875999" calcext:value-type="float">
            <text:p>0,835759678875999</text:p>
          </table:table-cell>
          <table:table-cell table:formula="of:=ABS([HPSD_MSTRGMT_AVG.L5]-[BFMC_RS_AVG.L5])/[BFMC_RS_AVG.L5]" office:value-type="string" office:string-value="" calcext:value-type="error">
            <text:p>#DIV/0!</text:p>
          </table:table-cell>
          <table:table-cell table:formula="of:=ABS([HPSD_MSTRGMT_AVG.M5]-[BFMC_RS_AVG.M5])/[BFMC_RS_AVG.M5]" office:value-type="float" office:value="3.5624953591579" calcext:value-type="float">
            <text:p>3,5624953591579</text:p>
          </table:table-cell>
          <table:table-cell table:formula="of:=ABS([HPSD_MSTRGMT_AVG.N5]-[BFMC_RS_AVG.N5])/[BFMC_RS_AVG.N5]" office:value-type="float" office:value="0.162001478054318" calcext:value-type="float">
            <text:p>0,162001478054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[BFMC_RS_AVG.C6])/[BFMC_RS_AVG.C6]" office:value-type="float" office:value="0.0000110723578597439" calcext:value-type="float">
            <text:p>1,10723578597439E-05</text:p>
          </table:table-cell>
          <table:table-cell table:formula="of:=ABS([HPSD_MSTRGMT_AVG.D6]-[BFMC_RS_AVG.D6])/[BFMC_RS_AVG.D6]" office:value-type="float" office:value="0.00131383659826517" calcext:value-type="float">
            <text:p>0,001313836598265</text:p>
          </table:table-cell>
          <table:table-cell table:formula="of:=ABS([HPSD_MSTRGMT_AVG.E6]-[BFMC_RS_AVG.E6])/[BFMC_RS_AVG.E6]" office:value-type="string" office:string-value="" calcext:value-type="error">
            <text:p>#DIV/0!</text:p>
          </table:table-cell>
          <table:table-cell table:formula="of:=ABS([HPSD_MSTRGMT_AVG.F6]-[BFMC_RS_AVG.F6])/[BFMC_RS_AVG.F6]" office:value-type="string" office:string-value="" calcext:value-type="error">
            <text:p>#DIV/0!</text:p>
          </table:table-cell>
          <table:table-cell table:formula="of:=ABS([HPSD_MSTRGMT_AVG.G6]-[BFMC_RS_AVG.G6])/[BFMC_RS_AVG.G6]" office:value-type="float" office:value="0.818181818181818" calcext:value-type="float">
            <text:p>0,818181818181818</text:p>
          </table:table-cell>
          <table:table-cell table:formula="of:=ABS([HPSD_MSTRGMT_AVG.H6]-[BFMC_RS_AVG.H6])/[BFMC_RS_AVG.H6]" office:value-type="float" office:value="0.975340354482404" calcext:value-type="float">
            <text:p>0,975340354482404</text:p>
          </table:table-cell>
          <table:table-cell table:formula="of:=ABS([HPSD_MSTRGMT_AVG.I6]-[BFMC_RS_AVG.I6])/[BFMC_RS_AVG.I6]" office:value-type="float" office:value="0.364176972995025" calcext:value-type="float">
            <text:p>0,364176972995025</text:p>
          </table:table-cell>
          <table:table-cell table:formula="of:=ABS([HPSD_MSTRGMT_AVG.J6]-[BFMC_RS_AVG.J6])/[BFMC_RS_AVG.J6]" office:value-type="float" office:value="0.000973155233102237" calcext:value-type="float">
            <text:p>0,000973155233102</text:p>
          </table:table-cell>
          <table:table-cell table:formula="of:=ABS([HPSD_MSTRGMT_AVG.K6]-[BFMC_RS_AVG.K6])/[BFMC_RS_AVG.K6]" office:value-type="float" office:value="0.973819067544699" calcext:value-type="float">
            <text:p>0,973819067544699</text:p>
          </table:table-cell>
          <table:table-cell table:formula="of:=ABS([HPSD_MSTRGMT_AVG.L6]-[BFMC_RS_AVG.L6])/[BFMC_RS_AVG.L6]" office:value-type="string" office:string-value="" calcext:value-type="error">
            <text:p>#DIV/0!</text:p>
          </table:table-cell>
          <table:table-cell table:formula="of:=ABS([HPSD_MSTRGMT_AVG.M6]-[BFMC_RS_AVG.M6])/[BFMC_RS_AVG.M6]" office:value-type="float" office:value="2.91951550303631" calcext:value-type="float">
            <text:p>2,91951550303631</text:p>
          </table:table-cell>
          <table:table-cell table:formula="of:=ABS([HPSD_MSTRGMT_AVG.N6]-[BFMC_RS_AVG.N6])/[BFMC_RS_AVG.N6]" office:value-type="float" office:value="0.862596318684272" calcext:value-type="float">
            <text:p>0,862596318684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[BFMC_RS_AVG.C7])/[BFMC_RS_AVG.C7]" office:value-type="float" office:value="0.000253772571665411" calcext:value-type="float">
            <text:p>0,000253772571665</text:p>
          </table:table-cell>
          <table:table-cell table:formula="of:=ABS([HPSD_MSTRGMT_AVG.D7]-[BFMC_RS_AVG.D7])/[BFMC_RS_AVG.D7]" office:value-type="float" office:value="0.0587702169206627" calcext:value-type="float">
            <text:p>0,058770216920663</text:p>
          </table:table-cell>
          <table:table-cell table:formula="of:=ABS([HPSD_MSTRGMT_AVG.E7]-[BFMC_RS_AVG.E7])/[BFMC_RS_AVG.E7]" office:value-type="string" office:string-value="" calcext:value-type="error">
            <text:p>#DIV/0!</text:p>
          </table:table-cell>
          <table:table-cell table:formula="of:=ABS([HPSD_MSTRGMT_AVG.F7]-[BFMC_RS_AVG.F7])/[BFMC_RS_AVG.F7]" office:value-type="string" office:string-value="" calcext:value-type="error">
            <text:p>#DIV/0!</text:p>
          </table:table-cell>
          <table:table-cell table:formula="of:=ABS([HPSD_MSTRGMT_AVG.G7]-[BFMC_RS_AVG.G7])/[BFMC_RS_AVG.G7]" office:value-type="float" office:value="0.999945257472355" calcext:value-type="float">
            <text:p>0,999945257472355</text:p>
          </table:table-cell>
          <table:table-cell table:formula="of:=ABS([HPSD_MSTRGMT_AVG.H7]-[BFMC_RS_AVG.H7])/[BFMC_RS_AVG.H7]" office:value-type="float" office:value="0.999422354428768" calcext:value-type="float">
            <text:p>0,999422354428768</text:p>
          </table:table-cell>
          <table:table-cell table:formula="of:=ABS([HPSD_MSTRGMT_AVG.I7]-[BFMC_RS_AVG.I7])/[BFMC_RS_AVG.I7]" office:value-type="float" office:value="0.436452217069425" calcext:value-type="float">
            <text:p>0,436452217069425</text:p>
          </table:table-cell>
          <table:table-cell table:formula="of:=ABS([HPSD_MSTRGMT_AVG.J7]-[BFMC_RS_AVG.J7])/[BFMC_RS_AVG.J7]" office:value-type="float" office:value="0.0590289025983422" calcext:value-type="float">
            <text:p>0,059028902598342</text:p>
          </table:table-cell>
          <table:table-cell table:formula="of:=ABS([HPSD_MSTRGMT_AVG.K7]-[BFMC_RS_AVG.K7])/[BFMC_RS_AVG.K7]" office:value-type="float" office:value="1.21669251973569" calcext:value-type="float">
            <text:p>1,21669251973569</text:p>
          </table:table-cell>
          <table:table-cell table:formula="of:=ABS([HPSD_MSTRGMT_AVG.L7]-[BFMC_RS_AVG.L7])/[BFMC_RS_AVG.L7]" office:value-type="string" office:string-value="" calcext:value-type="error">
            <text:p>#DIV/0!</text:p>
          </table:table-cell>
          <table:table-cell table:formula="of:=ABS([HPSD_MSTRGMT_AVG.M7]-[BFMC_RS_AVG.M7])/[BFMC_RS_AVG.M7]" office:value-type="float" office:value="2.41156426847586" calcext:value-type="float">
            <text:p>2,41156426847586</text:p>
          </table:table-cell>
          <table:table-cell table:formula="of:=ABS([HPSD_MSTRGMT_AVG.N7]-[BFMC_RS_AVG.N7])/[BFMC_RS_AVG.N7]" office:value-type="float" office:value="0.99688885001956" calcext:value-type="float">
            <text:p>0,996888850019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SD_MSTRGMT_AVG.C8]-[BFMC_RS_AVG.C8])/[BFMC_RS_AVG.C8]" office:value-type="string" office:string-value="" calcext:value-type="error">
            <text:p>#DIV/0!</text:p>
          </table:table-cell>
          <table:table-cell table:formula="of:=ABS([HPSD_MSTRGMT_AVG.D8]-[BFMC_RS_AVG.D8])/[BFMC_RS_AVG.D8]" office:value-type="string" office:string-value="" calcext:value-type="error">
            <text:p>#DIV/0!</text:p>
          </table:table-cell>
          <table:table-cell table:formula="of:=ABS([HPSD_MSTRGMT_AVG.E8]-[BFMC_RS_AVG.E8])/[BFMC_RS_AVG.E8]" office:value-type="string" office:string-value="" calcext:value-type="error">
            <text:p>#DIV/0!</text:p>
          </table:table-cell>
          <table:table-cell table:formula="of:=ABS([HPSD_MSTRGMT_AVG.F8]-[BFMC_RS_AVG.F8])/[BFMC_RS_AVG.F8]" office:value-type="string" office:string-value="" calcext:value-type="error">
            <text:p>#DIV/0!</text:p>
          </table:table-cell>
          <table:table-cell table:formula="of:=ABS([HPSD_MSTRGMT_AVG.G8]-[BFMC_RS_AVG.G8])/[BFMC_RS_AVG.G8]" office:value-type="string" office:string-value="" calcext:value-type="error">
            <text:p>#DIV/0!</text:p>
          </table:table-cell>
          <table:table-cell table:formula="of:=ABS([HPSD_MSTRGMT_AVG.H8]-[BFMC_RS_AVG.H8])/[BFMC_RS_AVG.H8]" office:value-type="string" office:string-value="" calcext:value-type="error">
            <text:p>#DIV/0!</text:p>
          </table:table-cell>
          <table:table-cell table:formula="of:=ABS([HPSD_MSTRGMT_AVG.I8]-[BFMC_RS_AVG.I8])/[BFMC_RS_AVG.I8]" office:value-type="string" office:string-value="" calcext:value-type="error">
            <text:p>#DIV/0!</text:p>
          </table:table-cell>
          <table:table-cell table:formula="of:=ABS([HPSD_MSTRGMT_AVG.J8]-[BFMC_RS_AVG.J8])/[BFMC_RS_AVG.J8]" office:value-type="string" office:string-value="" calcext:value-type="error">
            <text:p>#DIV/0!</text:p>
          </table:table-cell>
          <table:table-cell table:formula="of:=ABS([HPSD_MSTRGMT_AVG.K8]-[BFMC_RS_AVG.K8])/[BFMC_RS_AVG.K8]" office:value-type="string" office:string-value="" calcext:value-type="error">
            <text:p>#DIV/0!</text:p>
          </table:table-cell>
          <table:table-cell table:formula="of:=ABS([HPSD_MSTRGMT_AVG.L8]-[BFMC_RS_AVG.L8])/[BFMC_RS_AVG.L8]" office:value-type="string" office:string-value="" calcext:value-type="error">
            <text:p>#DIV/0!</text:p>
          </table:table-cell>
          <table:table-cell table:formula="of:=ABS([HPSD_MSTRGMT_AVG.M8]-[BFMC_RS_AVG.M8])/[BFMC_RS_AVG.M8]" office:value-type="string" office:string-value="" calcext:value-type="error">
            <text:p>#DIV/0!</text:p>
          </table:table-cell>
          <table:table-cell table:formula="of:=ABS([HPSD_MSTRGMT_AVG.N8]-[BFMC_RS_AVG.N8])/[BFMC_RS_AVG.N8]" office:value-type="string" office:string-value="" calcext:value-type="error">
            <text:p>#DIV/0!</text:p>
          </table:table-cell>
        </table:table-row>
      </table:table>
      <table:table table:name="HPPM_ERROR_RATE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[BFMC_RS_AVG.C2])/[BFMC_RS_AVG.C2]" office:value-type="float" office:value="0.0017640809614867" calcext:value-type="float">
            <text:p>0,001764080961487</text:p>
          </table:table-cell>
          <table:table-cell table:formula="of:=ABS([HPPM_MSTRG_AVG.D2]-[BFMC_RS_AVG.D2])/[BFMC_RS_AVG.D2]" office:value-type="float" office:value="0.499569716775599" calcext:value-type="float">
            <text:p>0,499569716775599</text:p>
          </table:table-cell>
          <table:table-cell table:formula="of:=ABS([HPPM_MSTRG_AVG.E2]-[BFMC_RS_AVG.E2])/[BFMC_RS_AVG.E2]" office:value-type="string" office:string-value="" calcext:value-type="error">
            <text:p>#DIV/0!</text:p>
          </table:table-cell>
          <table:table-cell table:formula="of:=ABS([HPPM_MSTRG_AVG.F2]-[BFMC_RS_AVG.F2])/[BFMC_RS_AVG.F2]" office:value-type="string" office:string-value="" calcext:value-type="error">
            <text:p>#DIV/0!</text:p>
          </table:table-cell>
          <table:table-cell table:formula="of:=ABS([HPPM_MSTRG_AVG.G2]-[BFMC_RS_AVG.G2])/[BFMC_RS_AVG.G2]" office:value-type="float" office:value="0.181818181818183" calcext:value-type="float">
            <text:p>0,181818181818183</text:p>
          </table:table-cell>
          <table:table-cell table:formula="of:=ABS([HPPM_MSTRG_AVG.H2]-[BFMC_RS_AVG.H2])/[BFMC_RS_AVG.H2]" office:value-type="float" office:value="0.533333333333334" calcext:value-type="float">
            <text:p>0,533333333333334</text:p>
          </table:table-cell>
          <table:table-cell table:formula="of:=ABS([HPPM_MSTRG_AVG.I2]-[BFMC_RS_AVG.I2])/[BFMC_RS_AVG.I2]" office:value-type="float" office:value="0.180574780367309" calcext:value-type="float">
            <text:p>0,180574780367309</text:p>
          </table:table-cell>
          <table:table-cell table:formula="of:=ABS([HPPM_MSTRG_AVG.J2]-[BFMC_RS_AVG.J2])/[BFMC_RS_AVG.J2]" office:value-type="float" office:value="0.49670953664368" calcext:value-type="float">
            <text:p>0,49670953664368</text:p>
          </table:table-cell>
          <table:table-cell table:formula="of:=ABS([HPPM_MSTRG_AVG.K2]-[BFMC_RS_AVG.K2])/[BFMC_RS_AVG.K2]" office:value-type="float" office:value="0.231743363457087" calcext:value-type="float">
            <text:p>0,231743363457087</text:p>
          </table:table-cell>
          <table:table-cell table:formula="of:=ABS([HPPM_MSTRG_AVG.L2]-[BFMC_RS_AVG.L2])/[BFMC_RS_AVG.L2]" office:value-type="string" office:string-value="" calcext:value-type="error">
            <text:p>#DIV/0!</text:p>
          </table:table-cell>
          <table:table-cell table:formula="of:=ABS([HPPM_MSTRG_AVG.M2]-[BFMC_RS_AVG.M2])/[BFMC_RS_AVG.M2]" office:value-type="float" office:value="2.6046219709543" calcext:value-type="float">
            <text:p>2,6046219709543</text:p>
          </table:table-cell>
          <table:table-cell table:formula="of:=ABS([HPPM_MSTRG_AVG.N2]-[BFMC_RS_AVG.N2])/[BFMC_RS_AVG.N2]" office:value-type="float" office:value="0.218129466120672" calcext:value-type="float">
            <text:p>0,218129466120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[BFMC_RS_AVG.C3])/[BFMC_RS_AVG.C3]" office:value-type="float" office:value="0.00117211244445724" calcext:value-type="float">
            <text:p>0,001172112444457</text:p>
          </table:table-cell>
          <table:table-cell table:formula="of:=ABS([HPPM_MSTRG_AVG.D3]-[BFMC_RS_AVG.D3])/[BFMC_RS_AVG.D3]" office:value-type="float" office:value="0.494720954216541" calcext:value-type="float">
            <text:p>0,494720954216541</text:p>
          </table:table-cell>
          <table:table-cell table:formula="of:=ABS([HPPM_MSTRG_AVG.E3]-[BFMC_RS_AVG.E3])/[BFMC_RS_AVG.E3]" office:value-type="string" office:string-value="" calcext:value-type="error">
            <text:p>#DIV/0!</text:p>
          </table:table-cell>
          <table:table-cell table:formula="of:=ABS([HPPM_MSTRG_AVG.F3]-[BFMC_RS_AVG.F3])/[BFMC_RS_AVG.F3]" office:value-type="string" office:string-value="" calcext:value-type="error">
            <text:p>#DIV/0!</text:p>
          </table:table-cell>
          <table:table-cell table:formula="of:=ABS([HPPM_MSTRG_AVG.G3]-[BFMC_RS_AVG.G3])/[BFMC_RS_AVG.G3]" office:value-type="float" office:value="1.19999999999999" calcext:value-type="float">
            <text:p>1,19999999999999</text:p>
          </table:table-cell>
          <table:table-cell table:formula="of:=ABS([HPPM_MSTRG_AVG.H3]-[BFMC_RS_AVG.H3])/[BFMC_RS_AVG.H3]" office:value-type="float" office:value="0.729468599033816" calcext:value-type="float">
            <text:p>0,729468599033816</text:p>
          </table:table-cell>
          <table:table-cell table:formula="of:=ABS([HPPM_MSTRG_AVG.I3]-[BFMC_RS_AVG.I3])/[BFMC_RS_AVG.I3]" office:value-type="float" office:value="0.480660387576727" calcext:value-type="float">
            <text:p>0,480660387576727</text:p>
          </table:table-cell>
          <table:table-cell table:formula="of:=ABS([HPPM_MSTRG_AVG.J3]-[BFMC_RS_AVG.J3])/[BFMC_RS_AVG.J3]" office:value-type="float" office:value="0.493198449522972" calcext:value-type="float">
            <text:p>0,493198449522972</text:p>
          </table:table-cell>
          <table:table-cell table:formula="of:=ABS([HPPM_MSTRG_AVG.K3]-[BFMC_RS_AVG.K3])/[BFMC_RS_AVG.K3]" office:value-type="float" office:value="0.223208714952976" calcext:value-type="float">
            <text:p>0,223208714952976</text:p>
          </table:table-cell>
          <table:table-cell table:formula="of:=ABS([HPPM_MSTRG_AVG.L3]-[BFMC_RS_AVG.L3])/[BFMC_RS_AVG.L3]" office:value-type="string" office:string-value="" calcext:value-type="error">
            <text:p>#DIV/0!</text:p>
          </table:table-cell>
          <table:table-cell table:formula="of:=ABS([HPPM_MSTRG_AVG.M3]-[BFMC_RS_AVG.M3])/[BFMC_RS_AVG.M3]" office:value-type="float" office:value="0.796689622074515" calcext:value-type="float">
            <text:p>0,796689622074515</text:p>
          </table:table-cell>
          <table:table-cell table:formula="of:=ABS([HPPM_MSTRG_AVG.N3]-[BFMC_RS_AVG.N3])/[BFMC_RS_AVG.N3]" office:value-type="float" office:value="0.270424671101449" calcext:value-type="float">
            <text:p>0,270424671101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[BFMC_RS_AVG.C4])/[BFMC_RS_AVG.C4]" office:value-type="float" office:value="0.000592359084827334" calcext:value-type="float">
            <text:p>0,000592359084827</text:p>
          </table:table-cell>
          <table:table-cell table:formula="of:=ABS([HPPM_MSTRG_AVG.D4]-[BFMC_RS_AVG.D4])/[BFMC_RS_AVG.D4]" office:value-type="float" office:value="0.228468276515152" calcext:value-type="float">
            <text:p>0,228468276515152</text:p>
          </table:table-cell>
          <table:table-cell table:formula="of:=ABS([HPPM_MSTRG_AVG.E4]-[BFMC_RS_AVG.E4])/[BFMC_RS_AVG.E4]" office:value-type="string" office:string-value="" calcext:value-type="error">
            <text:p>#DIV/0!</text:p>
          </table:table-cell>
          <table:table-cell table:formula="of:=ABS([HPPM_MSTRG_AVG.F4]-[BFMC_RS_AVG.F4])/[BFMC_RS_AVG.F4]" office:value-type="string" office:string-value="" calcext:value-type="error">
            <text:p>#DIV/0!</text:p>
          </table:table-cell>
          <table:table-cell table:formula="of:=ABS([HPPM_MSTRG_AVG.G4]-[BFMC_RS_AVG.G4])/[BFMC_RS_AVG.G4]" office:value-type="float" office:value="1.28571428571429" calcext:value-type="float">
            <text:p>1,28571428571429</text:p>
          </table:table-cell>
          <table:table-cell table:formula="of:=ABS([HPPM_MSTRG_AVG.H4]-[BFMC_RS_AVG.H4])/[BFMC_RS_AVG.H4]" office:value-type="float" office:value="0.765625" calcext:value-type="float">
            <text:p>0,765625</text:p>
          </table:table-cell>
          <table:table-cell table:formula="of:=ABS([HPPM_MSTRG_AVG.I4]-[BFMC_RS_AVG.I4])/[BFMC_RS_AVG.I4]" office:value-type="float" office:value="0.271458963916444" calcext:value-type="float">
            <text:p>0,271458963916444</text:p>
          </table:table-cell>
          <table:table-cell table:formula="of:=ABS([HPPM_MSTRG_AVG.J4]-[BFMC_RS_AVG.J4])/[BFMC_RS_AVG.J4]" office:value-type="float" office:value="0.227703336073512" calcext:value-type="float">
            <text:p>0,227703336073512</text:p>
          </table:table-cell>
          <table:table-cell table:formula="of:=ABS([HPPM_MSTRG_AVG.K4]-[BFMC_RS_AVG.K4])/[BFMC_RS_AVG.K4]" office:value-type="float" office:value="0.269134344091665" calcext:value-type="float">
            <text:p>0,269134344091665</text:p>
          </table:table-cell>
          <table:table-cell table:formula="of:=ABS([HPPM_MSTRG_AVG.L4]-[BFMC_RS_AVG.L4])/[BFMC_RS_AVG.L4]" office:value-type="string" office:string-value="" calcext:value-type="error">
            <text:p>#DIV/0!</text:p>
          </table:table-cell>
          <table:table-cell table:formula="of:=ABS([HPPM_MSTRG_AVG.M4]-[BFMC_RS_AVG.M4])/[BFMC_RS_AVG.M4]" office:value-type="float" office:value="0.596913683373054" calcext:value-type="float">
            <text:p>0,596913683373054</text:p>
          </table:table-cell>
          <table:table-cell table:formula="of:=ABS([HPPM_MSTRG_AVG.N4]-[BFMC_RS_AVG.N4])/[BFMC_RS_AVG.N4]" office:value-type="float" office:value="0.29808766066952" calcext:value-type="float">
            <text:p>0,2980876606695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[BFMC_RS_AVG.C5])/[BFMC_RS_AVG.C5]" office:value-type="float" office:value="0.0017678447251054" calcext:value-type="float">
            <text:p>0,001767844725105</text:p>
          </table:table-cell>
          <table:table-cell table:formula="of:=ABS([HPPM_MSTRG_AVG.D5]-[BFMC_RS_AVG.D5])/[BFMC_RS_AVG.D5]" office:value-type="float" office:value="0.121073040280796" calcext:value-type="float">
            <text:p>0,121073040280796</text:p>
          </table:table-cell>
          <table:table-cell table:formula="of:=ABS([HPPM_MSTRG_AVG.E5]-[BFMC_RS_AVG.E5])/[BFMC_RS_AVG.E5]" office:value-type="string" office:string-value="" calcext:value-type="error">
            <text:p>#DIV/0!</text:p>
          </table:table-cell>
          <table:table-cell table:formula="of:=ABS([HPPM_MSTRG_AVG.F5]-[BFMC_RS_AVG.F5])/[BFMC_RS_AVG.F5]" office:value-type="string" office:string-value="" calcext:value-type="error">
            <text:p>#DIV/0!</text:p>
          </table:table-cell>
          <table:table-cell table:formula="of:=ABS([HPPM_MSTRG_AVG.G5]-[BFMC_RS_AVG.G5])/[BFMC_RS_AVG.G5]" office:value-type="float" office:value="1.8" calcext:value-type="float">
            <text:p>1,8</text:p>
          </table:table-cell>
          <table:table-cell table:formula="of:=ABS([HPPM_MSTRG_AVG.H5]-[BFMC_RS_AVG.H5])/[BFMC_RS_AVG.H5]" office:value-type="float" office:value="0.762264150943396" calcext:value-type="float">
            <text:p>0,762264150943396</text:p>
          </table:table-cell>
          <table:table-cell table:formula="of:=ABS([HPPM_MSTRG_AVG.I5]-[BFMC_RS_AVG.I5])/[BFMC_RS_AVG.I5]" office:value-type="float" office:value="0.190726080818873" calcext:value-type="float">
            <text:p>0,190726080818873</text:p>
          </table:table-cell>
          <table:table-cell table:formula="of:=ABS([HPPM_MSTRG_AVG.J5]-[BFMC_RS_AVG.J5])/[BFMC_RS_AVG.J5]" office:value-type="float" office:value="0.120603874913028" calcext:value-type="float">
            <text:p>0,120603874913028</text:p>
          </table:table-cell>
          <table:table-cell table:formula="of:=ABS([HPPM_MSTRG_AVG.K5]-[BFMC_RS_AVG.K5])/[BFMC_RS_AVG.K5]" office:value-type="float" office:value="0.264199519805075" calcext:value-type="float">
            <text:p>0,264199519805075</text:p>
          </table:table-cell>
          <table:table-cell table:formula="of:=ABS([HPPM_MSTRG_AVG.L5]-[BFMC_RS_AVG.L5])/[BFMC_RS_AVG.L5]" office:value-type="string" office:string-value="" calcext:value-type="error">
            <text:p>#DIV/0!</text:p>
          </table:table-cell>
          <table:table-cell table:formula="of:=ABS([HPPM_MSTRG_AVG.M5]-[BFMC_RS_AVG.M5])/[BFMC_RS_AVG.M5]" office:value-type="float" office:value="0.644507453552052" calcext:value-type="float">
            <text:p>0,644507453552052</text:p>
          </table:table-cell>
          <table:table-cell table:formula="of:=ABS([HPPM_MSTRG_AVG.N5]-[BFMC_RS_AVG.N5])/[BFMC_RS_AVG.N5]" office:value-type="float" office:value="0.331091736098435" calcext:value-type="float">
            <text:p>0,3310917360984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[BFMC_RS_AVG.C6])/[BFMC_RS_AVG.C6]" office:value-type="float" office:value="0.0000110723578597439" calcext:value-type="float">
            <text:p>1,10723578597439E-05</text:p>
          </table:table-cell>
          <table:table-cell table:formula="of:=ABS([HPPM_MSTRG_AVG.D6]-[BFMC_RS_AVG.D6])/[BFMC_RS_AVG.D6]" office:value-type="float" office:value="0.098399702470041" calcext:value-type="float">
            <text:p>0,098399702470041</text:p>
          </table:table-cell>
          <table:table-cell table:formula="of:=ABS([HPPM_MSTRG_AVG.E6]-[BFMC_RS_AVG.E6])/[BFMC_RS_AVG.E6]" office:value-type="string" office:string-value="" calcext:value-type="error">
            <text:p>#DIV/0!</text:p>
          </table:table-cell>
          <table:table-cell table:formula="of:=ABS([HPPM_MSTRG_AVG.F6]-[BFMC_RS_AVG.F6])/[BFMC_RS_AVG.F6]" office:value-type="string" office:string-value="" calcext:value-type="error">
            <text:p>#DIV/0!</text:p>
          </table:table-cell>
          <table:table-cell table:formula="of:=ABS([HPPM_MSTRG_AVG.G6]-[BFMC_RS_AVG.G6])/[BFMC_RS_AVG.G6]" office:value-type="float" office:value="0.772727272727273" calcext:value-type="float">
            <text:p>0,772727272727273</text:p>
          </table:table-cell>
          <table:table-cell table:formula="of:=ABS([HPPM_MSTRG_AVG.H6]-[BFMC_RS_AVG.H6])/[BFMC_RS_AVG.H6]" office:value-type="float" office:value="0.978165938864629" calcext:value-type="float">
            <text:p>0,978165938864629</text:p>
          </table:table-cell>
          <table:table-cell table:formula="of:=ABS([HPPM_MSTRG_AVG.I6]-[BFMC_RS_AVG.I6])/[BFMC_RS_AVG.I6]" office:value-type="float" office:value="0.278461475026162" calcext:value-type="float">
            <text:p>0,278461475026162</text:p>
          </table:table-cell>
          <table:table-cell table:formula="of:=ABS([HPPM_MSTRG_AVG.J6]-[BFMC_RS_AVG.J6])/[BFMC_RS_AVG.J6]" office:value-type="float" office:value="0.0980484225553167" calcext:value-type="float">
            <text:p>0,098048422555317</text:p>
          </table:table-cell>
          <table:table-cell table:formula="of:=ABS([HPPM_MSTRG_AVG.K6]-[BFMC_RS_AVG.K6])/[BFMC_RS_AVG.K6]" office:value-type="float" office:value="0.269792644101347" calcext:value-type="float">
            <text:p>0,269792644101347</text:p>
          </table:table-cell>
          <table:table-cell table:formula="of:=ABS([HPPM_MSTRG_AVG.L6]-[BFMC_RS_AVG.L6])/[BFMC_RS_AVG.L6]" office:value-type="string" office:string-value="" calcext:value-type="error">
            <text:p>#DIV/0!</text:p>
          </table:table-cell>
          <table:table-cell table:formula="of:=ABS([HPPM_MSTRG_AVG.M6]-[BFMC_RS_AVG.M6])/[BFMC_RS_AVG.M6]" office:value-type="float" office:value="0.538497630718887" calcext:value-type="float">
            <text:p>0,538497630718887</text:p>
          </table:table-cell>
          <table:table-cell table:formula="of:=ABS([HPPM_MSTRG_AVG.N6]-[BFMC_RS_AVG.N6])/[BFMC_RS_AVG.N6]" office:value-type="float" office:value="0.893714203718113" calcext:value-type="float">
            <text:p>0,893714203718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[BFMC_RS_AVG.C7])/[BFMC_RS_AVG.C7]" office:value-type="float" office:value="0.000884279682712271" calcext:value-type="float">
            <text:p>0,000884279682712</text:p>
          </table:table-cell>
          <table:table-cell table:formula="of:=ABS([HPPM_MSTRG_AVG.D7]-[BFMC_RS_AVG.D7])/[BFMC_RS_AVG.D7]" office:value-type="float" office:value="0.0770548120869968" calcext:value-type="float">
            <text:p>0,077054812086997</text:p>
          </table:table-cell>
          <table:table-cell table:formula="of:=ABS([HPPM_MSTRG_AVG.E7]-[BFMC_RS_AVG.E7])/[BFMC_RS_AVG.E7]" office:value-type="string" office:string-value="" calcext:value-type="error">
            <text:p>#DIV/0!</text:p>
          </table:table-cell>
          <table:table-cell table:formula="of:=ABS([HPPM_MSTRG_AVG.F7]-[BFMC_RS_AVG.F7])/[BFMC_RS_AVG.F7]" office:value-type="string" office:string-value="" calcext:value-type="error">
            <text:p>#DIV/0!</text:p>
          </table:table-cell>
          <table:table-cell table:formula="of:=ABS([HPPM_MSTRG_AVG.G7]-[BFMC_RS_AVG.G7])/[BFMC_RS_AVG.G7]" office:value-type="float" office:value="0.999872267435495" calcext:value-type="float">
            <text:p>0,999872267435495</text:p>
          </table:table-cell>
          <table:table-cell table:formula="of:=ABS([HPPM_MSTRG_AVG.H7]-[BFMC_RS_AVG.H7])/[BFMC_RS_AVG.H7]" office:value-type="float" office:value="0.999445096380391" calcext:value-type="float">
            <text:p>0,999445096380391</text:p>
          </table:table-cell>
          <table:table-cell table:formula="of:=ABS([HPPM_MSTRG_AVG.I7]-[BFMC_RS_AVG.I7])/[BFMC_RS_AVG.I7]" office:value-type="float" office:value="0.360232231238798" calcext:value-type="float">
            <text:p>0,360232231238798</text:p>
          </table:table-cell>
          <table:table-cell table:formula="of:=ABS([HPPM_MSTRG_AVG.J7]-[BFMC_RS_AVG.J7])/[BFMC_RS_AVG.J7]" office:value-type="float" office:value="0.0767553011357194" calcext:value-type="float">
            <text:p>0,076755301135719</text:p>
          </table:table-cell>
          <table:table-cell table:formula="of:=ABS([HPPM_MSTRG_AVG.K7]-[BFMC_RS_AVG.K7])/[BFMC_RS_AVG.K7]" office:value-type="float" office:value="0.353912630067819" calcext:value-type="float">
            <text:p>0,353912630067819</text:p>
          </table:table-cell>
          <table:table-cell table:formula="of:=ABS([HPPM_MSTRG_AVG.L7]-[BFMC_RS_AVG.L7])/[BFMC_RS_AVG.L7]" office:value-type="string" office:string-value="" calcext:value-type="error">
            <text:p>#DIV/0!</text:p>
          </table:table-cell>
          <table:table-cell table:formula="of:=ABS([HPPM_MSTRG_AVG.M7]-[BFMC_RS_AVG.M7])/[BFMC_RS_AVG.M7]" office:value-type="float" office:value="0.586646277592124" calcext:value-type="float">
            <text:p>0,586646277592124</text:p>
          </table:table-cell>
          <table:table-cell table:formula="of:=ABS([HPPM_MSTRG_AVG.N7]-[BFMC_RS_AVG.N7])/[BFMC_RS_AVG.N7]" office:value-type="float" office:value="0.997465434183838" calcext:value-type="float">
            <text:p>0,9974654341838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ABS([HPPM_MSTRG_AVG.C8]-[BFMC_RS_AVG.C8])/[BFMC_RS_AVG.C8]" office:value-type="string" office:string-value="" calcext:value-type="error">
            <text:p>#DIV/0!</text:p>
          </table:table-cell>
          <table:table-cell table:formula="of:=ABS([HPPM_MSTRG_AVG.D8]-[BFMC_RS_AVG.D8])/[BFMC_RS_AVG.D8]" office:value-type="string" office:string-value="" calcext:value-type="error">
            <text:p>#DIV/0!</text:p>
          </table:table-cell>
          <table:table-cell table:formula="of:=ABS([HPPM_MSTRG_AVG.E8]-[BFMC_RS_AVG.E8])/[BFMC_RS_AVG.E8]" office:value-type="string" office:string-value="" calcext:value-type="error">
            <text:p>#DIV/0!</text:p>
          </table:table-cell>
          <table:table-cell table:formula="of:=ABS([HPPM_MSTRG_AVG.F8]-[BFMC_RS_AVG.F8])/[BFMC_RS_AVG.F8]" office:value-type="string" office:string-value="" calcext:value-type="error">
            <text:p>#DIV/0!</text:p>
          </table:table-cell>
          <table:table-cell table:formula="of:=ABS([HPPM_MSTRG_AVG.G8]-[BFMC_RS_AVG.G8])/[BFMC_RS_AVG.G8]" office:value-type="string" office:string-value="" calcext:value-type="error">
            <text:p>#DIV/0!</text:p>
          </table:table-cell>
          <table:table-cell table:formula="of:=ABS([HPPM_MSTRG_AVG.H8]-[BFMC_RS_AVG.H8])/[BFMC_RS_AVG.H8]" office:value-type="string" office:string-value="" calcext:value-type="error">
            <text:p>#DIV/0!</text:p>
          </table:table-cell>
          <table:table-cell table:formula="of:=ABS([HPPM_MSTRG_AVG.I8]-[BFMC_RS_AVG.I8])/[BFMC_RS_AVG.I8]" office:value-type="string" office:string-value="" calcext:value-type="error">
            <text:p>#DIV/0!</text:p>
          </table:table-cell>
          <table:table-cell table:formula="of:=ABS([HPPM_MSTRG_AVG.J8]-[BFMC_RS_AVG.J8])/[BFMC_RS_AVG.J8]" office:value-type="string" office:string-value="" calcext:value-type="error">
            <text:p>#DIV/0!</text:p>
          </table:table-cell>
          <table:table-cell table:formula="of:=ABS([HPPM_MSTRG_AVG.K8]-[BFMC_RS_AVG.K8])/[BFMC_RS_AVG.K8]" office:value-type="string" office:string-value="" calcext:value-type="error">
            <text:p>#DIV/0!</text:p>
          </table:table-cell>
          <table:table-cell table:formula="of:=ABS([HPPM_MSTRG_AVG.L8]-[BFMC_RS_AVG.L8])/[BFMC_RS_AVG.L8]" office:value-type="string" office:string-value="" calcext:value-type="error">
            <text:p>#DIV/0!</text:p>
          </table:table-cell>
          <table:table-cell table:formula="of:=ABS([HPPM_MSTRG_AVG.M8]-[BFMC_RS_AVG.M8])/[BFMC_RS_AVG.M8]" office:value-type="string" office:string-value="" calcext:value-type="error">
            <text:p>#DIV/0!</text:p>
          </table:table-cell>
          <table:table-cell table:formula="of:=ABS([HPPM_MSTRG_AVG.N8]-[BFMC_RS_AVG.N8])/[BFMC_RS_AVG.N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9:40:23.921392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5T19:41:26.039031014</dc:date>
    <meta:editing-duration>PT9H11M26S</meta:editing-duration>
    <meta:editing-cycles>173</meta:editing-cycles>
    <meta:generator>LibreOffice/5.2.4.2.1$Linux_X86_64 LibreOffice_project/20m0$Build-2</meta:generator>
    <meta:document-statistic meta:table-count="11" meta:cell-count="7780" meta:object-count="0"/>
  </office:meta>
</office:document-meta>
</file>